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Ethan   |  2021.10.20 10:27   |   <text:a xlink:type="simple" xlink:href="http://palinfo.habago.org/Entry?Command=Information_PrintForum&amp;iPage=1#FORUM41160"><text:span text:style-name="T1">#</text:span></text:a></text:p>
      <text:p text:style-name="P3">鬥爭， 說文解字，中文裡面常有同義複詞的用法。 在不同語境或習慣上會使用字的用法不同。 可以回到同義複詞回來看，有時候用複詞中的另外一個字，會比較好理解。 比如 鬥，奮鬥；爭，爭取，競爭。 <text:line-break/>鬥爭，在某些情境下代換成， 奮取，奮競 就能理解前後語境及宗旨。 但一般人只識某些狹義用法，以致只能扭曲了文義來理解或腦補事實。</text:p>
      <text:p text:style-name="P2">李宣樂   |  2021.10.20 10:02   |   <text:a xlink:type="simple" xlink:href="http://palinfo.habago.org/Entry?Command=Information_PrintForum&amp;iPage=1#FORUM41159"><text:span text:style-name="T1">#</text:span></text:a></text:p>
      <text:p text:style-name="P4">回應TS <text:line-break/><text:line-break/>那隻蟑螂網軍顯然在執行兩點教戰手則： <text:line-break/><text:line-break/>第一點就是即便蟑螂反串破綻百出，他也必須死皮賴臉演到底，因為不演就沒戲唱了。 <text:line-break/>第二點就是不斷打泥巴仗，即便蟑螂自己被打到斷手斷腳，他也要讓這地方沾染汙穢。 <text:line-break/></text:p>
      <text:p text:style-name="P2">陳真   |  2021.10.20 09:38   |   <text:a xlink:type="simple" xlink:href="http://palinfo.habago.org/Entry?Command=Information_PrintForum&amp;iPage=1#FORUM41158"><text:span text:style-name="T1">#</text:span></text:a></text:p>
      <text:p text:style-name="P3">謝謝TS，巴勒網基本上是一片淨土，是真正意義上具有言論自由的地方。之所以能夠做到這一點，恰恰就是因為管制。沒有限制，就沒有自由可言，因為人渣或敵人們會透過各種陰暗造謠抹黑栽贓的手段，竊取真正的自由。 <text:line-break/><text:line-break/>言論有自由，但是謊言沒有，謠言沒有，扭曲渲染煽惑栽贓的鬼話也都沒有存在的自由。 <text:line-break/><text:line-break/>大陸如果像香港那樣不設防，讓幾千名英國美國特務長年盤據，控制媒體與教育及各機構與社團，斥鉅資策動暴亂(大部份資金來自台灣的人渣黨政府所提供)，整個大陸老早被敵人給搞得動亂四起，分崩離析；八國聯軍或鴉片戰爭早就重新上演，整個中國就會成為像敘利亞、阿富汗或伊拉克那樣的人間煉獄，飽受敵人劫掠與屠殺。</text:p>
      <text:p text:style-name="P2">陳真   |  2021.10.20 09:23   |   <text:a xlink:type="simple" xlink:href="http://palinfo.habago.org/Entry?Command=Information_PrintForum&amp;iPage=1#FORUM41157"><text:span text:style-name="T1">#</text:span></text:a></text:p>
      <text:p text:style-name="P4">(續前) <text:line-break/><text:line-break/>書楷說大陸惟一還沒有解放的就是台灣。富康卻鬼扯說，大陸經常說要解放全世界。 <text:line-break/><text:line-break/>請問富康，用軍事或其它手段，從敵人手中取回失土，解放台灣，跟比方說 "社會主義思想解放世界" 是同一個意思嗎？這不是存心要鬼扯蛋嗎？中共什麼時候說過要把全世界像台灣一樣，動用軍事等手段，統統納入版圖，解放全世界？這樣子鬼扯蛋很好玩嗎？這麼簡單的語意，連三歲小孩都該聽得懂，你聽不懂？ <text:line-break/><text:line-break/>書楷還說，不應該把大陸的反貪腐單純說成一種鬥爭。這話有什麼問題？而富康卻又故意要把它扭曲成台灣對於鬥爭的意義，亦即扭曲成一種卑鄙的私利與恩怨的鬥爭之負面意義。這不是存心要鬼扯蛋嗎？中共幾十年來講鬥爭，是把它當成一種正面辭彙，一種堅持原則的正直行為。 <text:line-break/><text:line-break/>幾個月前，習近平對中共年輕黨員說，"大家如果想過太平日子，不鬥爭是不切實際的"。中共向來強調要堅持原則，勇於鬥爭。這樣一種簡單語意，有那麼難理解嗎？它跟台灣講的私人恩怨或黨派惡鬥，是同樣的意思嗎？我現在是在教幼兒園小朋友識字嗎？ <text:line-break/><text:line-break/>很多人說，維根斯坦或尼采等人的哲學，具有一種解放精神，把人從虛榮、蒼白與蒙眛之中解放出來，這就表示他們是主張要武裝攻擊全世界、奴役世人嗎？ <text:line-break/><text:line-break/>我對於在百忙中還得花時間上網講這些傻話，實在很不耐煩。拜託別再鬼扯蛋了。</text:p>
      <text:p text:style-name="P2">TS   |  2021.10.20 09:09   |   <text:a xlink:type="simple" xlink:href="http://palinfo.habago.org/Entry?Command=Information_PrintForum&amp;iPage=1#FORUM41156"><text:span text:style-name="T1">#</text:span></text:a></text:p>
      <text:p text:style-name="P3">雖然知道對陳真前輩看了覺得很痛苦(您一直提的心靈刑求)，但請您千萬不要刪掉底下這篇留言， <text:line-break/>因這恰恰見證了馨尹說的「網軍的表徵」， <text:line-break/><text:line-break/>那口吻就是臺灣人，還要用「台巴子」，並用簡體字來偽裝騙人， <text:line-break/>真的是令人受不了，但恰巧就印證了這版時常提的，「蟑螂行為」。 <text:line-break/><text:line-break/>有理好好說，這裡哪一位前輩不是慢慢好好論理論述， <text:line-break/>理說不過， <text:line-break/>（其實是自己沒有論述能力，大概多寫幾句話就不行了，只能用些文青式的浪漫廢話不知所云， <text:line-break/>以為這裡講些空洞的浪漫話這樣可以像在FB一樣騙些不懂事不用腦的按讚？） <text:line-break/><text:line-break/>理說不過，就要用起手式對對方人格抹髒水泥巴，再來就要抹對方是X共同路人不成？ <text:line-break/>小網軍，這裡不是PTT八卦板，你多練幾年再來吧。 <text:line-break/><text:line-break/>p.s.　用＂本來不想「回」＂，表示是這版上寫過些東西，顯然是不被認可，才又跳出來回應。 <text:line-break/><text:line-break/>也請陳真前輩別和這類留言認真了，當笑話看看就好， <text:line-break/>只是很顯然蟑螂也跑來這裡，請您多擔待些了。 <text:line-break/><text:line-break/><text:line-break/>p.p.s.　在寫完之後發現那篇留言被刪了，能理解您的心情，但蟑螂們就是這樣， <text:line-break/>您的反應越大，越是正中他們下懷，他們不過是蟑螂，另人厭煩，但請您別往心裡去， <text:line-break/>不太喜歡用這句流行語但的確「和他們認真就輸了」 </text:p>
      <text:p text:style-name="P2">陳真   |  2021.10.20 02:11   |   <text:a xlink:type="simple" xlink:href="http://palinfo.habago.org/Entry?Command=Information_PrintForum&amp;iPage=1#FORUM41154"><text:span text:style-name="T1">#</text:span></text:a></text:p>
      <text:p text:style-name="P4">剛剛想找自己寫的東西，想知道現在寫到編號第幾了，我原本想寫一篇關於美國如何在戰爭時炒作內亂、挑撥骨肉相殘的各種方法。剛剛翻頁尋找時，我故意瞇著眼睛找，希望別不小心就又看到一些會讓我感到很痛苦的鬼話。很不幸，我又看到一些我實在不想看的，因為看了之後，實在很難忍住。 <text:line-break/><text:line-break/>我看到10月18號那天富康寫給書楷的一篇回應，很崩潰。其實，再怎麼傻的傻話我都能忍，也願意進行指導。我受不了的是傻話連篇的同時，卻又姿態奇高無比，能力上根本完全不相稱。 <text:line-break/><text:line-break/>講一句傻話也許很容易，但是，要回覆傻話卻幾乎是不可能的事，那就好像你如何可能跟一個連加法都不會卻自以為是數學天才的人談數學原理、談微積分？ <text:line-break/><text:line-break/>對於富康那則傻話，無法回覆的部份我就忍了，因為實在沒有耐心永遠都得從ㄅㄆㄇㄈ說起。但是，我想請富康指教，中國什麼時候 "說過很多次要解放全世界"？而那樣一些話，究竟又是代表著什麼意義？</text:p>
      <text:p text:style-name="P2">馨伊   |  2021.10.19 22:25   |   <text:a xlink:type="simple" xlink:href="http://palinfo.habago.org/Entry?Command=Information_PrintForum&amp;iPage=1#FORUM41153"><text:span text:style-name="T1">#</text:span></text:a></text:p>
      <text:p text:style-name="P3">台灣有一群受過特別訓練的網軍(與春雨不同)，他們的任務是利用網路平台醜化中國，他們共同的特徵論述能力很差，所能做的只是丟一堆年代久遠鮮為人知黑中國的資料或圖片。 <text:line-break/>這類網軍在對岸的論壇活躍了10多年，最有名的當推IDF教主，現在則大多轉回台灣的論壇，他們由攻轉守，從顛覆對岸政權轉成洗腦台灣網民仇恨中國，為台獨做最後的努力。 <text:line-break/>這類網軍有種陰暗腐臭的味道，再怎麼偽裝都藏不了。</text:p>
      <text:p text:style-name="P2">陳真   |  2021.10.19 20:33   |   <text:a xlink:type="simple" xlink:href="http://palinfo.habago.org/Entry?Command=Information_PrintForum&amp;iPage=1#FORUM41152"><text:span text:style-name="T1">#</text:span></text:a></text:p>
      <text:p text:style-name="P4">打算過兩天帶小孩去台東玩，這時候，我得參考 "最近的" 氣象變化，而不是翻閱一百年前的氣象資料進行比對。 <text:line-break/><text:line-break/>我們說，國民黨很沒出息，一堆投機政客，窩窩囊囊，惟利是圖。這時候，如果有人說國民黨很偉大，黃花崗七十二烈士，熊秉坤，林覺民，秋風秋雨愁煞人的秋瑾，怎麼會沒出息？你聽了，只能無言；如果要這樣講話，要不要乾脆回溯到關公或楚霸王？豈不更氣壯山河？ <text:line-break/><text:line-break/>我們說，民進黨就是一群人渣、蟑螂，貪得無饜，無惡不作。這時候，如果有人說黨外人士像陳真、林義雄，威武不屈，一介不取，乾淨得像水晶球，民進黨怎麼會是人渣黨？你聽了，只能無言；如果要這樣談事情，要不要乾脆回溯到莫那魯道的抗日？豈不更悲壯？ <text:line-break/><text:line-break/>理論上，沒有人知道明天的太陽是否依舊健在，或是突然像流星一樣消失。但是，今晚我們依舊會準備明天上班上學的書包，而不會因此而採取觀望態度。 <text:line-break/><text:line-break/>談物理，講數學與邏輯，講究絕對值，一是一，二是二。但是，談事情卻只訴諸最大的合理性。 <text:line-break/><text:line-break/>比方說，你判斷兩個人的健康狀態，一個氣如游絲，肝腎衰竭，另一個則健壯如牛，找不出任何健康問題，你說哪個人活得久？當然不一定，也許後者幾秒鐘後就腦溢血或心肌梗塞死了。 <text:line-break/><text:line-break/>問題是，如果我們要這樣子判斷事情，等於說我們什麼也判斷不了。連明天太陽是否升起都沒有人能確定，何況其它？如果要這樣子講話，這樣子想事情，其實只是吃飽太閒純抬槓不是嗎？ <text:line-break/><text:line-break/>大陸民意期待統一，所以大陸必須今天晚上馬上跨海進攻台灣，否則就是表示大陸根本不重視民意？如果我們要這樣子講話，那真的是很無聊不是嗎？就算幼兒園小朋友也知道不管把拔馬麻多愛他，滿足任何心願都還是得看時機，看情況。就算小朋友只是想吃個冰淇淋，父母也不會馬上連夜去買。如果沒有馬上去買，就是不愛小孩？ <text:line-break/><text:line-break/>所謂討論，許多時候就像一種心靈刑求。 <text:line-break/><text:line-break/>我發現，"一表三千里" 式的 "推論"，背後似乎有著一種不當的 "意志" 伸張，明明無 "論" 可 "推"，卻彷彿有一種衝動硬是要把它給推過去，彷彿只要推過去就是真理了。自欺欺人，莫此為甚。 <text:line-break/><text:line-break/>我常覺得，一種好的思考品質，似乎就在於對於 "一己意志" 的控制。長年以來，有些想法我都不知道已經重覆說過幾千遍了。例如我常說的 "in a sense"。我很喜歡這個詞，翻成中文就是 "在某個意義上"。即便各種事實或經驗足以 "推論" 或 "聯想" 出更大範圍的說法，但我通常寧可把它儘可能縮小在一個更小的意義上。 <text:line-break/><text:line-break/>此推論非彼推論，亦即：這意思並不是說思想只是一種實證推論或邏輯演繹的幼稚遊戲(很多論述兮兮的傻蛋很推崇這一套，以為這樣很理性很客觀)，而只是說我們總該比誰都更清楚一己說法的有效範圍，亦即它僅僅存在於"某個意義上"。 <text:line-break/><text:line-break/>反之，低劣的思想品質則傾向無限膨漲意義範圍，似乎以為意義越膨漲就越厲害，就連夢話囈語般的浮想聯翩，都能講得彷彿呈堂證供那般振振有詞。</text:p>
      <text:p text:style-name="P2">A hsin   |  2021.10.19 11:33   |   <text:a xlink:type="simple" xlink:href="http://palinfo.habago.org/Entry?Command=Information_PrintForum&amp;iPage=1#FORUM41151"><text:span text:style-name="T1">#</text:span></text:a></text:p>
      <text:p text:style-name="P3">台灣看起來言論自由、思想自由，但會用媒體選擇性報導和轉移焦點， <text:line-break/>進而控制你的思想，其實比獨裁還恐怖， <text:line-break/>例如最近小玉事件在洗版面，自由時報還當頭版， <text:line-break/>總統都跳出來講話，其實就是把人換臉的A片拿去賣，能有多重的罪？ <text:line-break/><text:line-break/>相較於人命還登上國際媒體的城中城事件， <text:line-break/>還有普悠瑪司機扛責，時任交通部長請辭後接任董事， <text:line-break/>這些是更需要討論的，但卻是聲量變小，慢慢消失。 <text:line-break/><text:line-break/>人的注意力有限，當政府出事時候，一種解決手段是，用爆料來掩蓋。</text:p>
      <text:p text:style-name="P2">李念淨   |  2021.10.19 11:13   |   <text:a xlink:type="simple" xlink:href="http://palinfo.habago.org/Entry?Command=Information_PrintForum&amp;iPage=1#FORUM41150"><text:span text:style-name="T1">#</text:span></text:a></text:p>
      <text:p text:style-name="P4">我想台灣人最大的問題，恐怕就是把一些東西視作常識，然後把這個"常識"當成不可侵犯的天條，誰感覺這個常識不合理，他就跟你拼命。 <text:line-break/><text:line-break/>改變自己是一個挺困難的特質，我小時候被阿扁的電視廣告吸引，長大以後想法偏國民黨那套，不能理解李敖為何反美，到現在才體認到藍綠及美國都是一丘之貉。 <text:line-break/><text:line-break/>即使剛接觸巴勒網，在我的腦中仍然是以色列好強好厲害，阿拉伯人整天搞恐怖攻擊好爛，非常的愚蠢，這樣的刻板印象也是花了大概三四年，持續看巴勒網，多看了一點國外的東西才知道中東最大的恐怖份子就是美國及以色列。 <text:line-break/><text:line-break/>一個願意改變思想的人，都要花起碼好幾年去改變根深蒂固的觀念及刻板印象，一般不使用大腦思考的台灣年輕人要如何去把反共，吹捧歐美體制及價值的刻板印象拿掉，是一個很艱難的課題。</text:p>
      <text:p text:style-name="P2">李念淨   |  2021.10.19 11:03   |   <text:a xlink:type="simple" xlink:href="http://palinfo.habago.org/Entry?Command=Information_PrintForum&amp;iPage=1#FORUM41149"><text:span text:style-name="T1">#</text:span></text:a></text:p>
      <text:p text:style-name="P3">大陸內部的輿論分際其實挺多元的 <text:line-break/>我看了一些諸如新京報之類的南方系報紙，裡面抨擊現有的中共體制，其力道可能比港台還大上數倍 <text:line-break/>正如同毛澤東說過的，黨外無黨，帝王思想；黨內無派，千奇百怪 <text:line-break/>實際上從80年代的河殤派跟傷痕文學，炎黃春秋與狼圖騰之類，就讓我挺吃驚，其實大陸的思想控制、言論管制未必是真的嚴格 <text:line-break/>台灣看起來言論自由、思想自由，可是在市場上看到的菜色，千篇一律都大喊民主自由的豬肉，你想吃牛肉，就是沒有店家賣牛肉，到這種程度其實跟不自由也沒啥區別了。 <text:line-break/><text:line-break/>最近令人擔心的，反而是大陸有些勢力與台灣合流，想透過台灣這套文化輸出在大陸製造輿論場 <text:line-break/>比方這樣的言論 <text:line-break/><text:span text:style-name="T2">https://www.zhihu.com/question/36596048/answer/2006360690 </text:span><text:line-break/>原文我就不貼來汙染版面了，反正就是又一個滿腦子體制與選舉，忽略實際政策與人格，把一個人渣吹捧為神的例子。 <text:line-break/>這樣的簡中文章，雖然沒有過去二三十年那麼轟動，但是在今天的大陸也很受歡迎 <text:line-break/><text:line-break/>所以習開始對輿論及意識型態收緊，個人覺得的確有其必要性。</text:p>
      <text:p text:style-name="P2">許世勤   |  2021.10.19 09:42   |   <text:a xlink:type="simple" xlink:href="http://palinfo.habago.org/Entry?Command=Information_PrintForum&amp;iPage=2#FORUM41148"><text:span text:style-name="T1">#</text:span></text:a></text:p>
      <text:p text:style-name="P3">理解一個問題的本質前，首先知道自己要問什麼問題。不要為了問而問，也不要為了思考而思考。 <text:line-break/><text:line-break/>思考疾病的成因，是為了這類疾病的市場？還是為了病人？或是為了學術？每當思索一件事，要先預設一旦思想發生錯誤，或方法失敗了，該如何尋求解方？知百而說一。 <text:line-break/><text:line-break/>根據問題尋找資料，必需依循事實與邏輯。「實踐是檢驗真理的唯一道路」，除了說了什麼，更要看做了什麼。 <text:line-break/><text:line-break/>看見各種現象，應該仔細思考其中的因果關係，而不是像大雜燴般，摻入自己的推論，這樣子思考就會像一團糨糊。大抵世界上的邪教都是這麼回事，信徒的腦子愈像糨糊，愈好控制。 <text:line-break/><text:line-break/>過去我開始做研究生的時候，讀了好多文獻，我覺得我懂了很多「好聰明、好厲害」，但是在跟指導教授討論時，卻常常讓他大為光火。許多人讀書的問題，就是囫圇吞棗般地吞了一堆東西，就以為可以成功理解一個問題了。教授說我說話纏七夾八，腦袋像糨糊，從盤古開天闢地說到滿清滅亡，然後我要說明的問題卻往往不是那麼一回事。再來就是不當類比，基準不同、背景不同的東西，是要比什麼？他甚至說我這個樣子，非常適合當政客。換句話說，不要腦補。攝取是消化跟吸收的前提，但不是一回事。不是什麼東西都可以摻在一起做成撒尿牛丸，如果這麼簡單，那人人都可以拿諾貝爾獎了。 <text:line-break/><text:line-break/>一些留言的大陸網友，分析事物條理分明，讀來讓人佩服，在這個版學習不少。</text:p>
      <text:p text:style-name="P2">孫從輔   |  2021.10.19 04:26   |   <text:a xlink:type="simple" xlink:href="http://palinfo.habago.org/Entry?Command=Information_PrintForum&amp;iPage=2#FORUM41147"><text:span text:style-name="T1">#</text:span></text:a></text:p>
      <text:p text:style-name="P4">黎建南先生曾判斷，大陸若決定動用武力統一台灣，過程中會盡力保持三個原則，依序是：最好不死人、儘量少死人、要死死軍人。這三句話裡，句句都有死字，不是很吉利，但我覺得這是無奈下的務實。和平統一是大團圓般的夢想，就現實來說，如果能在只犧牲雙方少部分軍人的情形下，就完成統一，應該也是兩岸人民經過一段療傷後都能接受的小團圓結局。要達到這樣的局面，平民不參與戰事是絕對必要的（議和團善莫大焉）。至於軍人，應該尋求以低傷亡的方式進行較量（為了一部分不見棺材不掉淚的人），分勝負後就止戰，進入政治談判，這在歷史上有許多前例可尋。 <text:line-break/><text:line-break/>議和團在訴求人民的利益與福祉時，不妨多強調子孫們的長遠福祉。我認為當情勢嚴峻時，大部分台灣人都能認清現實，也能相信共產黨不會讓台灣人過苦日子。但對許多社會上的中堅力量來說，心裡最大的難關還是在不想冒風險面對統一後可能的生活方式劇變、社會結構劇變、意識型態劇變等等。此時應該多想想子孫們的長遠福祉。我年輕時曾有不少長輩對我說：「我這一生就這樣了，改變不了了，但你不同。你還年輕，應該多看看，多跑跑，過你自己的生活。」我認為這是台灣社會很好的美德。如今我輩面臨重大決擇，應該有勇氣發揮這項美德，選擇讓劇變發生在我們這一代，使得下一代能在沒有包袱情形下成長，過他們的生活。</text:p>
      <text:p text:style-name="P2">陳真   |  2021.10.19 02:34   |   <text:a xlink:type="simple" xlink:href="http://palinfo.habago.org/Entry?Command=Information_PrintForum&amp;iPage=2#FORUM41146"><text:span text:style-name="T1">#</text:span></text:a></text:p>
      <text:p text:style-name="P3">(再續) <text:line-break/><text:line-break/>一對兄弟打架，弟弟被打到肚破腸流，腦袋開花，生命垂危。一群醫生正盡力搶救。 <text:line-break/><text:line-break/>此時，有路人經過，對醫生們曰： <text:line-break/><text:line-break/>"誰說兄弟姐妹不會打架？你們的思想太同溫層了！要多元思考哦！" <text:line-break/><text:line-break/>"你們不知道強心針不能亂打嗎？心臟太強也是不行的唷。" <text:line-break/><text:line-break/>"你們真的以為把弟弟救活了，他就會感謝你嗎？" <text:line-break/><text:line-break/>"喂，你們怎麼給他吊點滴？水太多，不必然對健康有利哦！" <text:line-break/><text:line-break/>"想活著，不是靠溫和的方法，有時候也要用強勢手段！以毒攻毒！" <text:line-break/><text:line-break/>"你怎麼知道他醒來之後不會做壞事？" <text:line-break/><text:line-break/>"你給他吊這麼多點滴，萬一晚上尿床怎麼辦?" <text:line-break/><text:line-break/>"人活著，不是做好事，就是做壞事，要不就是什麼事都不做。這樣未必好，也未必不好！" <text:line-break/><text:line-break/>"哥哥打弟弟是應該的，因為哥哥長大了，不打他，難道要打自己？" <text:line-break/><text:line-break/>"你們相信能治好他，就說醫學好棒！其實醫學有時候也是有害的！不要迷信！" <text:line-break/><text:line-break/>"你們為了救他，就不用去管他在學校有多頑皮嗎？你不知道他曾經偷看女生洗澡嗎？" <text:line-break/><text:line-break/>"活著，有好處，但是死掉也不一定不好！你們的思想不能太單純喲！" <text:line-break/><text:line-break/>"你們有沒有想過，他的把拔馬麻也許很擔心哪天自己也被打，所以，哥哥打完，可能就換他們也先打一打再說！" <text:line-break/><text:line-break/>“他的把拔馬麻，如果真的愛小孩，那就應該馬上今天晚上就去買五支冰淇淋來給小孩吃才對，因為他們最愛吃的就是冰淇淋。” <text:line-break/><text:line-break/>我想，醫生們一定會很納悶，這位路人到底是想說什麼？ <text:line-break/><text:line-break/>我覺得，講話應該是這樣：想清楚自己到底在想什麼、想講什麼? 同時也想清楚別人在想什麼、做什麼、講什麼，然後再想想自己和對方的想法之間，到底有何關連？到底有著何種陳述意義？ <text:line-break/><text:line-break/>吾友柏楊先生說過一個笑話，一個醫生對病人說，你的肝硬化了，腎也衰竭，肺還長了一顆惡性腫瘤。病人一聽，很不滿，痛罵醫生說，難道你沒注意到我的牙齒潔白、頭髮烏溜溜，而且身材曼妙嗎？醫生！你不能只活在同溫層！思想要多元觀照。 <text:line-break/><text:line-break/>這病人也許講的都對，但在這當下，卻不知所云，不知道他到底是想要表達什麼。而他所想表達的這個 "什麼"，究竟從何取得意義？為何值得訴說？ <text:line-break/><text:line-break/>對此，我想說的也許說完了，很累。就這樣吧。</text:p>
      <text:p text:style-name="P2">张yc   |  2021.10.19 01:19   |   <text:a xlink:type="simple" xlink:href="http://palinfo.habago.org/Entry?Command=Information_PrintForum&amp;iPage=2#FORUM41145"><text:span text:style-name="T1">#</text:span></text:a></text:p>
      <text:p text:style-name="P4">答富康（四）： <text:line-break/>评价一个政党的时候，要看他的存在是为了公利还是私利。如果一个政党只谋私利，那他一定腐败不堪；如果一个政党只谋公利，那他一定是圣人。 <text:line-break/>世界上的绝大多数政党都介于两者之间，区别无非是谋私多一些还是谋公多一些。 <text:line-break/><text:line-break/>中共不是圣人，但也不是一个只谋私利的政党，人民的眼镜是雪亮的，历史会对这些政党，做出公正的评价。 <text:line-break/>习刚上台的时候说过，“我将无我，不负人民”。 <text:line-break/>打贪是要得罪人的，在台上是会被反对的，下台以后是要被清算的，历史上的改革者善终的很少，没有勇气和担当的人，敢得罪这么多人吗？ <text:line-break/>中共几十年的最高领导人，能力或有区别，但多数都做到了公利大于私利。人民不是傻子，如果最高领导只为了私利，是得不到大多数百姓的拥戴和敬仰的，只配成为二流的政客。 <text:line-break/>国民党和共产党的区别是境界上的，党的最高层一个谋私多一些，一个谋公多一些。这样的事情1949年如是，今天亦如是。 <text:line-break/>中共的问题很多是事实，你也可以笑我天真，但在这个比烂的世界，我看到的中共是不那么烂的那一个，他是有为了公利在做事的政党。所以他能得到大陆多数人的支持。</text:p>
      <text:p text:style-name="P2">陳真   |  2021.10.19 01:00   |   <text:a xlink:type="simple" xlink:href="http://palinfo.habago.org/Entry?Command=Information_PrintForum&amp;iPage=2#FORUM41144"><text:span text:style-name="T1">#</text:span></text:a></text:p>
      <text:p text:style-name="P3">(續) <text:line-break/><text:line-break/>富康， <text:line-break/><text:line-break/>1，我想你完全沒有在看我或我們在寫什麼。我們什麼時候說骨肉相親必不相害？就是因為兩岸朝著人為炒作之骨肉相殘的方向發展，所以我們才發起議和團，避免一如南斯拉夫內戰或烏克蘭與波蘭之間的手足相殘。 <text:line-break/><text:line-break/>2. 我看不出你提出任何具有認知意義的想法，故也無從反對。一如我之前所說，你的想法既非對亦非錯，而是沒有對錯可言，因為根本沒有想法，從何 "強烈反對" 起？猶如坊間鄰里之閒聊家常，缺乏認知意義。老實一點的聽眾，只能尷尬地嗯嗯啊啊，點頭微笑，無法就其內容置評，畢竟不知所云。 <text:line-break/><text:line-break/>3. 同2，你的想法無從反對起，並不是因為你提出一個深刻的論點，而是因為沒有論點可言。 <text:line-break/><text:line-break/>例如你說，中國崛起，不會讓所有華人都獲利。這不是有說等於沒說嗎？那就好像說："文明的發展，不一定對每一個人都有利"，或是"每天吃東西，不一定全然有利"。這不是空洞廢話嗎？ <text:line-break/><text:line-break/>例如你還說，"大國崛起，有得必有失"。這也是毫無意義的空洞廢話。 <text:line-break/><text:line-break/>例如你說，大國崛起，若不是對外發動戰爭搶劫奴役世人，便是對內壓榨自己的國民；中國以前很衰弱，無法對外侵略，只好對內以一胎化政策壓迫國民，"進行計畫性屠殺"。 <text:line-break/><text:line-break/>這類玄談，我無法參透，更不用說反駁了。 <text:line-break/><text:line-break/>4. 你似乎很喜歡進行奇怪的心理分析，其實，不論好評惡評，對當事人都是折磨，至少對我來說是這樣。 <text:line-break/><text:line-break/>所謂議論，就是議事論理，而不是你啊我啊他的。 <text:line-break/><text:line-break/>例如你說，"巴勒網的各位，真的覺得兩岸統一，自己必然是獲利的一方？還是您願意為一個從未入籍的祖國犧牲奉獻當柴燒？" <text:line-break/><text:line-break/>這不是在討論，這是三姑六婆式的八卦閒聊，毫無認知意義不是嗎？ <text:line-break/><text:line-break/>5. 你還有一類想法就是同樣缺乏意義的心靈雞湯。例如你說："打敗邪惡的，常常不是正義，而是另一種型態的邪惡。" <text:line-break/><text:line-break/>你想，別人聽了這類空洞道德訓誨，還能說什麼？能搭什麼腔？只能尷尬陪笑臉嗯嗯啊啊說 "對啊、是啊"，不是嗎？ <text:line-break/><text:line-break/>6. 另一類就是同樣缺乏認知意義的指控。例如你說："(你們) 為了相信邪惡美帝必被擊敗，所以相信中國共產黨，因此對共產黨的藏污納垢視而不見？" <text:line-break/><text:line-break/>7.還有更好笑的，例如你說，“如果中共真的重視民意，那麼，今天晚上就應該馬上攻打台灣才對。” <text:line-break/><text:line-break/>我的個人心願是走遍祖國大陸。學姐如果真的在乎我的心願，我們就應該今天晚上馬上去遊遍大江南北？ <text:line-break/><text:line-break/>我們議論一個事情，最好是根據長久的研究和紮紮實實的理解，從而產生想法，而非憑空瞎掰或主觀好惡，然後以為別人也都是這樣子伊伊啊啊在理解事情。 <text:line-break/><text:line-break/>後記： <text:line-break/><text:line-break/>有一隻狗，跟幾隻貓打牌，狗狗老是輸，因為他藏不住心裏話，他缺乏演技，每當他拿到一手好牌時，就開始樂得搖尾巴。 <text:line-break/><text:line-break/>我類似這隻狗，沒有演技可言。我沒法假裝對各種傻話表示仰慕，我也沒辦法假裝對比方說"一加一等於五" 點頭稱讚。 <text:line-break/><text:line-break/>因此，我通常只能對著自己對著電腦或筆記本說話，特別害怕跟人面對面談政治，或是談什麼藝術或哲學，因為我會很緊張，會陷入天人交戰；一方面不想說實話，以免傷人，一方面卻又缺乏社交演技，我裝不出來欣然同意的表情。</text:p>
      <text:p text:style-name="P2">Ethan   |  2021.10.19 00:58   |   <text:a xlink:type="simple" xlink:href="http://palinfo.habago.org/Entry?Command=Information_PrintForum&amp;iPage=2#FORUM41143"><text:span text:style-name="T1">#</text:span></text:a></text:p>
      <text:p text:style-name="P4">正當性即是非問題，必要性是利害問題，可行性是技術問題。 就從這幾個方面來分析問題即可。 拿不同時空背景的情況直接用來當推論的結果。 會邏輯錯亂，對理解問題沒有幫助。</text:p>
      <text:p text:style-name="P2">张yc   |  2021.10.19 00:32   |   <text:a xlink:type="simple" xlink:href="http://palinfo.habago.org/Entry?Command=Information_PrintForum&amp;iPage=2#FORUM41142"><text:span text:style-name="T1">#</text:span></text:a></text:p>
      <text:p text:style-name="P3">答富康（三）： <text:line-break/>你说大国崛起，有获得必有牺牲，不是外卷就是内卷。 <text:line-break/>我同意。 <text:line-break/>但是外卷和内卷是不一样的。 <text:line-break/>你想过上富裕的生活，有两个途径，一是劳动挣钱，二是去抢。劳动就是内卷，很辛苦，但是很正当。抢劫就是外卷，很轻松，但是很邪恶。 <text:line-break/>中国的劳资矛盾非常尖锐，人口多，资源少，竞争激烈，计划生育996很残酷，这是事实，不过这是“甜蜜的烦恼”。因为在我父亲和祖父那一代他们的烦恼是战乱，是饥荒，是艰难求生存，是面朝黄土背朝天的一生，是一辈子走不出大山的封闭，是一年只吃一顿肉的匮乏。我们这代人，好歹吃穿不愁，有饭吃有房住有书读，有工厂做工，不用一辈子蹲在田里。 <text:line-break/><text:line-break/>这就是为什么中国要崛起的原因，因为我们不想我们子孙穷，不想子孙苦，不想子孙挨饿受冻，不想子孙996。 <text:line-break/><text:line-break/>我们要发展科技，要去抢高端科技高利润的市场，要买非洲的矿，买美洲的牛肉，买澳洲的煤，把产品卖到非洲全世界，赚全世界的钱。不仅仅是要卖衬衫袜子，还要卖手机电器，将来还要卖芯片，卖飞机，让子孙后代都过上发达的好日子。 <text:line-break/><text:line-break/>但我们有底线，我们靠自己的劳动挣钱，靠聪明的头脑挣钱，靠发达科技挣钱。我们不会去殖民，不会去抢。 <text:line-break/>这是中国崛起的原始动力，这是盎格鲁撒克逊人恐惧的原因，因为我们富裕了，他们就没有了现在这样的好日子。</text:p>
      <text:p text:style-name="P2">张yc   |  2021.10.19 00:17   |   <text:a xlink:type="simple" xlink:href="http://palinfo.habago.org/Entry?Command=Information_PrintForum&amp;iPage=2#FORUM41141"><text:span text:style-name="T1">#</text:span></text:a></text:p>
      <text:p text:style-name="P4">答富康（二）： <text:line-break/>你说“你不觉得中国的崛起会让所有的华人中国人台湾人都能获利，得到尊严”。这是对的，因为让所有人都幸福，只存在于童话里。那么为什么我们要支持中共，要让中国崛起呢？ <text:line-break/><text:line-break/>因为那能让大多数中国人，让中华民族获利。 <text:line-break/><text:line-break/>“苟利国家生死以，岂因祸福避趋之”，“穷则独善其身，达则兼济天下”，“修身齐家治国平天下”，这些道理是每个中国人都铭刻在文化基因里的。但是这些道理都存在没有讲出来的阴暗面，那就是不管是“苟利国家”，还是“济天下”，还是“修齐治平”，都是图利多数人，而不是所有人。有人获利就一定有人失利，有人幸福，就一定有人不幸，我们生活在现实，不是童话里，这就是血淋淋、赤裸裸的，残酷的现实。 <text:line-break/><text:line-break/>“到目前为止的一切社会历史，都是阶级斗争的历史”。这就是马克思主义者的历史观。 <text:line-break/><text:line-break/>中共的存在，会得到一部分人的支持，也会受到一部分人的反对。中国的崛起，会得到一部分人的支持，也会受到一部分人的反对。 <text:line-break/>当支持的人和反对的人的利益无法通过政治的途径协调的时候，就会爆发战争，国共的矛盾如是，中美的矛盾亦如是。有意思的是中共和国民党打过仗，和美国也打过仗，但是国共的仗只是休战，并没有打完，中美的仗也没有打完。这就是今天两岸和中美的局势。</text:p>
      <text:p text:style-name="P2">张yc   |  2021.10.18 23:59   |   <text:a xlink:type="simple" xlink:href="http://palinfo.habago.org/Entry?Command=Information_PrintForum&amp;iPage=2#FORUM41140"><text:span text:style-name="T1">#</text:span></text:a></text:p>
      <text:p text:style-name="P3">答富康（一）： <text:line-break/>你好，我是一个大陆人。我看了你的贴文，我相信你的想法代表了很多台湾人的想法。我并不想改变你的思想，我只想作为一个大陆人，跟你谈谈大多数普通大陆人的世界观、历史观和对中国共产党的认识。 <text:line-break/><text:line-break/>“革命不是请客吃饭，不是做文章，不是绘画绣花，不能那样雅致，那样从容不迫，文质彬彬，那样温良恭俭让。革命是暴动，是一个阶级推翻另一个阶级的暴烈的行动。”——《湖南农民运动考察报告》1927 <text:line-break/>1945年到1949年的国共内战，在大陆有一个名称，叫“土地革命战争”，是农民阶级推翻地主阶级的战争。1945年以前，中国的农民占了超过90%的绝大多数人口，而大量的土地财富却掌握在少数的地主手里。中国共产党提出的纲领是土地革命，得到了大多数农民的支持，代表了农民阶级的利益，他们对地主阶级发动革命，发起暴动，打响战争。最后的结果是地主、官僚、资本家被推翻，被清算，他们掌握的土地财富被分配给许多农民。地主、官僚、资本家的后代厌恶中国共产党，厌恶毛泽东，说他是杀人如麻的魔头；得到了土地的农民的后代感谢毛泽东，感谢中国共产党，说他是伟人，是救星，说没有共产党就没有新中国。 <text:line-break/>因为中共和毛，有很多的人失去了财富，失去了家人，失去了活路，他们痛恨他；而也因为中共和毛，有很多人得到了财富，得到了生计，得到了活路，他们感谢他。这就是中华人民共和国建立的历史之路。这样的历史评价一直延续到今天，成为对中共的评价最直接的区别。这两种说法都对，因为立场有区别。 <text:line-break/><text:line-break/>人都不是傻子，支持你的原因很简单：对我有利；反对你的原因也很直接：对我不利。 <text:line-break/>中共不是神，不是圣母，不是白莲花，有人支持热爱他，一定有人厌恶反对他，最根本的原因都是：利益。 <text:line-break/>在以利益为基础的前提下，我想和你谈谈，中共的存在，对于中华民族的现在和未来的意义。</text:p>
      <text:p text:style-name="P2">蔡亦鸣   |  2021.10.18 23:38   |   <text:a xlink:type="simple" xlink:href="http://palinfo.habago.org/Entry?Command=Information_PrintForum&amp;iPage=2#FORUM41139"><text:span text:style-name="T1">#</text:span></text:a></text:p>
      <text:p text:style-name="P4">你如果常去大陆军事论坛就应该知道大陆军事论坛这几年凋零的厉害。 <text:line-break/><text:line-break/>血洗台湾，人滚地留是十年前的事情了，现在你要发表这种类型的帖子会因为煽动仇恨妄议朝政被和谐掉，这些类型的言论也就在一些台湾相关新闻评论下还能找到了。 <text:line-break/><text:line-break/>现在讨论台湾问题倒是更可能被嘲讽，支持党的觉得台湾土鸡瓦狗，反对党的认为统一是假议题，中间派担心又有2000W台湾大爷骑头上，还有统一后接盘台湾健保。 <text:line-break/><text:line-break/><text:line-break/>多亏了微博上叫台湾傻事的侧翼网红，同胞情谊消逝的倒是真快，这次高雄城中城大火，放十年前，会有很多人伤感的，现在绝大多数人只会阴阳怪气复读：典范长昭or都是韩国鱼的错，韩国鱼下台。</text:p>
      <text:p text:style-name="P2">Ethan   |  2021.10.18 22:31   |   <text:a xlink:type="simple" xlink:href="http://palinfo.habago.org/Entry?Command=Information_PrintForum&amp;iPage=2#FORUM41138"><text:span text:style-name="T1">#</text:span></text:a></text:p>
      <text:p text:style-name="P3">主權分裂會導致戰爭解決，放在全球各國國家大概率都是如此。主權爭端跟相害並非同一件事。 如果和平手段解決主權爭端用盡，便會發展成武力解決，這個也是檯面上公開的事實。 所以因果上的關係是即使是同文同種的，如果發生主權上的爭端而無法協調解決時，會導致戰爭。 簡化因果關係，直接跳過因果關係，說血親骨肉不相害云云，這不知道邏輯是什麼？ <text:line-break/>還是有人宣稱過，只要是血親骨肉，主權如何分裂都是可以接受的嗎？ </text:p>
      <text:p text:style-name="P2">馨尹   |  2021.10.18 22:24   |   <text:a xlink:type="simple" xlink:href="http://palinfo.habago.org/Entry?Command=Information_PrintForum&amp;iPage=3#FORUM41137"><text:span text:style-name="T1">#</text:span></text:a></text:p>
      <text:p text:style-name="P3">至於"留島不留人"，最早是閻學通談反分裂法時提出的，原意是不想當中國人的人我們不留，島是中國的領土。 <text:line-break/>這句話後來被人故意曲解散播出去。 <text:line-break/><text:line-break/>出處 <text:line-break/><text:a xlink:type="simple" xlink:href="https://youtu.be/Njs8NMvrYfA"><text:span text:style-name="T2">https://youtu.be/Njs8NMvrYfA</text:span></text:a><text:s/><text:line-break/><text:line-break/>2005年閻學通公開演講解釋中共反分裂法的的中心內容 <text:line-break/><text:line-break/>閻學通 ：很多人不太理解，為什麼我們這次出臺的叫反分裂法不是統一法，這裡面學術上有一點小的分歧，統一是指什麼呢，統一是指人和人的統一……。我們說是領土主權完整是指臺灣這塊地，不是指的臺灣人，所以反分裂法是說這塊地不能分出去，不是說臺灣人不能獨立。一句話，我們不反對臺灣人獨立，我們不反對臺灣人不當中國人，這是人家的權利。 <text:line-break/><text:line-break/>閻學通深入解釋說：就像我們中國人自己一樣，我們有權利獨立，我們有權利做中國人，也有權利不做中國人。你做不做這個人那是你個人的事，你願不願意統一，願不願意國家統一那是你個人的事……，（但是因為臺灣是中國領土不可分割的一部分，所以）我們有權利要求臺灣人你不能在我們（國）家的地上建立一個國家。你想建立去哪都行，是不是，你是東京啊，華盛頓啦、倫敦，你哪建立一個國家跟我們沒關係，但不能在我們（國）家的這塊地上建立……。</text:p>
      <text:p text:style-name="P2">馨尹   |  2021.10.18 22:05   |   <text:a xlink:type="simple" xlink:href="http://palinfo.habago.org/Entry?Command=Information_PrintForum&amp;iPage=3#FORUM41136"><text:span text:style-name="T1">#</text:span></text:a></text:p>
      <text:p text:style-name="P4">"核平台灣” <text:line-break/>留島不留人 <text:line-break/>反而大家熱烈參與" <text:line-break/><text:line-break/>不要張口就來好嗎 ? <text:line-break/>我兩岸都跑，每天看CCTV13，看大陸論壇，哪有這麼誇張，就算有也只是極少數的個別聲音，很快被消音或被群起攻之，成不了氣候。 <text:line-break/><text:line-break/><text:line-break/>"如果中國共產黨真的是世界上最重視民意的政黨 真正的集中式民主 <text:line-break/>他們今晚 現在就應該立刻攻打台灣" <text:line-break/><text:line-break/>前面故意誤導，後面的推論自己腦補。 <text:line-break/>對岸的智庫如果是這等水平，今日的中國大概是另一個印度。</text:p>
      <text:p text:style-name="P2">富康   |  2021.10.18 21:18   |   <text:a xlink:type="simple" xlink:href="http://palinfo.habago.org/Entry?Command=Information_PrintForum&amp;iPage=3#FORUM41135"><text:span text:style-name="T1">#</text:span></text:a></text:p>
      <text:p text:style-name="P3">覺得骨肉血親 必不相害 <text:line-break/>真是太一廂情願了 <text:line-break/><text:line-break/>各位有空去中國的政治 軍事論壇逛逛 <text:line-break/>和平統一 很少人提了 <text:line-break/><text:line-break/>“核平台灣” <text:line-break/>“留島不留人” <text:line-break/>反而大家熱烈參與 <text:line-break/><text:line-break/>如果中國共產黨真的是世界上最重視民意的政黨 真正的集中式民主 <text:line-break/>他們今晚 現在就應該立刻攻打台灣 <text:line-break/><text:line-break/>當然這絕對不是我的願望啦 <text:line-break/>我的願望絕對是兩岸和平不發生戰爭 <text:line-break/>可我也明白 願望不一定會實現啊 <text:line-break/><text:line-break/>所以還是多討論如何在兩岸戰爭與前後的動亂中存活下去吧</text:p>
      <text:p text:style-name="P2">富康   |  2021.10.18 21:10   |   <text:a xlink:type="simple" xlink:href="http://palinfo.habago.org/Entry?Command=Information_PrintForum&amp;iPage=3#FORUM41133"><text:span text:style-name="T1">#</text:span></text:a></text:p>
      <text:p text:style-name="P4">其實我也知道講這些在巴勒網必然會有人強力反對 <text:line-break/><text:line-break/>但我了解這裏是聚集台灣少數頭腦清醒 <text:line-break/>願意張眼看事實之人的地方 <text:line-break/><text:line-break/>我也知道中國崛起勢不可擋 <text:line-break/>甚至是一種人類族群中的天命 <text:line-break/>唯有相信我命由我不由天 <text:line-break/>人向上亦成神的民族 <text:line-break/>才能讓全球真正團結 <text:line-break/>而不陷入一神教的二元交戰 <text:line-break/>和印度教類萬物皆神的迷信 <text:line-break/><text:line-break/>但我不覺得 中國崛起會讓 <text:line-break/>所有華人 中國人 台灣人 都能獲利 <text:line-break/>得到尊嚴 <text:line-break/><text:line-break/>大國崛起 有獲得 必有犧牲 <text:line-break/>不是外捲 戰爭搶掠奴役 <text:line-break/>就是內捲 國民被壓榨 <text:line-break/><text:line-break/>中國人近代因為落後 <text:line-break/>無法外捲累積原始資本 <text:line-break/>所以只能極端內捲 <text:line-break/>一胎化其實就是計畫性屠殺 <text:line-break/>避免人均資源缺少的中國物資耗盡 <text:line-break/><text:line-break/>巴勒網的各位 真的覺得 兩岸統一 自己是必然獲利的一方？ <text:line-break/>還是您願意為了一個從來沒入籍過的祖國犧牲奉獻作為薪材燃燒？ <text:line-break/><text:line-break/>打敗邪惡的 常常不是正義 <text:line-break/>而是另一種型態的邪惡 <text:line-break/><text:line-break/>為了相信邪惡美帝必被擊敗 <text:line-break/>所以相信中國共產黨 <text:line-break/>因此對共產黨的藏污納垢視而不見？ <text:line-break/><text:line-break/>我當然知道歐美媒體的抹黑潑髒水啦 <text:line-break/>但不能因為這樣就忽視中國的諸多問題吧 <text:line-break/><text:line-break/></text:p>
      <text:p text:style-name="P2">陳真   |  2021.10.18 20:54   |   <text:a xlink:type="simple" xlink:href="http://palinfo.habago.org/Entry?Command=Information_PrintForum&amp;iPage=3#FORUM41132"><text:span text:style-name="T1">#</text:span></text:a></text:p>
      <text:p text:style-name="P3">攻擊一種論點或一套想法，應該是攻擊它最核心最有力的部份，而不是攻擊它的哪根腳毛，或是攻擊跟它根本不相干的東西。就像摧毀一座大樓，鋼筋、地基垮了，樓就垮了，拿石頭砸幾片窗戶是毫無意義的。 <text:line-break/><text:line-break/>富康的想法大抵屬於這一類，在不相干或無甚意義的腳毛上打轉，聽之只能無言。並非所言有錯，而是更慘的 "無對亦無錯"，不過就是這樣那樣說說；就像鄰里之間聊家常那樣，無對無錯，發抒一番而已。對此我向來無言，因為我在這方面無話可說。 <text:line-break/><text:line-break/>另外，攻擊一種論點，應該越精準越好，最好精準得像個原子那樣，而不是包山包海撒網，更不是跨古越今，一會兒秦時月，一會兒漢時關；吟詩可以如此，議事論理卻不知所云。 <text:line-break/><text:line-break/>就算談歷史也沒法如此隨興。歷史如詩，如小說，但也只是個 "如" 字，它終究還是各種命題(而非修辭)的組合；命題是具有真假值的，並且屬於某個意義範籌。 <text:line-break/><text:line-break/>有句話說，"一表三千里"，指的是人際血脈的綿延無盡。但是，表若做表達解，一表三千里便是一種思想上的夾纏；我們幾乎可以從盤古開天說起，穿越時空，任意遨遊。聽者將無言，只能微笑以對不是嗎？ <text:line-break/><text:line-break/>不但橫跨時空，而且各種人事素材都能拿來任意類比，做出一個又一個無窮推論與自由聯想。我們若要如此議事論理，天底下還會有什麼論點是無法建立或無法推翻的嗎？ <text:line-break/><text:line-break/>舉兩個也許不怎麼宏大的例子，但內在夾纏的精神是一致的。 <text:line-break/><text:line-break/>例子一，記得很多年前，有個人匿名在某個英國留學生的網站上問我關於他個人的精神問題。問題是，根本沒有人知道他是誰。再說，我又不是囝仔仙，也不是鐵口神算，光憑三言兩語哪有可能幫他做診斷？於是我就只回覆他說，"您應該還是去掛號直接看診才對，因為網路無法問診，很容易給出錯誤的診斷"。 <text:line-break/><text:line-break/>結果，那個匿名者暴跳如雷。重點是，他馬上建立起一套論述，這套論述由三段修辭推論而成。論述如下： <text:line-break/><text:line-break/>修辭一：陳真拒絕幫助病患。 <text:line-break/><text:line-break/>推論出修辭二：陳真沒有愛心，見死不救，缺乏愛心。 <text:line-break/><text:line-break/>最後做出結論：一個沒有醫德沒有愛心的醫師，怎麼好意思講什麼反帝、講什麼世界和平？ <text:line-break/><text:line-break/>對此，你除了無言，難道還有話說？ <text:line-break/><text:line-break/>例子二： <text:line-break/><text:line-break/>場景同樣是在某個英國留學生的討論群上。 <text:line-break/><text:line-break/>有一天，有個自稱是左派的研究生，突然跳出來說：陳真是霸權，沒有資格反帝，沒資格說話。為什麼我是霸權呢？我一頭霧水。 <text:line-break/><text:line-break/>對方給出答案了，因為我是醫生，醫生等於資產階級，醫生還壟斷了醫學專業，因此是霸權。霸權人士沒資格講話。 <text:line-break/><text:line-break/>很無言吧。 <text:line-break/><text:line-break/>我不是說萬康的說法盡皆如此，但是思維方式略有相似，簡單說就是一個個修辭之間居然建立起因果連結。 <text:line-break/><text:line-break/>比方說，習大大看到秦城監獄那些貪官污吏，於是萬康幫他做心理分析，認為習大大心裏應該很恐慌，心想林北哪天下台會不會也被 "鬥爭"(這些貪官是因為被鬥爭而入獄的嗎？)。於是，萬康又幫習大大闡釋心靈了，心想這下該怎麼辦呢？對了，那就發動戰爭吧！戰爭綿綿無絕期，這樣林北就永遠都不會被鬥爭了。 <text:line-break/><text:line-break/>好萊污電影也許可以這樣編劇，但是，真實的理解與思維卻非如此。我們如果要這樣想事情，天底下有什麼論點是無法建立或無法推翻的？ <text:line-break/><text:line-break/>我再舉個例子三，同樣不夠宏大，但內在精神一致。 <text:line-break/><text:line-break/>1993-1994年，我在精神醫學會提案，並且在報上發表文章，指出台灣醫界堂而皇之接受藥商賄賂與利益輸送甚至性招待等等等，引起醫界軒然大波。我希望醫、藥之間應該要有分寸，比方說不能開藥拿回扣，不能說每開一顆藥就拿藥商多少錢。 <text:line-break/><text:line-break/>因為擋人財路，我頓時成為眾矢之的，被一些醫界前輩們惡整、騷擾了至少一兩年，硬要我閉嘴。 <text:line-break/><text:line-break/>有個醫界當年的大老，那一兩年內經常打電話 "問候" 我，甚至還幫我做起心理分析。有一天，他問我說，"聽說你大學時就被以叛亂罪移送法辦?" 我說是。他說，哦，原來如此，原來你是因為這樣，所以才懷恨這個社會，心理不平衡，才會搞這些什麼人權的東西。 <text:line-break/><text:line-break/>這位藍色黨國大老，幾年後就變成深綠大老。題外話。我舉這例子只是要說，這就是夾纏，好萊污電影也許可以這樣編劇，但真實的理解與思維卻非如此。</text:p>
      <text:p text:style-name="P2">富康   |  2021.10.18 20:50   |   <text:a xlink:type="simple" xlink:href="http://palinfo.habago.org/Entry?Command=Information_PrintForum&amp;iPage=3#FORUM41131"><text:span text:style-name="T1">#</text:span></text:a></text:p>
      <text:p text:style-name="P4">給林書楷： <text:line-break/>所以我說要把人事物切分細項來看 <text:line-break/>您說美帝就是軍功共和體 <text:line-break/>您把華爾街放在哪裡 還有 猶太人團隊 鐵鏽帶的製造業大佬 <text:line-break/>共濟會 骷髏會 等等等不同利益團體呢？ <text:line-break/><text:line-break/>連軍功共和體內部 的波音 雷神 等等公司都會因為美軍的標案而相互競爭呢？ <text:line-break/><text:line-break/>真以為美國是鐵板一塊？ <text:line-break/><text:line-break/><text:line-break/>指出坑殺趙卒四十萬的用意並不是用來比喻兩岸關係 <text:line-break/>而是用來反駁 中國 中華民族 漢人 是愛好和平的族群這一觀點 <text:line-break/><text:line-break/>（打貪反腐單純說成是鬥爭） <text:line-break/>這我只能說要不您人生經驗一切美好 <text:line-break/>要不就是您真的太天真了 <text:line-break/><text:line-break/>（大陸從未說過解放全球云云）去Google吧 <text:line-break/>共產黨過去真的說過很多這種話 只是這幾年要韜光養晦 暫時不說罷了 <text:line-break/><text:line-break/><text:line-break/></text:p>
      <text:p text:style-name="P2">王修亮   |  2021.10.18 15:04   |   <text:a xlink:type="simple" xlink:href="http://palinfo.habago.org/Entry?Command=Information_PrintForum&amp;iPage=3#FORUM41130"><text:span text:style-name="T1">#</text:span></text:a></text:p>
      <text:p text:style-name="P3">仍然覺得，中國文化在台灣的傳承很重要。 <text:line-break/><text:line-break/>繼續努力種文化的種子，即使杯水車薪，總會發芽，總有希望。</text:p>
      <text:p text:style-name="P2">林書楷   |  2021.10.18 15:01   |   <text:a xlink:type="simple" xlink:href="http://palinfo.habago.org/Entry?Command=Information_PrintForum&amp;iPage=3#FORUM41129"><text:span text:style-name="T1">#</text:span></text:a></text:p>
      <text:p text:style-name="P4">給富康， <text:line-break/><text:line-break/>拿秦滅六國來比今天的兩岸問題，和拿諾曼第登陸設想解放軍登陸是一樣的。我想你應該還沒有真正接觸這個網站的皮毛，才會說美帝圖利軍工複合體這類的言語。如果你長期閱讀這個網站，所謂的美帝就是軍工複合體，發起的戰爭就是為了複合體內特定團體的利益。 <text:line-break/><text:line-break/>把打貪反腐單純說成是鬥爭，這就是一種西方話語霸權的體現。再者，大陸從未說過解放全球云云，這是你自己的腦補。大陸唯一還未解放的，只有台灣。 <text:line-break/></text:p>
      <text:p text:style-name="P2">富康   |  2021.10.18 12:15   |   <text:a xlink:type="simple" xlink:href="http://palinfo.habago.org/Entry?Command=Information_PrintForum&amp;iPage=3#FORUM41128"><text:span text:style-name="T1">#</text:span></text:a></text:p>
      <text:p text:style-name="P3">再來就是 覺得習近平是仁君 聖君 能挑兩百斤麥子過好幾座山不換肩 <text:line-break/>絕對會善待台灣百姓 <text:line-break/>畢竟他買慶豐包子都自己下車買 <text:line-break/>一定是親民 愛民的好主子 <text:line-break/><text:line-break/>人性渴望英雄 神明拯救領導 <text:line-break/>代領我們打倒惡龍 來到應許之地 <text:line-break/><text:line-break/><text:a xlink:type="simple" xlink:href="https://youtu.be/mG-doyI8n1g"><text:span text:style-name="T2">https://youtu.be/mG-doyI8n1g</text:span></text:a><text:s/><text:line-break/><text:line-break/>有人說 我覺得習會為了換屆穩定權力攻打台灣 是被嚴重洗腦 <text:line-break/><text:line-break/>換個角度看看 <text:line-break/>習近平看到秦城監獄裡被他鬥倒的 <text:line-break/>周永康 薄希來時 <text:line-break/>會不會擔心自己有一天也會進去 <text:line-break/><text:line-break/>毛澤東 武能帶兵打戰 萬里長征（當然很多人說長征是土匪逃難啦） <text:line-break/>文能出口成詩 這樣的有能力的人 好不容易統一九成九的中國了 <text:line-break/>為什麼還要讓底下人發起文化大革命 <text:line-break/>就是為了鞏固權力 怕被鬥倒罷了 <text:line-break/><text:line-break/>討厭美帝的人會說 美帝為了圖利軍功共和體 <text:line-break/>轉移國內矛盾 鞏固權力 而對外發起戰爭 <text:line-break/><text:line-break/>美帝可以 為什摸 中共就不會呢？ <text:line-break/></text:p>
      <text:p text:style-name="P2">富康   |  2021.10.18 12:01   |   <text:a xlink:type="simple" xlink:href="http://palinfo.habago.org/Entry?Command=Information_PrintForum&amp;iPage=3#FORUM41127"><text:span text:style-name="T1">#</text:span></text:a></text:p>
      <text:p text:style-name="P4">凡是能正這看 倒反過來看 再把它分詳細看 常常就能看出答案 <text:line-break/><text:line-break/>這裡的很多讀者 <text:line-break/>都覺得中國是愛好仁德的文明古國 <text:line-break/>從不主動侵略他國 <text:line-break/>萬惡的美帝到處大戰 <text:line-break/>正義必然戰勝邪惡 <text:line-break/>中國必將取代用武力與資本奴役世界的美國 <text:line-break/>解放全球人民 <text:line-break/><text:line-break/>看到這個 <text:line-break/>我立刻想到一句在中國國際關係討論區 <text:line-break/>常常看到的一句話： <text:line-break/>（你當中國960萬平方里的土地 <text:line-break/>是手機充話費送的嗎？） <text:line-break/><text:line-break/>地球歷史上的大國 <text:line-break/>每個都是經過鐵血錘煉的戰狼 <text:line-break/>防禦外敵 是不會讓領土增長的 <text:line-break/><text:line-break/>中國愛好和平的觀點 延伸出去就是 <text:line-break/>：中國連外族都愛護不侵略了 <text:line-break/>對我們同文同種的台灣人 <text:line-break/>一定不會重拳對付 <text:line-break/><text:line-break/>繼續延伸就是共產黨統治一定比民進黨好的多 <text:line-break/><text:line-break/>遇到這種人 <text:line-break/>真的很想拿二十四史砸他臉上 <text:line-break/><text:line-break/>知道長平之戰坑殺趙卒四十萬嗎？ <text:line-break/><text:line-break/>有看過資料 （（毛澤東在一份批語中說：「殺人不能太多，太多則喪失社會同情，也損失勞動力。在農村，殺反革命，一般不應超過人口比例千分之一，有特殊情況者可以超過這個比例，但須得中央局批准，並報告中央備案。在城市一般應少於千分之一。））嗎？ <text:line-break/><text:line-break/>兩岸之間的戰爭 <text:line-break/>不會因為我們同文同種而和別的戰爭有什麼區別 <text:line-break/><text:line-break/>戰爭就是戰爭 殺人 搶奪 戰爭結束後的清算 <text:line-break/>皆是必然的進程</text:p>
      <text:p text:style-name="P2">陳真   |  2021.10.18 10:51   |   <text:a xlink:type="simple" xlink:href="http://palinfo.habago.org/Entry?Command=Information_PrintForum&amp;iPage=3#FORUM41126"><text:span text:style-name="T1">#</text:span></text:a></text:p>
      <text:p text:style-name="P3">keshu 是在回應我已刪掉的一則爪爬仔留言。 <text:line-break/><text:line-break/>這幾年，CIA 編列數十億重金，在全球各處佈樁會講中文、寫中文的爪爬仔，打宣傳戰、資訊戰、烏賊戰與科技戰，為軍事戰爭做準備。 <text:line-break/><text:line-break/>陳真 <text:line-break/><text:line-break/>2021. 10. 18. <text:line-break/><text:line-break/>============== <text:line-break/><text:line-break/>美中情局開設「大陸任務中心」廣徵軍事、科技好手 會說中文狂開「最高488萬年薪」！ <text:line-break/><text:line-break/><text:line-break/>2021年10月17日 <text:line-break/><text:line-break/>記者張立人／綜合報導 <text:line-break/><text:line-break/>美國中央情報局（CIA）為因應與大陸日漸緊張的角力攻防，於10月初成立「大陸任務中心」（China Mission Center），並對外徵召熟悉中文、大陸各地方言的各項目好手，年薪更是從最低新台幣165萬元起跳，最高則上看488萬元。 <text:line-break/><text:line-break/><text:line-break/>中情局局長伯恩斯（William Burns）表示，此中心的成立是為整合美國對於大陸的應對工作，找出能夠最有效對抗大陸施壓世界各國的制衡模式，並擴大徵召中心成員，希望能吸收各式具高超能力的人員。 <text:line-break/><text:line-break/>除了語言職缺外，徵人的內容五花八門，包含律師、武器分析、軍事參謀、電信、科學技術等項目，至於應試門檻則須年滿18歲、具美國國籍者，另外納入雙重國籍人員，以及嚴格要求各式語言能力及技術。</text:p>
      <text:p text:style-name="P2">keshu   |  2021.10.18 10:11   |   <text:a xlink:type="simple" xlink:href="http://palinfo.habago.org/Entry?Command=Information_PrintForum&amp;iPage=4#FORUM41125"><text:span text:style-name="T1">#</text:span></text:a></text:p>
      <text:p text:style-name="P3">骨肉同胞是大家都看得懂的一般用語，不是政治語言。如果「骨肉同胞」先生無法接受這個一般用語，想看高大上的詞，我覺得可以用民族認同。然而是否有民族認同，血統本不是重點，語言、文字、歷史、文化才是關鍵。說漢語、用漢字、帶著「溫情與敬意（錢穆先生語）」瞭解中華民族的歷史、熟悉該民族的各方面文化並融入生活之中。這樣子的一群人，就會有民族認同感，可以稱為骨肉同胞。生於非洲的朋友如果對中華民族有上述民族認同，自然也是我的骨肉同胞，沒有任何問題（夷而進於中國則中國之）。這和法律上的國籍、或血統上的DNA沒什麼關聯。 <text:line-break/><text:line-break/>現代埃及人的DNA和克麗歐佩脫拉等法老時期的古埃及人應該還是有一定的關係的，但是語言、文字、歷史、文化已完全失去傳承，不會有任何民族認同，自然不是骨肉同胞；臺灣有一陣子，媒體總會報導某些人類學者研究出臺灣人的血統和南島語族比較接近，並以此證立臺灣「族」不屬中華民族云云，其用心不過在隱藏其政治目的。學者可能無心，但媒體肯定是有意，這種才是洗腦。</text:p>
      <text:p text:style-name="P2">陳真   |  2021.10.18 01:40   |   <text:a xlink:type="simple" xlink:href="http://palinfo.habago.org/Entry?Command=Information_PrintForum&amp;iPage=4#FORUM41123"><text:span text:style-name="T1">#</text:span></text:a></text:p>
      <text:p text:style-name="P4">台灣議和團芻議(12)：陣前抗命，不當砲灰 <text:line-break/><text:line-break/>陳真 <text:line-break/><text:line-break/>2021. 10. 18. <text:line-break/><text:line-break/><text:line-break/>其實，很多人跟我談到議和團的事。但是，私下的人與事及相關言論或想法，除非對方同意，否則我沒法公開講；其中有些想法是很具體的，有些則是原則性。 <text:line-break/><text:line-break/>台灣議和團不一定要集結統派，只需要集結 "反對炮灰派"、"反對兩岸相殘派" 即可。不管出於何種動機，只要你不願自己或家人充當美國人及其漢奸走狗的炮灰，便是同志。你不一定需要腦子清醒到能夠清楚認識到美國毀滅兩岸的意圖，你只需要反對擴大戰事及反對充當無謂炮灰就夠了。 <text:line-break/><text:line-break/>白狼喊出一個口號叫做 "陣前起義，不當炮灰"，起義也許太強烈，但是不當炮灰總可以吧。一般人無槍無炮，事實上也無義可起，但你可別傻到真的去傷害對岸同胞。特別是軍人，你該服從的是良知，是公義，是眾人的生命與福祉，而非服從不義的命令。 <text:line-break/><text:line-break/>戰爭有很多種，其中有一種最卑鄙無恥的戰爭就是美國近幾十年來在許多被他侵略的國家所長期策動的，透過培植一群走狗，給予金援與軍火，製造動亂或發起內戰，從中漁利，並藉以傷害敵對國家。伊拉克、阿富汗都是前例，下一個目標，也許就是台灣。 <text:line-break/><text:line-break/>美國的軍事力量之強大，若真要打，就算是中俄聯手都不是他的對手。如果不計代價，美國事實上可以一國打全世界兩百個國家，更不用說那幾十個被他侵略屠殺的國家，事實上全是一根指頭就能打垮的弱國。 <text:line-break/><text:line-break/>但是，美國卻給這些國家帶來長年動亂與內戰，為什麼呢？巨人打小孩需要打這麼久嗎？當然不需要。就如阿桑吉所說，美國在世界各地發動戰爭的目的，並不是要打贏，而是要儘可能拉長戰亂的時間；這才是美國人藉以 "利益最大化" 的目的。 <text:line-break/><text:line-break/>你看，發動伊拉克侵略戰爭的美國副總統錢尼等人，光是在這場長達十幾二十年的侵略戰爭與內亂之中，就撈了數以千億的油水。 <text:line-break/><text:line-break/>各位如果會下棋，就知道棋子的意思。棋子就是該讓它死的時候就會讓它死，以謀求更大的利益。棋子就是棋子，棋子不是人，棋子只是一種籌碼，一種工具。 <text:line-break/><text:line-break/>舉個例，你看，美國長年以來不是口口聲聲什麼保護庫德族人嗎？這種鬼話你也信嗎？沒錯。絕大多數人就是蠢到這種地步。 <text:line-break/><text:line-break/>事實上，美國才是庫德族種族滅絕的惟一真正凶手。比方說，海珊在八零年代是美國口中的 "民主自由鬥士"，藉著海珊打伊朗。短短幾年間，美國所稱頌的 "民主自由的鬥士" 海珊，動用化武屠村及其它各種軍事手段與非法殺戮，殺害近二十萬名庫德族人。 <text:line-break/><text:line-break/>誰提供海珊化學武器？美國。誰在聯合國幫海珊阻止制裁並嫁禍伊朗？也是美國。 <text:line-break/><text:line-break/>當海珊越來越不願意接受美國控制，海珊便由 "民主自由的鬥士"，變成 "恐怖獨裁者"，美國隨即對伊拉克發動毀滅性的非法制裁，並 以 "保護庫德族人" 為名，在伊拉克設立所謂 "禁飛區"，長達十幾年的時間，任意對伊拉克狂轟濫炸，摧毀其空軍力量，殺害無數庫德族人。 <text:line-break/><text:line-break/>另一方面，卻又以 "捍衛土耳其民主自由" 為名，提供數十億美元與軍火，侵略、屠殺三萬名庫德族人，數十萬名庫德族人傷殘或淪為難民。 <text:line-break/><text:line-break/>你要是真相信美國人及英國人的鬼話，你真的會精神錯亂。一會兒說是捍衛世人的民主自由，提供海珊化武以對付伊朗，殺害近二十萬名庫德族人，一下又說人道危機迫在眉睫，必須保護庫德族人的人權，必須消滅海珊，然後對伊拉克進行長達十幾年的狂轟濫炸 (因為主流媒體徹底消音，根本不為人所知，所以John Pilger稱之為 "一場祕密戰爭"，詳見：https://bit.ly/3ARIFyy )，"附帶" 摧毀許多庫德族村落；一會兒又說庫德族人經常作亂，危害土耳其的民主自由，於是又提供軍火與數十億美元給土耳其，出動五萬名坦克大軍，殺害幾萬名庫德族人。 <text:line-break/><text:line-break/>在八零年代，我跟大家一樣，相信西方民主自由與人權那套鬼話。1986年，醫師人權協會 (Physicians for Human Rights，簡稱PHR) 於美國創立，我受邀成為PHR 的成員。1991年，以PHR台灣代表的身份，受邀至哈佛大學參加一個為期數天、來自全世界十幾個國家的國際研討會，名稱叫做"醫學與人權"。 <text:line-break/><text:line-break/>那次會議的主題之一就是海珊政權與庫德族人的人權問題。我當時還傻傻地以為海珊這傢伙真的很壞，連老人小孩都殺，而且死於生化武器者，往往死狀淒厲、可怕，生前遭遇極大痛苦。 <text:line-break/><text:line-break/>原本空手而去，會議結束後，我卻帶回二十幾公斤的書。因為不小心花光身上所有的錢，所以有兩個晚上我是在機場和街道上渡過漫漫寒夜。 <text:line-break/><text:line-break/>我帶回的書，一半是關於Neurobiology(神經生物學)，一半就是關於國際人權，特別是伊拉克和庫德族等議題。我一直以為就是這個萬惡不赦的海珊，幹下這麼多泯滅天良的屠殺事件。 <text:line-break/><text:line-break/>一直到四年後，也就是1995年，Emir Kusturica 的 "地下社會" 上演，我才終於慢慢清醒。Emir Kusturica 這部談到南斯拉夫內戰的電影，獲得坎城影展金棕櫚獎。 <text:line-break/><text:line-break/>隔年，1996年，在一次訪問中，Kusturica 說了一段話讓我很驚訝。他說，這場長年內戰(前後約莫十年)，使得南斯拉夫瓦解，原本相親相愛的同胞卻骨肉相殘，原因就是美國在背後搞鬼，是美國策動這場內戰。 <text:line-break/><text:line-break/>我聽了真是無比驚訝。美國不是什麼民主自由與人權的偉大國度嗎？怎麼可能幹這種事？但是，我一方面卻又相信Kusturica，因為我知道他是一個聰明絕頂、富有人道精神、並且在信仰上極其虔誠的藝術天才，他不可能說傻話，也不可能在這麼重大的問題上撒謊。 <text:line-break/><text:line-break/>隔年，1997年的7月1日，香港脫離英國殖民、回歸祖國那一天，我卻飄洋過海來到英國念書，前後十年，親眼見證了西方國家如何透過主流媒體長年不斷造謠抹黑，製造數以萬計的謊言與仇恨挑撥，藉以發動一個又一個的侵略戰爭，姦殺擄掠，泯滅人性，無惡不作，殺害數千萬人，製造上億的難民，無法計數的傷殘與顛沛流離，特別是老幼婦孺，更是一場場血腥侵略戰爭的主要受害對象。 <text:line-break/><text:line-break/>差不多1999年，我就完全清醒了。 <text:line-break/><text:line-break/>在過去，資訊封閉，你很容易遭到欺瞞。但在網路年代，如果你還如此無知，那只能說是你自己其實並不在意真相。如果你真的在乎，只需花個頂多幾天的時間，馬上就能驗證巴勒網所講的一切說法是否屬實。 <text:line-break/><text:line-break/>歷史上，很多極其可怕的血腥戰亂，尤其是骨肉相殘，在它發生之前，往往被認為無稽之談，根本難以想像。但是，事實上卻又真的發生了。南斯拉夫的一系列內戰，或是比方說烏克蘭與波蘭之間的手足相殘，都是一個個鮮明的例子，原本互助友愛、和氣友善的親友、鄰居，突然用恐怖手段互相殘殺，變成不共戴天的仇人。 <text:line-break/><text:line-break/>我反覆要說的是，這樣一種製造內亂或發動內戰的圖謀，恰恰是美國及其一票同盟例如英、澳、日、印及島內台奸走狗之企圖，希望藉由兩岸血腥相殘來打垮祖國。我們能做的，就是阻止這樣一個圖謀；只要越多人不願當炮灰，兩岸發展事態的傷害就能減到最小。</text:p>
      <text:p text:style-name="P2">陳真   |  2021.10.17 23:15   |   <text:a xlink:type="simple" xlink:href="http://palinfo.habago.org/Entry?Command=Information_PrintForum&amp;iPage=4#FORUM41122"><text:span text:style-name="T1">#</text:span></text:a></text:p>
      <text:p text:style-name="P3">富康，你說你的留言在巴勒網被評為 "蠢" 和 "被洗腦"。是在哪？我沒看到有任何評論。</text:p>
      <text:p text:style-name="P2">富康   |  2021.10.17 20:45   |   <text:a xlink:type="simple" xlink:href="http://palinfo.habago.org/Entry?Command=Information_PrintForum&amp;iPage=4#FORUM41121"><text:span text:style-name="T1">#</text:span></text:a></text:p>
      <text:p text:style-name="P4">陳真醫師希望兩岸議和 在台灣這綠蛆多過狗的寶島 應該是窒礙難行 <text:line-break/><text:line-break/>但如果真的引發討論 得到關注 <text:line-break/>我怕 會如同老殘三人一般 被暴民破船啊 <text:line-break/><text:line-break/>現在看來是還好 但局勢越來越緊張 <text:line-break/>蔡政府就會找出各種替罪羊 來轉移他們執政失敗 兩岸關係破裂的人民負面情緒 <text:line-break/>到時陳真醫師要多注意自己和家人的安全啊</text:p>
      <text:p text:style-name="P2">富康   |  2021.10.17 20:40   |   <text:a xlink:type="simple" xlink:href="http://palinfo.habago.org/Entry?Command=Information_PrintForum&amp;iPage=4#FORUM41120"><text:span text:style-name="T1">#</text:span></text:a></text:p>
      <text:p text:style-name="P3">我知道陳真醫師一直有 <text:line-break/>往真理行 而不跟從群眾 的本性 <text:line-break/>本來我們每個人也應該是這樣的 <text:line-break/>但實在無法像您這般堅持 <text:line-break/><text:line-break/>本來我們所有中華民國的國民都應該 <text:line-break/>倡導兩岸和平 <text:line-break/>可腦殘實在太多 敵人真的太強大卑劣了 <text:line-break/><text:line-break/>中國這艘大航母持續朝國家復興 <text:line-break/>人類共和的路上前進 <text:line-break/>台灣如擋在航道上的小救生艇抵死不退 <text:line-break/>船長還打開擴音器 <text:line-break/>放著收音機裡的美國之聲催眠百姓 <text:line-break/>繼續對中國航母吐口水 就能淹死對方 <text:line-break/>船上睜眼看的富人 早就抓著木板 <text:line-break/>游到旁邊其他船了 <text:line-break/>可船長和大副二副輪機長 卻還在偷偷翻找艇上其他人行李中的值錢物 <text:line-break/><text:line-break/>這世代讓我很有老殘遊記前面 <text:line-break/>那艘將沉之船的即視感啊 <text:line-break/><text:line-break/>方知道他在那裡搜他們男男女女所帶的乾糧，並剝那些人身上穿的衣服。章伯看得親切，不禁狂叫道：「這些該死的奴才！你看，這船眼睜睜就要沉覆，他們不知想法敷衍著早點泊岸，反在那裡蹂躪好人，氣死我了！」慧生道：「章哥，不用著急，此船目下相距不過七八里路，等他泊岸的時候，我們上去勸勸他們便是。」 <text:line-break/><text:line-break/>　　正在說話之間，忽見那船上殺了幾個人，拋下海去，捩過舵來，又向東邊去了。章伯氣的兩腳直跳，罵道：「好好的一船人，無窮性命，無緣無故斷送在這幾個駕駛的人手裡，豈不冤枉！」沉思了一下，又說道：「好在我們山腳下有的是漁船，何不駕一隻去，將那幾個駕駛的人打死，換上幾個？豈不救了一船人的性命？何等功德！何等痛快！」慧生道：「這個辦法雖然痛快，究竟未免鹵莽，恐有未妥。請教殘哥以為何如？」 <text:line-break/><text:line-break/>　　老殘笑向章伯道：「章哥此計甚妙，只是不知你帶幾營人去？」章伯憤道：「殘哥怎麼也這麼糊塗！此時人家正在性命交關，不過一時救急，自然是我們三個人去。那裡有幾營人來給你帶去！」老殘道：「既然如此，他們船上駕駛的不下頭二百人，我們三個人要去殺他，恐怕只會送死，不會成事罷。高明以為何如？」章伯一想，理路卻也不錯，便道：「依你該怎麼樣，難道白白地看他們死嗎？」老殘道：「依我看來，駕駛的人並未曾錯，只因兩個緣故，所以把這船就弄的狼狽不堪了。怎麼兩個緣故呢？一則他們是走太平洋的，只會過太平日子，若遇風平浪靜的時候，他駕駛的情狀亦有操縱自如之妙。不意今日遇見這大的風浪，所以都毛了手腳。二則他們未曾預備方針。平常晴天的時候，照著老法子去走，又有日月星辰可看，所以南北東西尚還不大很錯。這就叫做『靠天吃飯』。那知遇了這陰天，日月星辰都被雲氣遮了，所以他們就沒了依傍。心裡不是不想望好處去做，只是不知東南西北，所以越走越錯。為今之計，依章兄法子，駕隻漁艇，追將上去。他的船重，我們的船輕，一定追得上的。到了之後，送他一個羅盤，他有了方向，便會走了。再將這有風浪與無風浪時駕駛不同之處，告知船主，他們依了我們的話，豈不立刻就登彼岸了嗎？」慧生道：「老殘所說極是，我們就趕緊照樣辦去。不然，這一船人實在可危的極！」 <text:line-break/><text:line-break/>　　說著，三人就下了閣子，吩咐從人看守行李物件，那三人卻俱是空身，帶了一個最準的向盤，一個紀限儀，並幾件行船要用的物件，下了山。山腳下有個船塢，都是漁船停泊之處。選了一隻輕快漁船，掛起帆來，一直追向前去。 <text:line-break/><text:line-break/>　　幸喜本日颳的是北風，所以向東向西都是旁風，使帆很便當的。一霎時，離大船已經不遠了，三人仍拿遠鏡不住細看。及至離大船十餘丈時，連船上人說話都聽得見了。 <text:line-break/><text:line-break/>　　誰知道除那管船的人搜括眾人外，又有一種人在那裡高談闊論的演說，只聽他說道：「你們各人均是出了船錢坐船的，況且這船也就是你們祖遺的公司產業，現在已被這幾個駕駛人弄的破壞不堪，你們全家老幼性命都在船上，難道都在這裡等死不成？就不想個法兒挽回挽回嗎？真真該死奴才！」 <text:line-break/><text:line-break/>　　眾人被他罵的頓口無言。內中便有數人出來說道：「你這先生所說的都是我們肺腑中欲說說不出的話，今日被先生喚醒，我們實在慚愧，感激的很！只是請教有甚麼法子呢？」那人便道：「你們知道現在是非錢不行的世界了，你們大家斂幾個錢來，我們捨出自己的精神，拚著幾個人流血，替你們掙個萬世安穩自由的基業，你們看好不好呢？」眾人一齊拍掌稱快。 <text:line-break/><text:line-break/>　　章伯遠遠聽見，對二人說道：「不想那船上竟有這等的英雄豪傑！早知如此，我們可以不必來了。」慧生道：「姑且將我們的帆落幾葉下來，不必追上那船，看他是如何的舉動。倘真有點道理，我們便可回去了。」老殘道：「慧哥所說甚是。依愚見看來，這等人恐怕不是辦事的人，只是用幾句文明的話頭騙幾個錢用用罷了！」 <text:line-break/><text:line-break/>　　當時三人便將帆葉落小，緩緩的尾大船之後。只見那船上人斂了許多錢，交給演說的人，看他如何動手。誰知那演說的人，斂了許多錢去，找了一塊眾人傷害不著的地方，立住了腳，便高聲叫道：「你們這些沒血性的人，涼血種類的畜生，還不趕緊去打那個掌舵的嗎？」又叫道：「你們還不去把這些管船的一個一個殺了嗎？」那知就有那不懂事的少年，依著他去打掌舵的，也有去罵船主的，俱被那旁邊人殺的殺了，拋棄下海的拋下海了。那個演說的人，又在高處大叫道：「你們為甚麼沒有團體？若是全船人一齊動手，還怕打不過他們麼？」那船上人，就有老年曉事的人，也高聲叫道：「諸位切不可亂動！倘若這樣做去，勝負未分，船先覆了！萬萬沒有這個辦法！」 <text:line-break/><text:line-break/>　　慧生聽得此語，向章伯道：「原來這裡的英雄只管自己斂錢，叫別人流血的。」老殘道：「幸而尚有幾個老成持重的人，不然，這船覆的更快了。」說著，三人便將帆葉抽滿，頃刻便與大船相近。篙工用篙子鉤住大船，三人便跳將上去，走至舵樓底下，深深的唱了一個喏，便將自己的向盤及紀限儀等項取出呈上。舵工看見，倒也和氣，便問：「此物怎樣用法？有何益處？」 <text:line-break/><text:line-break/>　　正在議論，那知那下等水手裡面，忽然起了咆哮，說道：「船主！船主！千萬不可為這人所惑！他們用的是外國向盤，一定是洋鬼子差遣來的漢奸！他們是天主教！他們將這隻大船已經賣與洋鬼子了，所以才有這個向盤。請船主趕緊將這三人綁去殺了，以除後患。倘與他們多說幾句話，再用了他的向盤，就算收了洋鬼子的定錢，他就要來拿我們的船了！」誰知這一陣嘈嚷，滿船的人俱為之震動。就是那演說的英雄豪傑，也在那裡喊道：「這是賣船的漢奸！快殺，快殺！」 <text:line-break/><text:line-break/>　　船主舵工聽了，俱猶疑不定，內中有一個舵工，是船主的叔叔，說道：「你們來意甚善，只是眾怒難犯，趕快去罷！」三人垂淚，趕忙回了小船。那知大船上人，餘怒未息，看三人上了小船，忙用被浪打碎了的斷樁破板打下船去。你想，一隻小小漁船，怎禁得幾百個人用力亂砸？頃刻之間，將那漁船打得粉碎，看著沉下海中去了。 <text:line-break/></text:p>
      <text:p text:style-name="P2">富康   |  2021.10.17 20:25   |   <text:a xlink:type="simple" xlink:href="http://palinfo.habago.org/Entry?Command=Information_PrintForum&amp;iPage=4#FORUM41119"><text:span text:style-name="T1">#</text:span></text:a></text:p>
      <text:p text:style-name="P4">兩岸議和這事現在在台灣和中國都不討好 <text:line-break/><text:line-break/>台灣深綠民粹覺得： 議和什麼 我就想共產黨打來 他一打來 新疆 西藏 香港 都立刻獨立 週邊國家和美國十幾聯軍 就把中國立刻瓜分了（某辜姓台獨大佬真的說過 希望老共快點打） <text:line-break/><text:line-break/>中國戰狼小粉紅覺得 ：議和個屁 早就想拿民進黨開刀祭旗了 美國 日本要來阻擋那就來啊 我們馬上來核平日本 核平美國 報當年日寇侵華之恨 美國轟炸我們大使館之仇 <text:line-break/><text:line-break/>真的戰爭 綠蛆人渣黨會即刻對 統促黨 外省老兵 還有呼籲兩岸議和者 物理攻擊 <text:line-break/><text:line-break/>戰爭結束 無論共產黨 或是人渣黨贏 <text:line-break/>戰前說要和平共存的人 也一定會被清算 <text:line-break/><text:line-break/>議和這是 符合天地良心 但當下這情勢 <text:line-break/>誰來做 都是豬八戒照鏡子 裏外不是人啊 </text:p>
      <text:p text:style-name="P2">富康   |  2021.10.17 20:12   |   <text:a xlink:type="simple" xlink:href="http://palinfo.habago.org/Entry?Command=Information_PrintForum&amp;iPage=4#FORUM41118"><text:span text:style-name="T1">#</text:span></text:a></text:p>
      <text:p text:style-name="P3">一兩周沒來巴勒網看 <text:line-break/>發現自己之前的留言被評論蠢 和 <text:line-break/>被洗腦非常徹底 <text:line-break/>我覺得我是真的蠢 <text:line-break/>而說到洗腦 我是真的自己給自己洗腦好幾次了 <text:line-break/><text:line-break/>以前學生時代喜歡比較同一事件 <text:line-break/>在三民自 與中天 TVBS等 <text:line-break/>不同媒體的用字與詮釋方式 <text:line-break/>發現同樣的故事 用不同形容詞與統計方法 <text:line-break/>就能讓是非黑白顛倒 大野狼變小紅帽 <text:line-break/><text:line-break/>出社會後遇到一群對現有資本主義不滿的人 <text:line-break/>他們想在台灣推行 “時代精神運動“ <text:line-break/>而他們所有人都是深綠份子 支持台獨 反國民黨 反中國共產黨 <text:line-break/><text:line-break/>在裡面我如劉姥姥進大觀園 <text:line-break/><text:line-break/>看到了人處在同溫層 與月暈效應中 會如何自我蒙蔽 把所有外在資訊都用來導向證明自己的信仰完美無缺 <text:line-break/><text:line-break/>也是那時我得出結論 <text:line-break/>中華民國必被中華人民共和國武力消滅 <text:line-break/><text:line-break/>所以我離開他們 把他們完全刪除好友封鎖了 </text:p>
      <text:p text:style-name="P2">陳真   |  2021.10.17 02:54   |   <text:a xlink:type="simple" xlink:href="http://palinfo.habago.org/Entry?Command=Information_PrintForum&amp;iPage=4#FORUM41117"><text:span text:style-name="T1">#</text:span></text:a></text:p>
      <text:p text:style-name="P4">台灣議和團芻議(11)：當戰爭來臨 <text:line-break/><text:line-break/><text:line-break/>陳真 <text:line-break/><text:line-break/>2021. 10. 17. <text:line-break/><text:line-break/><text:line-break/>台灣議和團的想法在我心中蘊釀多年，因為我不知道該怎麼做，因此一直沒有講出來。現在之所以提出，並不是因為我已經知道該怎麼做，而是因為危機已迫在眉睫，我們已無多少時間。 <text:line-break/><text:line-break/>Daniel Dumbrill 說，我們事實上正處於麥卡錫2.0 之中。但我的想法卻不僅如此。麥卡錫主義是一種反共意識形態的獵巫浪潮，但我們目前所面對的卻不僅僅是針對某種意識形態，而是一個族群針對另一個族群，發動全面戰爭。 <text:line-break/><text:line-break/>主觀上，我並不想把問題歸結到族群因素上，但客觀事實卻是如此；遭到西方鎖定與攻擊的，並非某種制度，而是華人。簡單說，這是以美國為首的西方國家(特別是盎格魯撒克遜民族為主的五眼聯盟)及其東方的走狗盟友們例如印度和日本，所發起的一場反華戰爭，而台灣恰恰是這場如火如荼進行中之世紀風暴的核心戰場之一。 <text:line-break/><text:line-break/>可悲的是，出於兩岸同文同種，在祖國崛起過程中，原本是全世界佔有最大優勢與最佳發展機遇的台灣，卻反而被美國打造成反華急先鋒。而且，無數的證據一再表明，台灣做為美國殖民地，在這場世紀戰爭中的真實用途，就是充當一顆狗肉炸彈，藉以最大化兩岸的軍事傷亡，藉以拖垮大陸的崛起與中華民族的復興。 <text:line-break/><text:line-break/>我們絕大多數人都是無權、無錢亦無勢的一般人，手上沒有槍炮，沒有麥克風，難道就這樣坐以待斃，任由漢奸歹徒與敵人胡作非為，進而兩岸自我毀滅？難道我們不是應該做些什麼，以減少悲劇與痛苦？敵人處心積慮製造兩岸最大傷亡，難道我們就這樣任其擺佈、自相殘殺？ <text:line-break/><text:line-break/>如果有一天，兩岸真的爆發戰爭，我們一般人除了趕緊躲好、除了救助傷者之外，該怎麼做？我想，我們應該儘早形成一種共識，那就是絕不擴大衝突，要求政治和談。 <text:line-break/><text:line-break/>至於軍人，保護台灣最好的方式就是陣前抗命，要求停火，而不是傻傻地被漢奸與敵人所驅使去攻擊大陸本土。為人父母者，應該教導你很可能會被送上戰場的孩子認清敵我，絕不要被敵人所利用；對岸是我們的同胞骨肉，而美國及其走狗才是企圖陷我們於地獄的敵人。 <text:line-break/><text:line-break/>這跟台灣人一般的認知完全相反。台灣人長年以來被媒體與漢奸教育所教導，大陸是魔鬼，台灣就算戰死到最後一兵一卒，也要儘可能傷害大陸，以維護什麼碗糕民主自由。敵人與漢奸每天洗腦台灣人，必須搞什麼全民國防，必須發動城市巷戰與游擊戰，必須摧毀大陸人口稠密城市或重要民生設施，以期製造對岸最大人命傷亡。 <text:line-break/><text:line-break/>各位為人父母者，或是年輕一代，希望你不要真的蠢到這種地步，不要替無惡不作的美國人賣命，不要替無所不貪的藍綠人渣政客為惡；你應該認清，和平解放台灣，兩岸復合，才是台灣長治久安富裕繁榮的惟一道路。 <text:line-break/><text:line-break/>我相信范光棣老師說的，"中美鬥爭，中國贏定了！" 我的個人觀察也是如此，美國不可能光是毀滅中國而能夠不毀滅自己或毀滅世界。問題是，我希望台灣人在這場文明變局之中，能夠少受一點根本不必要的痛苦，勿做親痛仇快自我毀滅之事。</text:p>
      <text:p text:style-name="P2">怡靜   |  2021.10.16 15:24   |   <text:a xlink:type="simple" xlink:href="http://palinfo.habago.org/Entry?Command=Information_PrintForum&amp;iPage=4#FORUM41116"><text:span text:style-name="T1">#</text:span></text:a></text:p>
      <text:p text:style-name="P3">Daniel Dumbrill 在一場以軍工複合體及戰爭宣傳為主題的討論會上的節錄 <text:line-break/>有中文字幕，他講的很好，約12分鐘，值得一看。 <text:line-break/>越多人從謊言中清醒，對這個世界越好。 <text:line-break/><text:line-break/><text:a xlink:type="simple" xlink:href="https://youtu.be/t6OK47Jzjx4"><text:span text:style-name="T2">https://youtu.be/t6OK47Jzjx4</text:span></text:a><text:s/><text:line-break/><text:line-break/>昨天熬夜看了神舟13號升空的直播，很感動， <text:line-break/>我不是航天迷，但看到這麼多個人為了國家發展及人民福祉，爭先恐後地犧牲小我完成大我 <text:line-break/>，令人敬佩。 </text:p>
      <text:p text:style-name="P2">陳真   |  2021.10.15 02:56   |   <text:a xlink:type="simple" xlink:href="http://palinfo.habago.org/Entry?Command=Information_PrintForum&amp;iPage=4#FORUM41115"><text:span text:style-name="T1">#</text:span></text:a></text:p>
      <text:p text:style-name="P4">台灣議和團芻議(10)：預示一個可怕的將來 <text:line-break/><text:line-break/>陳真 <text:line-break/><text:line-break/>2021. 10. 15. <text:line-break/><text:line-break/><text:line-break/>黨外年代，不理睬政治、不談論政治，被很多人、特別是被很多讀書人視為是一種清高的修養。特別是在校園，政治被視為一種骯髒的東西，因此，經常可以聽到主流媒體會說 "政治不要污染校園"。高醫七年，黨外十年，這句話我聽了不下一千次。 <text:line-break/><text:line-break/>畢業之後那幾年，我在林口長庚和淡水馬偕工作，院方和同事依然不斷告誡我，"政治不要污染醫界"。可是，事實上，不管是在學界或醫界，恰恰就是政治性極端強烈的圈子，完全就是一面倒地支持國民黨。 <text:line-break/><text:line-break/>黨外年代，所謂 "政治不要污染校園" 或 "政治不要污染醫界" 之所謂 "政治"，指的就是一切對於國民黨的批評以及相關所有概念，全部都算是 "政治"，而政治就是骯髒的東西。 <text:line-break/><text:line-break/>各位要看清楚哦，不光是批評國民黨的言論就是骯髒邪惡的 "政治"，一切相關所有概念也統統都是骯髒邪惡的 "政治"。這也是為什麼在黨外年代，不管是談論兒童福利或談論任何一種人權概念或空污與水源污染等所有環保議題或食品安全等等等，統統都是一般人眼中骯髒邪惡的 "政治"。 <text:line-break/><text:line-break/>別說去做，光是去談論它都很邪惡很卑鄙，陰謀醜化政府，存心破壞社會和諧與團結，居心叵測，人人得而誅之。因此，絕不可以讓 "政治" 污染清純的校園及或污染以理性科學為中心的醫院或醫界或學界。 <text:line-break/><text:line-break/>現在的台灣人一定無法想像、甚至無法相信這一點，但它卻是一個基本事實。我個人很多相關實例講過很多次，就先不講。我講一些比較過去比較少講的。 <text:line-break/><text:line-break/>比方說，三十一年前，我在林口長庚醫院工作時，有一次遇到醫院評鑑。評鑑前夕，精神科開會，大家決議說要把一些病情比較嚴重、行為很混亂的病人先送進保護室，或乾脆直接綁起來。我反對，但我一人難敵眾人。 <text:line-break/><text:line-break/>我有個病人，在評鑑那天，果真就被先送進保護室，眼不見為淨，以免給評鑑委員留下不好的印象。那位病人不但被送進保護室，而且被四肢約束，五花大綁。整個綑綁時間非常久，以致於當評鑑委員滿意地離去時，那位病人因為四肢被綁過久，早已尿滿全身。 <text:line-break/><text:line-break/>後來開會時，我硬著頭皮提起此事，我說，不應該為了製造評鑑假象而把病人綁起來。我說了一個關鍵字，立即引起很多醫護同事的不滿。我說，這樣做是違反 "人權" 的。 <text:line-break/><text:line-break/>後來，我被某位資深醫師約談，斥責我說，"這裏是醫院，沒有什麼人權不人權，醫院就是一個乾乾淨淨的地方，你不要用那些政治上的東西來污染醫療"。 <text:line-break/><text:line-break/>我們現在講 "兒童人權" 四個字，就像講 "環保" 一詞那樣，一點問題都沒有。但你要知道，在八零年代的台灣，當 "兒童人權" 這個概念甚至在聯合國都還沒正式出現時，我卻寫了一篇 "台灣兒童人權報告" 的萬言書時，那種排山倒海的恐嚇、威脅以及各種政治報復和千夫所指的不屑、誤解、抹黑、扭曲與折磨，根本不是一般人所能承受。 <text:line-break/><text:line-break/>兒童人權的工作和言論，構成了我後來被以 "煽惑內亂罪" 移送法辦的罪證之一。政治上的威脅與報復不用說了，我舉一個最最最輕微的反應。 <text:line-break/><text:line-break/>我記得，當時高醫有個 "安全室"，安全室主任找我談話，問我從事所謂 "兒童人權" 的目的是什麼？他不待我回答，就直接幫我說了，說我 "就是要攻擊政府對不對？" <text:line-break/><text:line-break/>我說，"政府不能攻擊嗎？" 他聽了，幾乎要抓狂，用力指著我，對著辦公室裏的其他人大吼說："你們看！你們看！這像是個學生講的話嗎？" <text:line-break/><text:line-break/>安全室主任這句話的意思是說，我不可能是學生，我一定是共匪！ <text:line-break/><text:line-break/>接著他又說，我這些行為全部是違法的。我回了他一句說："我不管什麼違不違法，我所說的和我所做的全憑良心，而且我相信我的行為是憲法所保障"。 <text:line-break/><text:line-break/>他聽到 "憲法" 二字，不知道為什麼，反應非常激烈，突然整個人像屁股裝了彈簧一樣，彈跳起來大聲咆哮，一直對著其他教官說 "這不可能是學生！這不可能是學生！學生不可能講這種話！" 一直咬定我身份 "不單純"。 <text:line-break/><text:line-break/>我還常舉個例，就是空污與水源污染等環保問題。大約是1984年左右，戴振耀在他家種芭樂的農地上蓋了一個教室，我們都叫它 "芭樂園"。 <text:line-break/><text:line-break/>大家常常在這教室裏頭討論各種社會問題。不久之後，就成立了台灣第一個環保組織，叫做 "高雄縣生態環境保護會"，事實上也可以說就是環保聯盟的前身。 <text:line-break/><text:line-break/>國民黨對付我們這個在 "芭樂園" 成立的 "高雄縣生態環境保護會"，完全就像在對付一個恐怖組織或黑社會組織那樣，不但裝竊聽器，而且一堆荷槍實彈的警察居然可以擅自闖進教室，進行 "掃蕩"。 <text:line-break/><text:line-break/>這些政治上的威脅甚至性命恐嚇就不用說了，光是講一個最最最微小的一般人反應，那也是我講過很多次的一個例子。 <text:line-break/><text:line-break/>我大學從未參加學校社團，只有一次例外，我加入了高醫一個什麼生態社。加入的目的就是為了讓人們關心生活環境如何被嚴重污染；除了惡臭有毒的空污，高雄的幾乎所有河川完全就是被各種工廠的有毒廢水給污染得五顏六色。我跟阿耀經常四處查訪做記錄，冒死拍了許多照片，污染行徑完全肆無忌憚，污染情況非常觸目驚心。 <text:line-break/><text:line-break/>有一天，高醫那個什麼生態社的學生社團開會，我就站起來講了幾句。我確實只講了幾句，因為我知道的事太多，實在不知要從何講起。事實上，我只不過是講說，我們這個生態社，不要變成賞鳥社；除了賞鳥，我們是不是也該關心一下環境污染的問題？ <text:line-break/><text:line-break/>講完之後不久，一群學弟 "義憤填膺"，就像流氓堵人那樣，集結來到我的課堂上堵我，要我滾出社團。我沒滾，但也沒再參加，畢竟我想做的事並不侷限於校園，打擊目標應該是國民黨政權，而不是校園。 <text:line-break/><text:line-break/>但是，從這例子你就可以看得出來，八零年代的台灣封閉到何種程度，所有與政治相關的一切概念，甚至包括 "台灣" 二字或 "人權"、"環保"、"兒福" 等等等，即便是在一般人眼中，也全是禁忌，就連高醫醫療團的logo 出現 "上為三角形下為圓形" 類似 "台" 字 的圖形，也是禁忌，說那看起來很像台獨聯盟的標誌，義診行程旋即遭到查禁。 <text:line-break/><text:line-break/>我想說的是：當時的台灣，一般人是如何看待所謂 "政治" 這兩個字。它的意涵，跟我們現在所使用的 "政治" 二字完全不一樣。你現在談兒福會變成叛亂罪罪證嗎？你現在談環保，會在校園內遭到同學們的集體圍堵或肢體攻擊與暴力威脅嗎？ <text:line-break/><text:line-break/>除了我之外，我沒聽過有誰反覆指出這一點基本事實。如果你了解這一點事實，你就會明白很多對於台灣那段歷史的說法其實全是謊言，根本不是事實。 <text:line-break/><text:line-break/>比方說，那個年代，諸如什麼羅文嘉、林佳龍，還有他媽的什麼 "自由之愛" 還是什麼碗糕，那個哪叫做什麼學運？根本就是自欺欺人。我和同學們在高醫成立的 "望春風" 才是拿命玩真的。 <text:line-break/><text:line-break/>羅文嘉他們，就是在一種根本不會有任何安全問題的範圍內，搞些校園內的無聊議題；辦起笑死人的所謂 "學生運動" 時，就是用繩子拉出一個小圈圈，圈圈裏頭是 "乾淨的校園"，呼籲 "政治不要污染校園"，請黨外人士不要藉機來校園生事，甚至不准黨外雜誌報導。 <text:line-break/><text:line-break/>這也是為什麼鄭南榕曾經寫了一篇罵人文章的原因，痛罵這些所謂學運份子 "不要當縮頭烏龜"，不要企圖阻撓黨外雜誌的報導自由。 <text:line-break/><text:line-break/>這些假學運真政客厲害之處就在於，他們永遠都和主流媒體緊緊結合，互相利用，彼此炒作，很會造勢造神，然後很快地就藉此取得個人政治權位。一切所有理想，其實全是鬼話，個人權位才是惟一目的。 <text:line-break/><text:line-break/>我寫這文章，其實一開始只是想寫一句話，那就是："你不管政治，政治會管你"。在那年代，政治一詞被污名化，於是自認清高的知識份子們往往以 "不談政治" 為高尚，因此在黨外年代才會有 "你不管政治，政治會管你" 的反諷。 <text:line-break/><text:line-break/>這句話，其實到現在還是成立。你就算有一百個不情願，不想理會政治，但你要知道，你不理它，它卻會理你。 <text:line-break/><text:line-break/>昨天，高雄一棟大樓發生大火，燒死數十人，是我想寫這文章的主要原因。 <text:line-break/><text:line-break/>我是個講話完全憑良心憑事實的人，一說一，二說二，不會因為堵爛誰就故意說誰不好。我住高雄，每天在高雄大街小巷出沒，每天驅車上班，來回橫跨整個高雄，我非常清楚高雄的各種市政狀況。 <text:line-break/><text:line-break/>我必須一再地說，人渣黨治理下的高雄，真的會讓人恨之入骨，它媽的真的是非常無恥，完全無心於市政。 <text:line-break/><text:line-break/>我常提起高雄各種工安問題，非常荒唐，真的是人渣到極點，完全就是任意惡搞，胡作非為。大小工廠一爆兩爆三爆四爆，無數的工安問題，無數的扯濫污行徑，真的是讓人痛恨至極，它媽的有人是這樣子在當市長的嗎？然而，這樣的所謂市長，施政滿意度卻非常高。 <text:line-break/><text:line-break/>我不想批評人渣黨，讓我感到痛苦的是一般人。一個勤於市政、而且清廉正直、有為有守的韓國瑜，讓高雄方方面面迅速改善，卻反而被抹黑成人渣，抹黑成低能兒。透過控制主流媒體，動用鋪天蓋地的各種抹黑造謠手段，硬是把他趕下台，然後說這是民主的勝利；抹黑到好像連嬰兒、連三歲小孩、連小狗看到韓國瑜都想對他吐口痰；抹黑到連他的一舉一動統統都是如此低能與可笑。 <text:line-break/><text:line-break/>那段日子，每天在高雄街頭，到處都可以看到那種一副就是蠢材長相的年輕人或大學生，機車上或皮包上或各地校園裏，掛滿各種什麼 "光復高雄"、"奪回民主聖地" 的標語布條。 <text:line-break/><text:line-break/>接下來我不用多講了，各位應該知道我要講些什麼。我想說的是，你不會覺得很可悲嗎？台灣人的素質水平事實上半個多世紀來根本沒有任何進步，甚至越來越荒唐，越來越低能，越來越無恥，越來越腦殘。 <text:line-break/><text:line-break/>從一個例子你就可以看得出來這樣的一種劣化趨勢。你看，陳定南其實就是當年綠營的 "韓國瑜"。在他從政前，不過是個小商人，印象中好像是在賣皮鞋。但他清廉正直，戮力從公，勤於市政，一絲不茍。 <text:line-break/><text:line-break/>陳定南當選宜蘭縣長後，把宜蘭縣改造、建設得像個人間樂土。但是，你看，國民黨至少從不否認陳定南的政績，而且至今仍十分推崇。國民黨並沒有把他給妖魔化，沒有硬把他抹黑成草包，或是全面摧毀其人格。 <text:line-break/><text:line-break/>但是，人渣黨卻只要有利可圖，再怎麼無恥下流、再怎麼荒唐的謠言謊言與抹黑栽贓，統統都幹得出來，而且綠色支持者也會全力配合，非常無恥。 <text:line-break/><text:line-break/>可我想問問腦殘們或綠色生物們，你們以為這樣無恥地扭曲是非善惡，對你能有什麼好處嗎？政客們大撈特撈，但你能撈到什麼？ <text:line-break/><text:line-break/>你以為惡搞政治沒什麼，而且好好玩，但是，你難道不知道，你惡搞了政治，政治也會反過來惡搞你，讓你跟大家一樣，承受污穢政治的惡果。 <text:line-break/><text:line-break/>難道你可以不用呼吸，不用喝水，不用吃東西，不用出門，不用騎車或開車，不用良好的生活環境，所以空污、水污及有毒食品與不良工安與恐怖交通及各種腐敗，統統都與你無關？你光復了高雄？這樣一種腐敗，就是你想要的？ <text:line-break/><text:line-break/>良善的，硬要抹黑得惡臭不堪。真正臭不可聞的，卻反而獲得超高支持度。它媽的真的是有夠腦殘，真難想像人類會低能到這種地步，蠢到這種地步。只要全面掌控媒體，只要夠無恥夠下流，你幾乎可以顛倒一切是非黑白。這樣一種所謂民主選舉，讓你覺得很神聖、很光榮？ <text:line-break/><text:line-break/>這樣一種極度低能的腦殘現象，事實上也指出一個可怕的將來，那就是台灣人在兩岸衝突之中，將會被煽動去做各種你認為不可能去做的荒唐行為，比方說一如美國長年所鼓吹，攻擊大陸人口稠密大城市或重要民生設施如水壩，以製造兩岸最大傷亡。</text:p>
      <text:p text:style-name="P2">陳真   |  2021.10.13 19:58   |   <text:a xlink:type="simple" xlink:href="http://palinfo.habago.org/Entry?Command=Information_PrintForum&amp;iPage=4#FORUM41114"><text:span text:style-name="T1">#</text:span></text:a></text:p>
      <text:p text:style-name="P3">台灣議和團芻議(9)：美國肯讓中國這樣做嗎？ <text:line-break/><text:line-break/>陳真 <text:line-break/><text:line-break/>2021. 10. 13. <text:line-break/><text:line-break/><text:line-break/>國民黨立委鄭麗文在立法院提出質詢，竟然要求人渣黨要加強軍備，學習澳洲發展核動力潛艇；而且，兩岸開戰時不可投降，務必負起 "保衛台灣" 的責任云云。 <text:line-break/><text:line-break/>這樣的反對黨，跟人渣黨有什麼區別？人渣黨以破記錄的瘋狂方式，動輒花費幾千億、以不合理之天價向美國購買軍火，飛彈密度世界第二，納稅人的血汗錢不是用來增進人民福利，而是買了滿屋子的武器，軍火商與政客全賺撐了，國民黨是嫌台灣人錢太多無處花嗎？ <text:line-break/><text:line-break/>而且，台灣花費鉅資發展核動力潛艇做什麼？是要當亞洲警察長期潛伏海底、到處巡邏、保護鄰國嗎？真的是很莫名其妙。 <text:line-break/><text:line-break/>而且，台灣人民被美國及其走狗們給長期掏空得一窮二白，年輕一代卻還要被美澳日等國給推上戰場，幫美日澳敵人去攻擊自己的同胞，跟自己的骨肉親人決一死戰，他媽的這叫做 "保衛台灣"？ <text:line-break/><text:line-break/>藍綠政客們自己以及自己的小孩和親人，要不要現在就從軍，臥薪嘗膽，過著堅苦卓絕的軍旅生活，學習戰爭技能，學習怎麼殺人，以便將來打前鋒，決一死戰給大家看？ <text:line-break/><text:line-break/>事實上根本不是這樣。有幾個藍綠政客是不貪婪不圖謀權勢私利的？有幾個藍綠政客是不會有難就先落跑的？有幾個藍綠政客不是家財萬貫？有幾個藍綠政客的小孩是跟大家一樣在島內接受教育？少之又少，往往很早就送出國，而且海外都有置產、有退路。有幾個藍綠政客的家人跟大家一樣每天辛苦工作辛苦生活而不依靠關係走門路的？ <text:line-break/><text:line-break/>人渣黨是連靈魂都可以拿來賣的一群人渣、蟑螂，而國民黨則是為謀權位，賤賣人格，眛著良心一路拿香跟拜，哪種鬼話有選票，他就會說哪種鬼話，完全沒有絲毫理念或理想可言，絕大多數就是投機份子。 <text:line-break/><text:line-break/>人渣黨不用說了，但是，人渣黨再怎麼爛，台灣人實在也不應該再寄望國民黨，除非它洗心革面，提出一個真實的理念，把話說清楚，而不是見人說人話，見鬼說鬼話；更不是腦袋進水，整天講些跟人渣黨根本沒兩樣的鬼話來騙選票，例如什麼國防靠美國或什麼美國會來救，不惜把台灣推入戰火。 <text:line-break/><text:line-break/>它媽的什麼叫做 "美國會來救"？美軍來台是侵略，不是救。解放軍才是來拯救台灣！ <text:line-break/><text:line-break/>哪天加州說不定也會鬧獨立，加州國國民要不要請中國來救？美國肯不肯讓加州人民每年花費幾千億跟中國買武器，以便跟美國各州人民決一死戰？ <text:line-break/><text:line-break/>美國肯不肯讓中國控制所有美國媒體，每天教導各州人民互相仇恨自相殘殺？ <text:line-break/><text:line-break/>美國肯不肯讓中國每天教育加州國國民必須有跟美國各州人民戰到最後一兵一卒的決心？ <text:line-break/><text:line-break/>美國肯不肯讓中國每天鼓動策動美國各州獨立，讓中國每天教導美國人，為了獨立自主的人權與民主自由，任何一個州，只要願意死三分之一人口和美國白宮決一死戰，就有可能獨立。 <text:line-break/><text:line-break/>中國可以救美國人，可以保證用幾十倍天價賣武器給美國各洲人民，做他們的堅實盟友，美國肯讓中國這樣做嗎？ <text:line-break/><text:line-break/>美國肯不肯讓中國派遣解放軍入境美國，幫各州人民發展強大軍隊，教導他們如何攻擊美國的重要民生設施及人口稠密的大城市，如何製造美國人的最大傷亡，以便一舉毀滅美國，便能獨立！美國肯嗎？肯讓解放軍來拯救深陷生活之苦的美國各州人民嗎？天底下有哪個國家會願意這樣做的嗎？ <text:line-break/><text:line-break/>美國肯不肯讓中國強迫美國各州人民以天價購買中國武器，以便把各州打造成全世界飛彈密度最高的刺蝟州，以便跟美國決一死戰？以便發動各州爭取獨立的內戰？ <text:line-break/><text:line-break/>美國肯不肯讓中國控制所有媒體與教育？每天教導美國小孩說自己不是白種人，而是中國人的狗奴才；每天教導美國小孩說白人就是骯髒有病的賤畜，死越多越好，要是能夠在美國本土進行大屠殺，那就更棒了。美國肯嗎？天底下有哪個國家或民族會願意讓人這樣幹的嗎？ <text:line-break/><text:line-break/>美國肯不肯讓中國控制所有媒體與教育，控制各黨派，然後每天教導美國人務必全民皆兵，務必發展城市巷戰與長期內戰，不可屈服，不可投降，務必戰到最後一人，拿掃把也要跟美國白人賤畜一決死戰。美國肯嗎？天底下有哪個國家肯讓人這樣毫無人性地惡搞嗎？ <text:line-break/><text:line-break/>長年以來，台灣人被美國人當狗使，要他吃毒豬就吃毒豬，要他吃毒牛就吃毒牛，而且還得花費數兆經費，傾家蕩產購買美國軍火。到最後，吸乾啃盡，還要把台灣人當成狗肉炸彈，來幫美國人攻擊、毀滅台灣人的至親骨肉，然後台灣人至今還在感謝美國、叩謝美國。這不是腦子有病，又是什麼？天底下怎麼會有這麼蠢的一群人？ <text:line-break/><text:line-break/>我百分之百確定，這些簡單道理與基本常識，所有藍綠政客都完全懂，我從未聽過、見過或認識哪個政客是不懂這些道理的！他們私下完全都懂，但他們卻為了一己之私，甘為美國走狗，藉以獲取權位與私人暴利，不惜出賣台灣，不惜把台灣推向戰火，推向毀滅，以便幫助美國繼續稱霸世界，繼續到處侵略屠殺弱小國家。 <text:line-break/><text:line-break/>這就是台灣的一個基本現況。越多台灣人覺醒，台灣人的痛苦就會少一些。</text:p>
      <text:p text:style-name="P2">許世勤   |  2021.10.13 09:47   |   <text:a xlink:type="simple" xlink:href="http://palinfo.habago.org/Entry?Command=Information_PrintForum&amp;iPage=5#FORUM41113"><text:span text:style-name="T1">#</text:span></text:a></text:p>
      <text:p text:style-name="P3">牛津經濟研究院(Oxford Economics)調查發現，自Covid-19疫情以來，全美增加約3.7兆美元的儲蓄，其中70%來自最富裕的20%，其中1/5收入最低的家庭的儲蓄則減少。大家都知道「階級社會」這個名詞，都知道「金字塔」頂端與底層的差異，但怎麼不知道這實際上就是一種「奴隸制」的社會結構？表面的民選投票制度，只是用來掩蓋奴隸社會的一層皮，但是披著羊皮的狼還是狼。 <text:line-break/><text:line-break/>日本東京大學名譽教授上野千鶴子最近頗為轟動的開學致詞提到:等待你們的是一個沒有公平回報的社會，震撼了理當是天之驕子、驕女的日本東大新生，並期勉東大學生不要只是為了「往上爬」而學習。 <text:line-break/><text:line-break/>當「金字塔」頂端無需任何努力，便可以吸收「底層」日以繼夜奮鬥而來的成果，這合理嗎？但是我們的各種教育、媒體，卻讓人們習以為常，以為被剝削是無可奈何的。有句網路玩笑話「與其學會怎麼投資，不如學會如何『投胎』」。許多人明白受到剝削這件事，明明「變得一無所有，但有了民主」，所以一切值得？ <text:line-break/><text:line-break/>當一個建設公司董事長，不斷地蓋房子，但是替他工作的工人，卻連自己蓋的廁所都買不起，不覺得這樣很丟臉嗎？還有身為人的尊嚴嗎？還是說「貪婪是良善(Creed is good)」，一切只以自己的利潤、資產的複利增長為優先。「美國價值」製造了愈來愈多的遊民，但中國帶領數億人脫貧，並走向「共同富裕」，善惡之分其實一目了然。 <text:line-break/><text:line-break/>所謂「基於規則的國際秩序」，不過就是美國為了維持其奴隸主地位的一種說詞。為了維持這種「秩序」，美國肆意侵略，他們只是看著地圖按一個按鈕，卻沒看見地圖上有人。 <text:line-break/><text:line-break/>這個世紀上演的，是中國代表的「王道」，對決「美國優先」的「霸道」。「中國崛起」以及「中華民族的偉大復興」代表了一個王道世紀來臨前的曙光，是意識上的覺醒。奴隸主總是害怕奴隸團結起來要求「平等」，何況多數的美國人民也只是奴隸而已，這便會動搖到美國政治菁英的根本利益。</text:p>
      <text:p text:style-name="P2">陳真   |  2021.10.12 20:57   |   <text:a xlink:type="simple" xlink:href="http://palinfo.habago.org/Entry?Command=Information_PrintForum&amp;iPage=5#FORUM41112"><text:span text:style-name="T1">#</text:span></text:a></text:p>
      <text:p text:style-name="P4">台灣議和團芻議(8)：常識 <text:line-break/><text:line-break/>陳真 <text:line-break/><text:line-break/>2021. 10. 12. <text:line-break/><text:line-break/><text:line-break/>CIA 現任局長叫做 William Burns，是個陰險厲害的角色，不是Pompeo 那一種大嘴巴。 <text:line-break/><text:line-break/>這位情報頭子 William Burns，在兩年前的自傳中指證說，有一些美國政治人物當時反對侵略伊拉克，因為沒有理由去毀滅一個國家，入侵、佔領伊拉克根本沒有任何正當性。美國副總統錢尼聽了，很不屑地回應說："我們攻擊伊拉克惟一所需要的正當性，就寫在MIA1 的戰車上"。 <text:line-break/><text:line-break/>MIA1 是當年號稱全世界最強大的戰車。這意思是說：美國想要侵略誰就侵略誰，拳頭就是真理，哪需要什麼理由？ <text:line-break/><text:line-break/>因此，你看，當年的美國國務卿鮑爾，在聯合國大會上拿著一小瓶洗衣粉在手上搖啊搖的，對著各國代表說：你們看，伊拉克的大規模毀滅武器就在我手裏！ <text:line-break/><text:line-break/>很囂張吧！連造假也不肯好好假裝一下，隨便拿個洗衣粉就出來瞎掰，然後就據以殺害上百萬名伊拉克人。 <text:line-break/><text:line-break/>聯合國首席武檢官當時便公開怒斥美國撒謊。但是，美國的態度就是這樣：恁北說要侵略誰就侵略誰！你管得著嗎？ <text:line-break/><text:line-break/>布希甚至公開向世界各國發出恫嚇說：各位可以自由做出選擇，要嘛跟我們一夥，要不就是我們的敵人。 <text:line-break/><text:line-break/>二十幾年前，在所謂 "反恐" 口號提出之前，你要談美國與西方國家的血腥殘暴也許很難談，因為人們幾乎不可能相信。但是，這二十幾年來，美國已經又殺害了上千萬人，製造了上億的難民，難道你完全看不見？到底是要邪惡血腥殘暴貪婪到何種程度，然後你才會看見？ <text:line-break/><text:line-break/>自從提出 "台灣議和團" 的構想以來，日子就不太平靜。什麼都還沒開始做，就已經烏煙瘴氣。這其實也意味著，我們的想法是敵人所不樂見。 <text:line-break/><text:line-break/>另一方面，議和團的想法同時也受到許多人的支持，只是我還沒想清楚應該怎麼做。 <text:line-break/><text:line-break/>台灣是個很重視聲勢的地方，當你無權無勢時，那些黨以及黨的頭人是不可能鳥你的。但是，我們其實也不一定要獲得那些黨(例如國、新兩黨)眼前的支持，畢竟他們所追求的東西，跟我們不太一致。 <text:line-break/><text:line-break/>二十幾年前，我在英國發起 CARD(Campaign Against Racial Discrimination；反種族歧視運動)。那時候的感覺就好像捅了馬蜂窩，引起非常多的風波、反彈和報復。 <text:line-break/><text:line-break/>在那個眾人一致純粹崇洋媚外的年代 (當時的祖國仍然貧窮，仍然積弱不振)，談論種族歧視，就好像談論地球上有火星人存在那般艱難而不可思議。可是，幾年後就一點也不難了。不但不難，而且逐漸成為一種常識，而非禁忌。 <text:line-break/><text:line-break/>當時，黃國俊邀請我去座談、演講，地點在倫敦大學。我在一篇萬字講稿中做了個比喻。我說，概念之為物，就像一種倉庫。當一種概念被提出時，它總是顯得如此陌生而令人困惑。但是，當我們用各種例子或原則慢慢填滿這個概念倉庫時，人們也就能逐漸對它產生理解，從而熟悉其應有之內涵。 <text:line-break/><text:line-break/>二十幾年前，我開始批評美國帝國主義之侵略屠殺等等血腥暴行時，也是一樣的艱難，簡直可以說是不可能的任務，幾乎沒有人相信。 <text:line-break/><text:line-break/>那時候，我常得到的回應是說我瘋了，說我居然如此無恥，竟然說出這麼離譜的謠言；甚至還有人要我舉證，要我證明美國曾經殺害 "一個" 人；不用殺很多人，對方只要我證明如此偉大且重視人權的美國曾經殺害 "一個" 人就夠了。只要我能證明，就算他輸。 <text:line-break/><text:line-break/>很離譜吧？當美國已經殺害了數千萬人時，人們居然跟你嗆聲，要你證明美國曾經殺死 "一個" 無辜的平民百姓。 <text:line-break/><text:line-break/>再更早之前，也就是八零年代，在 "聯合國兒童權利公約" 都還不存在的年代，我就寫了一篇流傳海內外甚廣的 "台灣兒童人權報告"，該報告後來被聯合國及聯合國兒童基金會 (UNICEF) 引用為資料文件。 <text:line-break/><text:line-break/>那時候，高醫校方的安全室，卻建議校方高層用校規處分我，說我虛構數萬雛妓與童工等謊言，毀謗政府，破壞校譽，理當退學。後來，高醫要我舉證，我就一一找出資料來源，證實給校方看，高醫才啞口無言。 <text:line-break/><text:line-break/>那時候，談論兒童人權以及創立台灣第一個兒福團體的艱難，以及所得到的各種極其陰暗的政治報復，大概是我這輩子所遭遇最慘烈而痛苦的幾年時光。各種陰暗醜陋的政治報復，完全就是不擇手段。 <text:line-break/><text:line-break/>再加上當時足以抄家滅族的台獨叛亂罪名，走投無路，家破人亡。我幾乎撐不下去。隨著我媽的遽然離世，我每天腦海想的就是她一個人走上黃泉路怕不怕？孤不孤單？一路上黑不黑？可不可怕？我要不要乾脆自殺，陪她走這趟黃泉路？ <text:line-break/><text:line-break/>但是，現在呢？談論兒童人權反而是美事一樁不是嗎？所謂台獨，更是從抄家滅族的砍頭大罪，變成如今的氣燄囂張。 <text:line-break/><text:line-break/>再更早之前，八零年代初期，光是批評空氣污染以及蒐證指控被各大財團工廠或國營企業的有毒廢水及重金屬給污染得五顏六色的高雄市每一條河川，幾乎要給我惹來殺身之禍。但是，現在呢？講環保可是很有正當性的不是嗎？ <text:line-break/><text:line-break/>各種例子講不完。我幾乎參與創立了台灣各種層面的社運。雖然，這些社運被人渣黨所篡奪，變成一種掛羊頭賣狗肉的政治工具。但是有一天，它們還是會回歸到應有的初衷與原則。 <text:line-break/><text:line-break/>我知道，那些看重鎂光燈、看重權勢的人，看不起這些事，看不起這些不會為你撈到好處、不會為你賺進鈔票或贏得名聲或藉以取得政治權位的作為。但是，這些工作，不管是思想的，概念的，或實際操作上的，事實上才是定義了一個社會良好發展的根本基礎。 <text:line-break/><text:line-break/>其實，那些當下乍看幾乎是不可能被普遍接受的想法，不管多艱難，只要它是正確的，良善的，公義的，真實的，那麼，遲早有一天，它就會變成一種常識和信念。 <text:line-break/><text:line-break/>因此我相信，有一天，當我們訴說帝國主義之泯滅人性與重大危害，訴說中國之於人類文明與世界和平之偉大貢獻時，人們將會說，那只是一種常識。</text:p>
      <text:p text:style-name="P2">陳真   |  2021.10.12 17:17   |   <text:a xlink:type="simple" xlink:href="http://palinfo.habago.org/Entry?Command=Information_PrintForum&amp;iPage=5#FORUM41111"><text:span text:style-name="T1">#</text:span></text:a></text:p>
      <text:p text:style-name="P3">台灣議和團芻議(7)：CIA 的反中任務 <text:line-break/><text:line-break/>陳真 <text:line-break/><text:line-break/>2021. 10. 12. <text:line-break/><text:line-break/><text:line-break/>CIA 及美國在全球各地的駐外機構，從十幾年前就開始大量招募懂得中文的人員，這幾年更是大張旗鼓，高調進行。原因無它，衝著中國而來。這類中文人員各有不同任務，網軍是其中之一。 <text:line-break/><text:line-break/>網路興起之初，Noam Chomsky 曾經對之抱持相當樂觀的態度，認為資訊之流通，將可促進民智大開。我則十分悲觀。 <text:line-break/><text:line-break/>如今，二十多年過去了，顯然我的判斷才是對的。事實證明，網路並沒有使得 "民智大開"，反倒因為其匿名性及高度壟斷性(幾乎完全控制在美國手裏)，使得謊言政治比過去歷史上任何時候都更加猖狂，造謠抹黑冒名反串帶風向等等等，早已變成以美國英國為首的西方世界的一項極具殺傷力的政治武器。 <text:line-break/><text:line-break/>十多年前，美國開始提出 "打假" 的行動任務與口號。打假就是打擊假新聞。當時聽到這項行動，我一開始感覺很奇怪，打假？那不就是打自己嗎？以美國為首的西方世界，就是整個謠言製造中心。 <text:line-break/><text:line-break/>很快地，我就不覺得奇怪了。因為，就如世勤所說，當美國提出某個任務目標時，意思就是說他將要大力幹那些事。比方說，當他說要花幾千億 "防範" 生化武器攻擊時，意思就是說，生化武器攻擊將是他準備大展身手的作法。 <text:line-break/><text:line-break/>台灣是美國的狗 (跟澳洲一樣，應該是全世界最忠實的兩條狗。我很不想要侮辱狗，但我找不到更好的詞)，所作所為當然也是這一套。你看，台灣那些所謂打假網站，或是整天在叫大家小心對岸的什麼假新聞的一些碗糕學者，以及人渣黨的狗官們與網軍，不折不扣就是一切假新聞的來源。 <text:line-break/><text:line-break/>我想說的是： <text:line-break/><text:line-break/>1. 網路世界是不可信的。任何言論，惟有當你知道作者是誰時，才有意義。 <text:line-break/><text:line-break/>2. 島內的網軍有兩種，一種隸屬人渣黨，一種則來自CIA。 <text:line-break/><text:line-break/>3. 我從沒見過祖國幹過什麼骯髒事，而我卻也從沒見過西方世界有過一刻的正直，每天無時無刻就是幹盡各式各樣的陰暗卑鄙勾當、造謠抹黑及到處姦殺擄掠。 <text:line-break/><text:line-break/>但是，絕大多數人卻完全不知道這個基本事實，反倒把至善的中國視為惡魔，把西方撒旦看成美麗天使。這樣一個善惡顛倒的黑暗時代，看來總算已經快要走到盡頭。</text:p>
      <text:p text:style-name="P2">許世勤   |  2021.10.12 13:26   |   <text:a xlink:type="simple" xlink:href="http://palinfo.habago.org/Entry?Command=Information_PrintForum&amp;iPage=5#FORUM41109"><text:span text:style-name="T1">#</text:span></text:a></text:p>
      <text:p text:style-name="P4">最近我爸算了一下，我們家的房租加上店租，三十幾年下來總共給了房東三千多萬。這也僅僅只是我家「貢獻」的，這個房東出租的是整條街的店面以及房子。最近換人管理，新的房東要漲租金，在疫情嚴峻的時刻，這個漲法讓接下來的冬天更顯蕭瑟。 <text:line-break/><text:line-break/>過去有生意不錯的店家，生意做得火熱，房東認為是他的店面地段好，漲了大概三萬塊的租金，老闆不堪負荷決定收攤，結果收起來的那間店面到現在還空著。辛辛苦苦一整年下來，賺的錢大都流入了資產階級的口袋。 <text:line-break/><text:line-break/>有時候我看著「重劃區」富麗堂皇的建築，想著如果我也能買個兩間，一間我跟老婆住，一間給父母住，讓家人可以過上舒服的生活多好。只是每每看著自己每月的工資，每到月底結算發現入不敷出，連儲蓄都十分不易，發現自己只是個魯蛇，也只能望屋興嘆。 <text:line-break/><text:line-break/>所謂的民主、自由、人權，沒有擁有掠奪80%資源的能力，還真的沒資格擁有。更可悲的是，80%的人是被20%的人以所謂「二八法則」所奴役與箝制的一群，卻替這奴役他們的20%說話，以為如此自己就能有機會擠身那20%的上流階級。</text:p>
      <text:p text:style-name="P2">鄭豐遠   |  2021.10.12 10:52   |   <text:a xlink:type="simple" xlink:href="http://palinfo.habago.org/Entry?Command=Information_PrintForum&amp;iPage=5#FORUM41108"><text:span text:style-name="T1">#</text:span></text:a></text:p>
      <text:p text:style-name="P3">所謂民主、自由、人權這些辭彙，在西方的操作下，早已脫離它們原始的意義，全屬互相矛盾的鬼扯蛋。 <text:line-break/><text:line-break/>范勇鵬是一名大陸教授，也許稱不上最頂尖的學者，有時會長篇大論吊書袋，不過一些研究心得還是值得一聽。最近他就講到這些鬼扯蛋玩意: <text:line-break/><text:line-break/><text:a xlink:type="simple" xlink:href="https://youtu.be/me5OvkCjZv0"><text:span text:style-name="T2">https://youtu.be/me5OvkCjZv0</text:span></text:a></text:p>
      <text:p text:style-name="P2">陳真   |  2021.10.12 09:29   |   <text:a xlink:type="simple" xlink:href="http://palinfo.habago.org/Entry?Command=Information_PrintForum&amp;iPage=5#FORUM41107"><text:span text:style-name="T1">#</text:span></text:a></text:p>
      <text:p text:style-name="P4">一個人可以笨成這樣，卻又同時能如此有 "自信"，真是很不容易： <text:line-break/><text:line-break/>https://bit.ly/3AshN8p</text:p>
      <text:p text:style-name="P2">人民   |  2021.10.12 08:43   |   <text:a xlink:type="simple" xlink:href="http://palinfo.habago.org/Entry?Command=Information_PrintForum&amp;iPage=5#FORUM41106"><text:span text:style-name="T1">#</text:span></text:a></text:p>
      <text:p text:style-name="P3"><text:a xlink:type="simple" xlink:href="https://bit.ly/3AshN8p"><text:span text:style-name="T2">https://bit.ly/3AshN8p</text:span></text:a><text:s/><text:line-break/><text:line-break/>張亞中不必急著找民進黨辯論，先和蔡詩萍辯看看。 <text:line-break/><text:line-break/>我對今日世界的理解，自由、平等常常互相衝突。這是人類社會實踐的結果，不是美麗的詞藻可以掩蓋的。通常，有錢人熱愛自由，沒錢人熱愛平等。但也有例外，例如台灣。台灣一大堆沒爸可靠的無產階級也在那邊每天喊自由，可見得台灣的教育多成功</text:p>
      <text:p text:style-name="P2">陳真   |  2021.10.12 05:10   |   <text:a xlink:type="simple" xlink:href="http://palinfo.habago.org/Entry?Command=Information_PrintForum&amp;iPage=5#FORUM41105"><text:span text:style-name="T1">#</text:span></text:a></text:p>
      <text:p text:style-name="P4">台灣議和團芻議(6)：我願意出馬競選... <text:line-break/><text:line-break/>陳真 <text:line-break/><text:line-break/>2021. 10. 12. <text:line-break/><text:line-break/><text:line-break/>有些事很瑣碎，理當不值一駁，但言之者眾，所以有時也就只好說說。例如，拜登當選之後，島內常可聽到說民進黨押錯寶了，川普落選，這下慘了，拜登將不買民進黨的帳。 <text:line-break/><text:line-break/>這是蠢話。這就好像說你家養了兩條狗，其中一條最近好像比較喜歡你太太，常給她搖尾巴。於是，當你在這個家掌權之後，這狗就慘了，因為牠押錯寶了。 <text:line-break/><text:line-break/>狗就是狗，狗也有押寶的地位嗎？你跟你太太就是這個家的主人，誰當家都一樣，不干狗的事；狗只是狗，搖不搖尾巴，舔不舔大腿，全都無關緊要，不影響主人心情，也不影響主人隨時要你辦的事。 <text:line-break/><text:line-break/>還有一種傻話也是最近常聽到，說是美國決定將與我國改善關係，於是這下民進黨又慘了，看錯風向了。 <text:line-break/><text:line-break/>這也是蠢話。中美之間又不是小朋友鬧著玩，哪會有什麼上星期跟你好、這星期又不跟你好之理。中美之間是要拼上億萬條人命死活的，是一種長達幾十年的文攻武嚇你死我活的鬥爭戲碼，乃至戰爭；誰來當家都一樣，只會微調，主戲不會改來改去，又不是小倆口鬧彆扭。 <text:line-break/><text:line-break/>你看，中美兩國使者這兩天才剛決定年底要舉行視訊高峰會，結果，此一消息才宣佈僅僅不到24小時，美國 CIA 馬上宣佈成立一個 China Mission center(中國任務中心)，打算集結一切力量打擊我國，並且還附帶成立一個同樣可怕的邪惡任務中心，叫做 the Transnational and Technology Mission Center(跨國與科技任務中心)。 <text:line-break/><text:line-break/>此一跨國科技任務中心，講得文言一點就是，美國打算以各種新興高科技及經濟與貨幣手段來打擊敵人，其中包括氣象與氣候問題與手段，更是把 "公衛" 當成一種藉以進行全球性攻擊的國安武器。 <text:line-break/><text:line-break/>講得白話一點就是不擇手段，凡是可以拿來攻擊敵人的工具，全都可以派上用場，包括各種生化武器，或是針對敵國之公衛體系進行破壞，乃至各種下三濫的科技手段。 <text:line-break/><text:line-break/>這些作為，事實上就是複製當年美蘇冷戰的歷史翻版，只是把蘇聯改成中國。當年也是一樣，美國收編大量納粹科學家與日本731部隊餘孽，納為己用，大搞各種不擇手段的武器研發。相關資料太多了，掛一漏萬，難以言盡。不妨隨便看看幾個簡介，有點概念就行： <text:line-break/><text:line-break/><text:a xlink:type="simple" xlink:href="https://bit.ly/2YG9lFu"><text:span text:style-name="T2">https://bit.ly/2YG9lFu</text:span></text:a><text:s/><text:line-break/><text:line-break/><text:a xlink:type="simple" xlink:href="https://bit.ly/3aryUwr"><text:span text:style-name="T2">https://bit.ly/3aryUwr</text:span></text:a><text:s/><text:line-break/><text:line-break/>結論是這樣，人渣黨很可恨，很齷齪，為一己私利，不惜出賣眾人福祉，不惜出賣兩岸同胞。但是，你要知道，牠就只是一條走狗而已，走狗是缺乏意志的，牠不是一個主體。走狗該罵，但牠畢竟不跟我們同在一個平面上。你被狗咬了，不是整天罵狗或找狗理論，而是找狗主人算帳才對。 <text:line-break/><text:line-break/>但是，在各種議論中，這個基本議論架構卻總是有意無意被拿掉了，變成是人在跟狗鬥，這是完全不對的。沒有什麼藍綠鬥爭這回事，只有中美鬥爭；統獨也根本就是一個不存在的假議題，台灣如何解放才是實質問題。 <text:line-break/><text:line-break/>另外，還有一種自欺欺人的說法就是以韓國瑜為首、張亞中為輔的所謂中華民國派，當然也包括趙少康等投機派，也是以中華民國當遮羞布、擋箭牌。韓國瑜甚至說要粉身碎骨捍衛中華民國。這很奇怪，如果要 "誓死" 捍衛中華民國，那跟台獨有何兩樣？只是在國名上玩花樣而已不是嗎？ <text:line-break/><text:line-break/>這也許有點像過去曾經甚囂塵上的所謂 "台灣自決"。在過去，台獨是要砍頭的，於是很多人不喊獨，就喊自決。問題是，自不自決是一種過渡概念，重點是要決去哪裡？決定如何？總得有個答案，而不是一直喊自決，究竟自決的結果是統或獨，卻刻意打馬虎眼，以迴避當下的政治鎮壓。 <text:line-break/><text:line-break/>也許中華民國派也是這樣。人性習於從眾，憚於落單，你要他喊統一，他怕槍打出頭鳥，所以就喊個中華民國派，彷彿有別於台獨，但也不是統一。問題是，天底下會有一種既非統又非獨的永久主張嗎？是時候了，看是要統或獨，總得攤牌吧？或是更精確地說，你總得表個態，看是要永遠當美國狗？還是恢復正統身世，好好當一個中國人？ <text:line-break/><text:line-break/>至於所謂獨立，以為可以獨立於中美之外，一如我常說的台獨有三不：技術上不可能，現實上不必要，道德上不道德。其實應該加個第四不：不是事實。所謂台獨，根本不是事實性的主張。所謂台獨，完全就是永久充當美日走狗與奴才的殖民主張。豈有好好的人不當，卻一心想給敵人當狗的道理？ <text:line-break/><text:line-break/>很多刻意模糊的馬虎眼，在過去有它的存在需求，但是，這樣的模糊年代已然成為過去。中華民國派就跟所謂台獨一樣，是該想清楚自己到底是在主張什麼的時候了。 <text:line-break/><text:line-break/>有些存在物，是私密的，主觀的，一廂便可情願的，但有些存在卻是客觀事實，由他人決定。我常開玩笑說我是一個務實的宇球獨立工作者，宇宙的宇，羽毛球的球，希望有一天地球能獨立建球，正名為宇球；別再說什麼地球了，太沒內涵了，是宇球，宇宙之球才對。如果有必要，我願意挺身而出競選宇球球長。但是，耶穌最近託夢給我說，"你好好當個家長就行了"。 <text:line-break/><text:line-break/>所謂台獨或中華民國，其實就跟宇球一樣。無不敬之意，但事理卻是如此。沒有可行性、正當性與必要性的理想，其實就只是一種妄想；其情或可憫，其理卻可悲乃至可笑。</text:p>
      <text:p text:style-name="P2">陳真   |  2021.10.12 05:10   |   <text:a xlink:type="simple" xlink:href="http://palinfo.habago.org/Entry?Command=Information_PrintForum&amp;iPage=5#FORUM41104"><text:span text:style-name="T1">#</text:span></text:a></text:p>
      <text:p text:style-name="P3">謝謝萬康，內文鏈結我也幫你改了。</text:p>
      <text:p text:style-name="P2">張萬康   |  2021.10.11 23:48   |   <text:a xlink:type="simple" xlink:href="http://palinfo.habago.org/Entry?Command=Information_PrintForum&amp;iPage=5#FORUM41103"><text:span text:style-name="T1">#</text:span></text:a></text:p>
      <text:p text:style-name="P4">抱歉，我前文談長津湖一文，裡面有個《科普：中國共產黨的講話風格、風味之賞析閒聊》的連結(鏈接)貼錯了啦。這個連結才對: <text:line-break/><text:a xlink:type="simple" xlink:href="https://wczhang.blogspot.com/2021/05/blog-post_28.html"><text:span text:style-name="T2">https://wczhang.blogspot.com/2021/05/blog-post_28.html</text:span></text:a><text:span text:style-name="T2"><text:s/></text:span><text:line-break/><text:line-break/>↑這是摘自我去年建立談歷史的部落格， <text:line-break/>其他文章諸君亦可參考，主要是希望分享推廣給欠缺兩岸歷史概念、被兩岸網路文章和台灣藍綠當局誤導的朋友們。很多對岸文章是亂套的，好比誤認台灣被日本統治50年就深受日本文化影響，這其實是綠營史觀近年的加強宣傳，使島內受洗腦之餘，把對岸也洗腦了所致。這背後還包括日本右翼團體的暗中推動，譬如夏潮的林聲洲先生寫過台灣屏東的牡丹社抗日紀念碑文為何被縣長移除，為何恢復日軍將領碑文之種種，以及當地原住民為之不滿，但沒辦法。 <text:line-break/><text:line-break/>這部落又如這篇:《尻仔筆記：歷史與現在：（一）「中國」的由來》 <text:line-break/><text:a xlink:type="simple" xlink:href="https://wczhang.blogspot.com/2021/03/blog-post_19.html"><text:span text:style-name="T2">https://wczhang.blogspot.com/2021/03/blog-post_19.html</text:span></text:a><text:s/><text:line-break/>好友小豪曾建議我這篇要貼來巴勒網，但問題是我考量文章太長，本想分幾次貼，順轉成簡體供對岸板友方便閱讀，但沒執行。聽說最近對岸無法直接讀到巴勒網了，得翻牆。那麼，我今天先貼上連結，讓海外的華人朋友都可先閱。 <text:line-break/><text:line-break/>又如本篇：《（科普）最後與最初的浪漫：台灣是個小中國》 <text:line-break/><text:a xlink:type="simple" xlink:href="https://wczhang.blogspot.com/2021/06/blog-post_16.html"><text:span text:style-name="T2">https://wczhang.blogspot.com/2021/06/blog-post_16.html</text:span></text:a><text:s/><text:line-break/><text:line-break/>由於之前貼錯了，乾脆這次貼更多！@@"其他部落格裡尚有多篇就略下隨緣了，大家颱風天平安。萬康。</text:p>
      <text:p text:style-name="P2">Dheeresha   |  2021.10.11 17:58   |   <text:a xlink:type="simple" xlink:href="http://palinfo.habago.org/Entry?Command=Information_PrintForum&amp;iPage=5#FORUM41102"><text:span text:style-name="T1">#</text:span></text:a></text:p>
      <text:p text:style-name="P3">本文轉自 王孟源 微博 <text:line-break/>若有不妥請告知 <text:line-break/><text:line-break/><text:line-break/>#问答时间# 所以當前的中美對峙，可以簡單描述為手裏有傢伙、心中計算實利的成年人，面對一個裝腔作勢、只在意同伴面前形象的小流氓頭子。 <text:line-break/><text:line-break/>问：王老師，今天台灣蔡英文雙十演講，不遮不掩直接兩國論擺上檯面，一副攤牌的架勢，她是做什麼思考，以及中共會做出何種反應？難道如你所預料蔡在餘下預期學陳水扁搞大動作嗎？ <text:line-break/><text:line-break/>@王孟源dudu 答：她是做什麽思考？這還用問？她思考的當然只是自己的利益，而且是短期政治利益；前者是壞，後者是蠢。台灣政壇有權力的政客，無分藍綠，哪一個不是如此？我沒有興趣浪費時間精力來重複廢話，若有再問者，一律拉黑。 <text:line-break/><text:line-break/>至於國際形勢，陳水扁是在美方明確警告之下，硬闖紅綫；現在美國國務院反過來為台灣撐腰，蔡只是看了主子臉色，叫幾聲附和一下，本質上和阿扁剛好相反。臺海局勢早已100%成爲中美之間的二元博弈，台灣根本沒有任何插手的餘地，島内的媒體聲浪再怎麽鋪天蓋地，也只是關起門自娛自樂而已。再說一次，這個博客只試圖開闊讀者的國際視野和理論思維，台灣内部的爛事細節，不得在此討論。 <text:line-break/><text:line-break/>美國政權高層從Reagan開始，越來越玩弄民粹，在Trump任期達到巔峰。但是不論有多麽反智和低級，至少Pompeo這些人還算是操綫的玩家。從Biden開始，所有主要幕僚反過來成爲被反智民粹操弄的玩偶，這是一個量變之後的質變，也是當前中方對美開展外交工作上，最大的戰術級別阻礙。 <text:line-break/><text:line-break/>簡單來説，Biden的高級幕僚和他們的幕僚都是Ideologue，亦即白左邪教的信徒。這本身已經是個嚴重的問題，但更糟糕的是，即使只看白左知識界，這群30、40、50幾嵗的“新生代精英”，智商也比上一代低很多，完全不能和Hilary原先預定的行政班底相比；像是AUKUS那個debacle，簡直就是初中生的思維層次，連Boris Johnson要求對法國事先保密，都看不出是個陷阱。我覺得這不只是民粹教條的直接愚化作用，而是教育界和學術界長期衰敗腐化的結果；參見以往我對美國社科界的幾千個批評。 <text:line-break/><text:line-break/>最近幾個月的中美交涉，基本都是各説各話，除了釋放孟晚舟之外，並沒有什麽實質的進展，而且臺海問題還在不斷惡化之中。中方是從理性出發，説明不接受美方一手捅刀、另一手伸到中國口袋裏撈錢的美式雙贏（亦即單方贏兩次；很諷刺的，這原本是美國外宣用來抹黑中國的説辭；我一直覺得中國外宣可以簡單反擊說：“Same side winning twice” is the American version of win-win, not Chinese. After all, we don't proclaim "China First".）；但是美方卻堅持認爲可以公然爲所欲爲、損害中國的核心利益，只要私下撒一句謊（“遵守一中原則”）就足以安撫中方。這個心態就像是習慣面對幼兒的初中生，和成年人發生爭執，卻拿出一個奶嘴叫對方安靜。從Anchorage會議開始，中方代表反復强調中國不是嬰兒，不吃這一套；但是美方無法理解，只是搔著頭奇怪，爲什麽奶嘴已經給了，對方仍然不滿足。 <text:line-break/><text:line-break/>當然，在美國民意已經被仇中宣傳徹底洗腦的背景下，Biden的行動空間是很受局限的。但是若有足夠的智慧，依然可以做出比現在好得多（指為美國自身利益著想）的決策。有關解除關稅、結束貿易戰，是我上月已經討論過的雙贏選擇，而且由於有美國國内工、農、商界勢力的支持，並不會引起民意或國會的嚴重反彈。這裏的阻礙在於戴琪是個有仇兼有鬼兼有病兼有癮的反中鬥士，爲了滿足一己私欲而肆意危害公益。如果我是Biden，第一件事就是撤換貿易代表。然而現實裏的Biden和Trump剛好相反，對幕僚盲目信任、縱容、放權，被連串捅出這麽多明顯的大婁子卻依舊不知反省問責。 <text:line-break/><text:line-break/>在軍事戰略方面，美軍早已反復試圖教育政客，指明無力打贏一場西太平洋的局部戰爭，但是Biden政府的高官一樣是聼而不聞，繼續活在自己的幻想世界，以爲只要持續加碼，總能逼中方在臺海問題上退讓。我想我的讀者們都有足夠的智商可以看出這必然適得其反：美方唯一的理性選擇，在於停止升級，凍結局勢，另尋下臺階。但是這群美國高官能否及時長出幾個腦細胞，是很大的疑問，也是當前危機的真正起源和動力。 <text:line-break/><text:line-break/>兩個月前，Lithuania挑起事端的時候，美國國務院即使忽然人人中風癱瘓，什麽都不做，也不會出事，反而是中方必須耗費駐歐的外交資源來處理善後。偏偏美國務院突發奇想，沒事找事，宣稱要跟進，於是中方先禮後兵，由胡錫進出面，不但指出這有嚴重的後果，而且還點明了衝突升級的下一步，亦即中國戰機進入台灣空域巡航。這就像是被一個小流氓拿刀要挾，只好把槍掏出來，說你再不停止，我要射你大腿了。結果Biden和中方最高层通電話，依舊只有那句“支持一中”，事後繼續升級；換句話說，痞子一面嘴裏說大家是好兄弟、不要動手，一面拿刀揮刺。本周有中國戰機到台灣ADIZ打擦邊球，等於是鳴槍示警了。 <text:line-break/><text:line-break/>戰機進入ADIZ這件事，讀者應該理解幾個細節：首先，西方媒體的報導，完全來自國軍的一面之詞，尤其飛機的數目，是地面雷達操作員的估算；因爲共軍的電子戰能力對國軍已經拉出代差，這很可能是在電子戰機干擾下的誤讀，實際上的規模可以低一個數量級以上。其次，ADIZ在國際法上毫無意義，純粹是美國發明的國内法，所以西方宣傳特意用“Airspace”“空域”這個含糊的字眼，以矇騙大衆。事實上，台灣的ADIZ有超過1/4涵蓋大陸本土上空，甚至深入到江西省境内，在客觀法理上完全站不住脚。這次中方戰機的航綫，距離台灣海岸綫超過150公里，與其説是進入台灣空域，還不如說東沙附近來得精確，顯然中方仍處於先禮後兵的早期階段，並沒有重劃紅綫。 <text:line-break/><text:line-break/>但是如我先前解釋的，美方始終把此事當作小孩子游戲場裏的打鬧，以小霸王自居，繼續霸凌耍賴，不但不知反思收斂，而且進一步升級挑釁，通過媒體傳聲筒，間接公開了美軍駐台培訓國軍部隊的真相。一般人以爲這是最近的操作，相當於派兵侵占中國領土；其實此事由來已久，是上世紀遺留下來的現實。當時美國國力完全壓倒中方，既然給了面子，小心遮掩，中國也無法可施，只能假裝沒看見。照理說，美國憑著上代的遺留，悶聲占便宜，中國雖然實力今非昔比，也不會爲此而挑起事端。偏偏美国國務院那些自認的天才們，居然以爲這是可用的籌碼，適合拿來羞辱對手。更可笑離譜的，是在此同時，白宮卻想法設法，要安排中美之間的高峰會議，其心思剛好和七年前的安倍一摸一樣（參見前文《中日（安倍）领导人见面有譜嗎？》），是要吃中方豆腐，一面占便宜，一面向國内國外聽衆宣稱馴服了中國。讀者應該注意到，這其實反映了短短七年下來，美國實力衰退之嚴重，居然已經淪落為和日本同一級別的角色。 <text:line-break/><text:line-break/>所以當前的中美對峙，可以簡單描述為手裏有傢伙、心中計算實利的成年人，面對一個裝腔作勢、只在意同伴面前形象的小流氓頭子。前者雖然試圖理論、不斷給出警告，但後者以爲他也同樣在裝腔作勢，自己人多，可以威迫對方束手投降。在槍都已經鳴響一次之後，美方竟然又向前進逼了一步。上一次有類似的事件，是日本把釣魚臺國有化，我們都知道後來是怎麽收場的。 <text:line-break/>王孟源 於 2021/10/11</text:p>
      <text:p text:style-name="P2">張萬康   |  2021.10.11 17:05   |   <text:a xlink:type="simple" xlink:href="http://palinfo.habago.org/Entry?Command=Information_PrintForum&amp;iPage=6#FORUM41101"><text:span text:style-name="T1">#</text:span></text:a></text:p>
      <text:p text:style-name="P3">板友們好，分享一下： <text:line-break/>轉自本人臉書張萬康（可加我）。本人綽號尻尻，文中尻字是自稱，本篇發文對象是台灣網友們。另在知乎也上傳本文簡體版，但遭建議修改，挺莫名的，算了。我可能改用全文截圖來偷渡看看。 <text:line-break/><text:line-break/>配圖 <text:line-break/><text:a xlink:type="simple" xlink:href="https://ibb.co/5GwxBsy"><text:span text:style-name="T2">https://ibb.co/5GwxBsy</text:span></text:a><text:s/><text:line-break/><text:line-break/>●再吟長津湖 <text:line-break/><text:line-break/>江南女兒多窈窕 <text:line-break/>抗美援朝不聊騷 <text:line-break/>高麗咪妞太可愛 <text:line-break/>至尊情聖我冰雕 <text:line-break/><text:line-break/>●淒美悲壯長津湖 <text:line-break/><text:line-break/>今年九月我和蔬菜、湯包三人所拍攝的暢談中國東北史、台灣史的歷史影片，目前正在做後製的字幕工程。以上進度跟大家報告一下。 <text:line-break/><text:line-break/>最近，有件事也和東北方位有關。對岸上映《長津湖》這部描述抗美援朝、朝鮮戰爭（韓戰）的戰爭史詩片。這片賣座，轟動，據說感人，而對岸的軍迷、戰史家也給予了意見，或批評，或說做相關方面的史料提供補正。這片我還沒看，不急，實在有點討厭吳京的臉XD。本篇要說的是，去年春天至今我多次談到長津湖戰役。今天得空再談上一回。 <text:line-break/><text:line-break/>說起這場長津湖，對交戰雙方而言那都是一次華麗殘酷的史詩大匯演。中國部隊——即人民志願軍，其實就是把解放軍換個名號——遭遇了二戰甫結束後、威名顯赫的美軍陸戰隊第一師。 <text:line-break/><text:line-break/>志願軍在酷寒的天候下，重創了陸戰第一師，迫使後者上演了美軍戰史上難得一見的大撤退。志願軍準備擴大勝果，將美軍包圍全殲，最後糾纏幾個回合後美軍還是跑了，從朝鮮東部海港完成撤退。但這個過程十分狼狽艱辛，從攝影家鄧肯（David Douglas Duncan）當年拍攝的美軍照片可佐證，好比美軍在風雪中仰天凝視，眼神蒼茫之種種。這組照片經典無比，還很有藝術價值，構圖之美、人物捕捉方面特有一手。當然啊，雙方都艱辛，都很坎，因為太冷了，雪太厚，冰太硬，雙方共同的敵人、最殘忍的殺手搞了半天是號稱史上最冷的一次半島低溫。 <text:line-break/><text:line-break/>當時以整個大盤面來說，戰事分東西兩線，長津湖是在東線。西線有志願軍的王牌部隊38軍，他們打得漂亮，固然西線美軍最後也脫困了，但38軍的戰功很難挑剔啥缺點或遺憾。照理說中國官方如果拍西線戰事，更容易做好宣傳工作。但中方端上的卻是《長津湖》這部片。長津湖一役，最悲壯，最遺憾的就是許多戰士凍死，發生了可歌可泣的「冰雕連」事蹟。 <text:line-break/><text:line-break/>投入東線作戰的部隊來自東南沿海，大多是江浙子弟。他們不像38師原本就隸屬東北野戰軍，對隆冬作戰有豐富的經驗，國共內戰時期在東北雪地中就曾打得驚天動地。而且東線部隊還有個大麻煩，後勤補給作業太倉促，冬裝都補不齊就必須北上「出國比賽」。 <text:line-break/><text:line-break/>當時狀況吃緊，美軍突破半島北緯38度線後不願接受中方多次通牒的撤兵建議，仍揮軍往鴨綠江進逼，直接威脅中國東北邊防。毛澤東面臨天人交戰，怎麼去年秋天才剛建政，這會兒又要打仗了，而且還要打美國，能打得過嗎？毛澤東氣勢過人，決計應戰，這軍令狀下得急急如律令，造成補給來不及做妥，各路部隊得先過鴨綠江再說。 <text:line-break/><text:line-break/>這批在長津湖血戰的中國戰士們，在火力、裝備等物資條件極其劣勢之下，打得真是好極了，甚至全殲了美軍一個團（屬陸軍步兵師綽號「北極熊團」的部隊，他們和陸戰第一師等友軍一起行動）。美軍當時剉到，給打矇了，不但東西線大會師的希望破滅，而且只能兩線分頭撤退。陸戰隊的招牌不能再給中方拆了，所以突圍的動作很兇猛。 <text:line-break/><text:line-break/>但又風雪太大，敵我兩軍常兇不起來，整場戰役搞成一場疲憊的「漫步」。一邊要趕快脫身，一邊要趕緊包圍，都要搶時間，卻又像慢動作。心中常十分焦急，但身體和精神狀態陷入某種恍惚。長津湖的美軍就是在這種感覺自己死定了但好像又還早的詭異時空中進行。還好他們的軍糧、罐頭夠多，連咖啡都有得喝。但中方可沒這種物資，挨餓受凍中要完成包圍任務何其艱難，問題他們佔優勢，那也不能放棄啊。這仗對雙方都很難，就像一場0比0的足球賽還搞成加時，兩軍陷入苦戰。 <text:line-break/><text:line-break/>在長津湖戰役的後期，中方部隊在一次伏擊指令下達後，一批大約兩百名的戰士在堅守陣地的一夜之間全數凍死，本尻這篇文章主要談的就是這件事。這批戰士就是有名的冰雕連，一個個像結凍的冰雕，他們勇敢且壯烈，倒楣且荒謬，卑微且冷靜，如此這般地，和死亡做了知心的好朋友，向死亡做了詩意的告白。 <text:line-break/><text:line-break/>本尻並非在耍文筆，這些小伙子非常了不起。沒有他們就沒有新中國。 <text:line-break/><text:line-break/>據說啊，陸戰第一師經過他們身邊時，驚呆了，沒有一個美國大兵嘲笑他們，尊敬到膝蓋都要軟了。頂多暗自慶幸老天奶一夜之間讓氣溫急遽陡降到這份上，不然真可能給伏擊了。 <text:line-break/><text:line-break/>上述此一傳說，多少反映出中國在近現代的屈辱衰落過程中，特別需要西方肯定的一種心理包袱。不光中國，中日韓，包括台灣都有這種希望美國人、西方人能看得起自身的一種卑微心理。題外話，近年兩岸流行的（爛）脫口秀也是出自這種心理根苗，所歧出的一種噁爛枝葉「風景」。 <text:line-break/><text:line-break/>本尻曾去年至今，連同這次，大概是第四次上傳這張圖片。這是從2010年朝鮮戰爭六十週年，鳳凰台製作的紀錄片中做的截圖。由前國防部長，遲浩田，現身說法！老將軍是當年冰雕連慘劇的目擊者之一。他回憶當年鏡頭，談出一種酷靜大地中的詩意，傷感，美感，和榮譽心。 <text:line-break/><text:line-break/>另一受訪的老幹部，則回憶說，當時師裡的政委（相當於台灣的師部政戰主任）來到現場，這人向來是個鐵漢，看見冰雕連的畫面，發出他畢生未曾聽過的一種男性哭嚎聲音。 <text:line-break/><text:line-break/>遲浩田的這段五句講話，我去年春天委請一位網友幫我做組合圖。這是尻老對歷史的一點心意。也感謝朋友幫我做圖，不然我沒工具不知怎弄。我截圖五張傳過去請對方代勞。九月拍攝的談歷史影片，也是靠湯包、蔬菜兩位朋友幫的忙，外加北京的台灣同鄉浮萍、公孫倫兩位給予各種史料協助。 <text:line-break/><text:line-break/>關於上次提起冰雕連，是今年5/28在我部落格上，所發的〈科普：中國共產黨的講話風格、風味之賞析閒聊〉一文中，在後半篇穿插了一段回溯。這篇當時兩岸臉友捧場喜歡的人不少，今於此重貼，歡迎大家閱讀，可增加一點常識、知識，對中國共產黨能有一個到位的瞭解。而不是道聽塗說，亂講對岸一通自大自爽。你可以不喜歡人家但也別瞎說，成見別放太深。 <text:line-break/><text:line-break/>2021.10.11 <text:line-break/><text:line-break/>連結：〈科普：中國共產黨的講話風格、風味之賞析閒聊〉 <text:line-break/><text:a xlink:type="simple" xlink:href="https://wczhang.blogspot.com/2021/05/blog-post_28.html"><text:span text:style-name="T2">https://wczhang.blogspot.com/2021/05/blog-post_28.html </text:span></text:a><text:line-break/><text:line-break/>這次來首詩（後來我調到前頭去了，注意啊兩首不大一樣）： <text:line-break/><text:line-break/>江南女兒多窈窕 <text:line-break/>抗美援朝不聊騷 <text:line-break/>高麗咪妞太可愛 <text:line-break/>苦戀愛約我冰雕 <text:line-break/><text:line-break/>※咪妞：韓語美女</text:p>
      <text:p text:style-name="P2">陳真   |  2021.10.11 04:15   |   <text:a xlink:type="simple" xlink:href="http://palinfo.habago.org/Entry?Command=Information_PrintForum&amp;iPage=6#FORUM41100"><text:span text:style-name="T1">#</text:span></text:a></text:p>
      <text:p text:style-name="P4">能寫得出來的全是the public, 但縈繞腦海揮之不去的，卻全是the private, the individual. <text:line-break/><text:line-break/>阿富汗熱了幾天的新聞之後，又乏人問津了。兩三天前，阿富汗某個清真寺又遭到攻擊，一百多人當場死亡，主流媒體一片 "冷靜"，彷彿沒這回事。 <text:line-break/><text:line-break/>自有媒體以來，人們被訓練成就像巴夫洛夫的狗那樣，媒體要他流口水，他就流口水，要他如何便如何；人們的認知、態度乃至於感情是由媒體來決定。 <text:line-break/><text:line-break/>阿富汗的新聞熱潮已過，人們也隨即不在乎在那裏究竟發生了什麼事。還記得嗎？美軍撤離時，也發生過上百人傷亡的所謂恐怖攻擊，後來發現，據現場目擊者與倖存者證詞，這上百名死傷者其實大多是死於美軍亂槍掃射之下。 <text:line-break/><text:line-break/>但是，那又怎麼樣？愛好民主自由與人權的人們會在乎嗎？當然不會。 <text:line-break/><text:line-break/>還記得 2021.08.31 20:29 我的一篇留言嗎？美軍撤退時，不是還用無人機炸死了十名恐怖份子嗎？我當時提到說那是謊言，十名被害者根本不是什麼恐怖份子，而是兩名大人，八個小孩與嬰幼兒。 <text:line-break/><text:line-break/>美軍為何要屠殺這一家人呢？我在該篇留言中提到這是美軍的一項慣例，因為誅殺對象是一名為美軍做翻譯的阿富汗人士。 <text:line-break/><text:line-break/>你不要以為跟美軍合作必然是一件幸福美妙的事，那得看你還有多少利用價值而定。當你已無剩餘價值，而你卻又曾知道美國某些內幕機密時，美國就會殺你滅口。 <text:line-break/><text:line-break/>也許你真的很天真，你也許會問，那就殺他一人就好，何必全家都殺？這得從兩個層面來看。 <text:line-break/><text:line-break/>當你知道很多機密時，你想，美國難道不會認為你的家人也有可能知道機密嗎？不過，其他八人全是小孩或嬰幼兒，他們哪懂得什麼機密？確實是這樣沒錯。問題是，考慮人命傷亡根本不是美軍的行事風格。美國向來所奉行的是 "寧可錯殺一百，絕不放過一個" 的作風。 <text:line-break/><text:line-break/>類似這樣的滅門事件或任意屠殺，其實千千萬萬件，根本不稀奇。這基本上就只是美國每天在幹的事。此事之所以略微被媒體所報導是因為當時美軍撤離阿富汗的新聞熱潮。 <text:line-break/><text:line-break/>美國一開始不承認此一滅門事件，堅持他們誅殺了十名恐怖份子；為了民主自由與人權，把這十名恐怖份子給炸得粉身碎骨，支離破碎。 <text:line-break/><text:line-break/>新聞熱潮過後，面對無可辯解的證據，美國承認他們殺死了一家老小。但美國一貫的說詞是 "誤炸"。這回也說是 "誤炸"，甚至還說只是要殺一人。但是，美國政府說，沒想到炸彈發射出去後，情治單位才回報說該戶人家當下有八名小孩也在場。 <text:line-break/><text:line-break/>美國竟然講得出這種連自己也不會相信的鬼話，飛彈射出後才雄雄發現人家家裏有小孩？講得好像他們不是在殺小孩，而只是一時沒注意不小心踩死了一堆螞蟻。 <text:line-break/><text:line-break/>這些其實都不是特例，不但不是特例，而是美國的常態性作為。美國人或西方人事實上完全不把別人的命當成人命。這才是一切邪惡與侵略的思想根源。至少半個多世紀來，他們把非白人的性命當成一種就像在打電動殺怪獸那樣一種概念，完全無關痛癢。 <text:line-break/><text:line-break/>這也說明了為什麼每次當美國被外界質疑在侵略過程中究竟殺害或誤殺了多少人時，美國的一貫回應態度就是很不耐煩，幾次脫口而出說 "我們對於計算屍體數目不感興趣"，或甚至像美國國務卿歐布萊特二十年前被問及美國透過非法禁運及蓄意破壞伊拉克公衛設施，殺害五十萬名伊拉克兒童時，歐布萊特很不耐煩地回答說，為了促進伊拉克的民主自由，她認為殺死五十萬個伊拉克小孩是 "值得的"。 <text:line-break/><text:line-break/>兩年前，美國在香港發動暴亂，泯滅人性的暴徒，遇到全世界最溫和的香港警察，結果，無惡不作的暴徒變成捍衛民主自由的英雄，而溫和得像小綿羊的香港警察卻反而被抹黑成暴警。 <text:line-break/><text:line-break/>每天就是各式各樣無窮無盡的睜眼瞎話。問題是，人們根本不在乎。或者說，人們的心智能力之低能與退化，全然缺乏自主意識，其實根本也無所謂在乎或不在乎。 <text:line-break/><text:line-break/>訴說一種公眾事物並不難，可是，真正困擾我們的，真正讓我們長夜痛哭的，真正使我們有勇氣長久堅持、不畏傷害與死亡的，卻非公眾議題與概念，而是一個個無辜受苦受難的人們，特別是那些最為無辜的小孩。 <text:line-break/><text:line-break/>小孩無辜受苦，讓我總有話想說，但卻說不出心裏想說的那些話。如果我有能力像個詩人那樣，把心裏的話說出來，也許你就會改變你看待世界的態度與方式。</text:p>
      <text:p text:style-name="P2">鄭豐遠   |  2021.10.10 06:34   |   <text:a xlink:type="simple" xlink:href="http://palinfo.habago.org/Entry?Command=Information_PrintForum&amp;iPage=6#FORUM41099"><text:span text:style-name="T1">#</text:span></text:a></text:p>
      <text:p text:style-name="P3">最近忙着許多事，包括建立一個工作上的新網站，上禮拜接觸到一家台灣的公司，又喚起心中那些熟悉的痛苦感覺。 <text:line-break/><text:line-break/>老實說，在客服態度及質量上，西方人要遠遠超過華人許多。台灣總自詡為什麼高人一等又富有人情味的社會，實際上，即便在特別講究客服的專業領域，台灣人都是完全不及格的，收錢之前和收錢之後是完全兩個嘴臉，不但趾高氣昂，而且不負責任，缺乏理解和幫助客戶的意願。我在與人交往過程不管是說話或寫信應該算是比較客氣有禮的那種，但不知道是什麼原因，這家公司處處透露出十分不耐的態度，一封電郵我寫了十幾行字過去，對方的回覆往往只丟個兩三句話敷衍，最後竟然說「您不滿意可以退款喔，請把握時間」，似乎懶得和我再多說一句話。我沒有辦法接受這種客服，於是立刻就要求退款了。 <text:line-break/><text:line-break/>出國五年多，對洋鬼子雖然沒有好感，但每次只要一接觸到台灣人我就像重新被羞辱過一次一樣，內心深處某種無力的挫折感又會被重新喚起。我感到痛苦的其實並不是因為自己，我更是為自己的同胞感到痛苦，心裡經常想起 “台灣人是不是沒救了” 這樣一種聲音。我知道這樣講同樣也代表了一種傲慢，但我確實常有這種想法。 <text:line-break/><text:line-break/>至於大陸同胞的表現是否有比較好呢? 其實並沒有，在商業或客服上同樣有著野蠻的一面。但兩者的差別是，大陸方方面面迅速在進步中，以一種不可思議的速度在蛻變著，別的社會可能要一整代人完成的變化，在現今的中國可能幾年內就發生了。只要智商正常的人，很輕易就能看出，大陸如果以這種速度發展下去，前方等著的將會是人類世界所能想像到最璀璨的未來。 <text:line-break/><text:line-break/>我對大陸同樣也只知皮毛，但相對於台灣同胞來說，我所知的同樣地遠遠超過他們的想像，我對大陸的一些理解，甚至讓一些大陸朋友感到很驚奇，因為我會關注一些他們並不會去關注的事，特別是在歷史和科技方面。 <text:line-break/><text:line-break/>和許多人一樣，我傾向探尋所謂底層邏輯，去看事物表面下的真正背後原因。中美之戰，過去我認為是肇始於美國對中國的一種誤解，但最近慢慢地我開始改變想法，誤解也許還是誤解，但中美之間也許確實存在一種不可調和的矛盾。中國想要發展到更高的高度，中國人想要過上更好的生活，而物理上這不可能在現有的資源和能源分配上做到，最近中國的限電事件就印證了我的這一想法。而中國全力發展的一些在外人看來充滿科幻，甚至好大喜功的新能源科技，比如核聚變及高空軌道太陽能電站，都是為了解決這個根本矛盾而生。如果中國沒有在資源和能源上找到新出路，最終人類就只能對現有的地球資源進行重新分配，換言之就是戰爭。 <text:line-break/><text:line-break/>如果再加上意識形態及東西文明本質上的差異，其實中美之戰比起美蘇冷戰的烈度來得更高上許多。美蘇也許在軍備競賽的瘋狂程度上前無古人後無來者，但就資源及能源的使用和爭奪上，中美說不定要高上不只一個數量級，文明及文化的衝突就更大了。當然，這只是我的個人看法。 <text:line-break/><text:line-break/>從這個角度看，台灣問題也許根本不值一提，也許那就是為什麼許多大陸同胞對台灣缺乏一種理解和憐憫的原因。但這種態度是錯的，因為台灣問題不折不扣就是中國自身的問題。昨天習進平在辛亥革命 110 周年上的講話，我看了還是很感動的，提到台灣的頭一句就是 “台灣問題因民族弱亂而產生”; 台灣是被清朝拋棄的，而如果中國人自認文明一脈相承，那台灣就是全體中國人的責任，你總不能說 1949 年以前的中國和我無關吧? <text:line-break/><text:line-break/>要讓台灣人清醒一點，講什麼民族認同或紅色認同也許太遙遠，但只講切身利害也許又太短太近了，畢竟利害是一時，一個社會長久的利益卻很難三言兩語說清楚，它不是在買水果，不是一種在個人短期體驗上能說明的事。我不是說講利害關係不重要，該講就講清楚，我只是說，台灣人缺乏的可不只是利害分析，一個孤島長期自我矮化窄化，我們要補的課可太多了，這島上人人都 ”我因台灣而小”，台灣議和團應該多分享對岸方方面面的信息才對。 </text:p>
      <text:p text:style-name="P2">陳真   |  2021.10.10 02:34   |   <text:a xlink:type="simple" xlink:href="http://palinfo.habago.org/Entry?Command=Information_PrintForum&amp;iPage=6#FORUM41097"><text:span text:style-name="T1">#</text:span></text:a></text:p>
      <text:p text:style-name="P4">谢谢卓伟，尽量写无妨。 <text:line-break/><text:line-break/>我更动了你写的一个字，是孙运 "璿"，不是孙运 “璇”，但我不知道 “璿”的简体字怎幺写。 <text:line-break/><text:line-break/>几年前，巴勒网改版之前有个后台，可以看到来访者的出处，大陆訪客约占三分之一，美国也不少。两岸写东西的表达方式很不一样，关心的层面也大不同。此岸需要多了解彼岸，反之亦然。 <text:line-break/><text:line-break/>相对于一些台湾人来讲，我其实对大陆之各方面现况所知不多。疫情之前，虽常去祖国玩，但是，玩是一回事，生活又是另一回事。玩只是皮毛，生活才是血肉。 <text:line-break/><text:line-break/>而我却常有个感叹，光是我所知道的这么一点皮毛，事实上都还是远远多于绝大多数台湾人对于大陆的了解；要是我有能力、特别是若有时间写出我所知道的祖国，想必许多井底之蛙般的台湾人将叹为观止，因为那跟岛内人们所误解的大陆，相去何止千百万光年之遥。 <text:line-break/><text:line-break/>我同时也有个很深的私人心愿，希望我的两个才刚五、六岁的女儿，将来有一天，也能见我所见，爱我所爱；对于祖国山河与历史人事、尤其是中华文化之动人与美丽及前人之沧桑，也能够有一份很深的感动在心里头。我相信，这份感动，将会带给她们很大的内在力量。 <text:line-break/><text:line-break/>外国人想要理解中华文化，我觉得很难很难，我甚至不太相信外国人真的能够体会到我们所体会的那份彷佛存在于语言之外的理解与感动。比方说，前几天，读到欧阳修的 "玉楼春"，其中有两句写道："人生自是有情痴，此恨不关风与月"，让我很感动，却说不上来是在感动一些什么。也许，理解语言，光是懂得语意是不够的。题外话。 <text:line-break/><text:line-break/>至于对岸之于台湾，当然也一样需要多一点理解。几年前，我自己一个人去北京，去了故宫与长城，因为迷路，糊里胡涂当了一回好汉。短短几天的旅程中，认识几位当地人，其中有一两位，很快就谈起政治来，痛骂阿扁。若是由我来骂，我能骂得更彻底，毕竟我是这段党外历史的过来人。 <text:line-break/><text:line-break/>但我却一路无语，并没有附和他们对于阿扁及相关人事与历史的恶评。为什么呢？因为他们所言，表面意见都很正确，却似乎少了一些什么。也许是少了一种彷佛感同身受的理解与怜悯。那种感觉就好象当我们谈起家门不幸，谈起不肖子孙，心里总该有着一种遗憾与悲哀吧？而非骄傲、鄙视，毕竟两岸悲欢并不是一场彷佛局外人的笑话。 <text:line-break/><text:line-break/>这阵子常听到 "鱿鱼游戏" 这部韩国戏。我花了一周时间，断断续续刚刚终于把它看完了。就艺术性来讲，乏善可陈。但是，就娱乐性来说，还是值得一看。 <text:line-break/><text:line-break/>我很喜欢里头的两个场景，尤其是最后的决斗那些话，让我特别感动。打赢的人，却准备放弃钜额奖金，想取消比赛，要求带输掉的人回家。输掉的人，对赢者、同时也是他的年幼玩伴却这样说道： <text:line-break/><text:line-break/>"小时候，我跟你像现在这样玩的时候，妈妈们一定都会来叫我们回去吃饭，现在已经没有人会来叫我们了。" <text:line-break/><text:line-break/>我也很喜欢那一对女生之间的 "决斗"。也许因为身世坎坷，我彷佛能在那一对女孩的身上看见自己的影子。无论公私，若真要事事计算，我这辈子难以为外人道的误解、冤屈与可悲遭遇，能诉说的恨还会少吗？但我觉得，终究是爱拯救了我们，而不是恨；或者说，倘若我们没有如此深刻的恨，又哪来那样无私的爱？ <text:line-break/><text:line-break/>这几年，武统之声不绝于耳，战争说起来很容易，就像仅仅在诉说一场电玩游戏那样廉价，但现实却不可能永远如此苍白；生命之中，也许总会有那么一刻，我们将要面对的恐怕不是敌人，而是自己的人性和感情。 </text:p>
      <text:p text:style-name="P2">王卓伟   |  2021.10.09 17:52   |   <text:a xlink:type="simple" xlink:href="http://palinfo.habago.org/Entry?Command=Information_PrintForum&amp;iPage=6#FORUM41096"><text:span text:style-name="T1">#</text:span></text:a></text:p>
      <text:p text:style-name="P3">陈真医生好大家好，我是一个大陆读者，现在在美国准备念研究生，我关注巴勒网有一阵子了。今天写了一下所想，本身想发到自己微博上的，但因为有关键词被屏蔽，就把牢骚都发到这里，抱歉占用各位空间。 <text:line-break/><text:line-break/><text:line-break/><text:line-break/><text:line-break/>看完习大大的演讲，抗美援朝志愿军俘虏和孙运璿院长的纪录片，还是忍不住哭了。总觉得等到过几年统一的时候，除了要拨乱反正做土改，扫清土豪劣绅，美日汉奸政权之外，也要认真认可蒋经国和孙运璿。大陆人可能对宝岛的历史不了解，但是他们同邓小平，习大大一样，是最无私的人民公仆，是我们民族的骄傲。丢掉中国认同不是他们的责任，相反地，领导那样一个腐败的，党派林立且外部势力干涉严重的政府，他们还能有这样的成绩，是非常不容易的。台湾所有的经济成就都在解严前，没了这两位老人看守，这三十年的历史纯粹只是贪官污吏，地方黑金跟愚民的狂欢罢了，AIT，CIA是后面操刀的导演傀儡师。 <text:line-break/><text:line-break/>自从太平天国开始，每一代中国人都要承受饥饿，剥削，运动，战争，杀戮，骨肉分离漂泊之苦，每每到此不忍卒读。说句难听点的，让李志（一个大陆歌手，定位类似于林生祥？抱歉我也没有听过他的音乐，只是有台湾朋友介绍）感到痛苦，让小刘（一个苏北籍网络写手，笔名叫丧失书宇兽） 精神分裂的苏南乡下亲戚式的生活，即辛辛苦苦工厂三班倒拿几千块钱工资的人生，都是我们的福报（更不要提996，其实上一辈干活的时候比现在程序员还要狠，只是更没得选也意识不到）。你要往前看，不要说种田有困苦了，基层里我爸妈小时候八十年代初都在挨饿呢，更不要提我奶奶饥荒时看亲戚啃树皮活活饿死。 <text:line-break/><text:line-break/>今天我女友查了一下网络，惊呼中国人平均身高169，她自己170我172，说这怎么可能，我也自豪的高于平均值了。她说在北京就没这么矮的，男的大都一米八。我给她普法。我问她你知不知道八十年代之前是怎么样的，北京人山东人人种是高，可是十亿人七亿在挨饿，三亿人温饱，七八亿农民供养几千万城市人口还是做得到的，饥荒时南通的农村人没饭吃饿死，上海人在家勉强也有两顿稀粥喝。不要说身高了，六零七零后普遍很多脚都很小，我爸就是属于这一类，一是营养不良，二是因为连鞋都买不起，长身体的时候还在穿小鞋。所以北京人高不意外，别人的爷在挨饿的时候你们的爷还有热饭吃，传了三代，这个平均值是营养条件跟上导致统计学上的拉升。很多对城市孩子来讲是天方夜谈，我也不怪罪他们看不见，不要说高考这种极度不平等，近在眼前的事，哪怕连以前制约着农民的城乡二元结构跟户籍制(即农村人口只能呆在农村，城镇户口在城镇),想必现在的乡下80，90后也不太会有记忆了吧。可是对于匮乏的记忆，我还是有的，小的时候穿表哥的衣服似乎是天经地义，主要是同学也是类似，也不会挑剔和难为情。 <text:line-break/><text:line-break/>我想说的是，尽管说中国人这几十年过的非常辛苦，可是这也是我们必须得走的正确的路，回过头来看，无论是横向跟当代其他国家比，纵向跟我们老祖宗比，我们都是最幸运的了。小时候老是困惑不解，说乡下么脏兮兮的，到处都是化工厂，被污染的五颜六色的湖泊，极度有害的毒气，难得去一次城里，高速路上华西村也在疯狂排污，你跟我说占国内1%gdp的第一县江阴就这？ 后来去了外面，才意识到这就是中国制造业的缩影，那些高速路上烟囱里，也是有兴澄特钢的，后者短短二十年技术上已经达到国际水平，可以去占最高端的市场了。唉，孙运璿治下的台湾，跟现在的江阴也是一样吧。这几年祖国的改革，虽然没有亲历，但是每每看到都振奋着我一个游子的心。我们可以继续发展高端制造业，完善产业结构，哪个产业需要整治就重拳出击，这是很难得的，历史转折点碰到有能力的操盘手，全世界独此一家。比起泡沫横飞，对内榨取对外吸血，外强中干的印钞机器，我想是没有什么好怕的。自从懂王主动拆除tpp这个致命炸弹而转为蛮横的bully来彰显自己的勇武，我想我们的路途就已经一马平川。 <text:line-break/><text:line-break/>btw,孙运璿的长子是居然是阿尔斯通的总工程师，虎父无犬子，阿尔斯通就是美国陷阱里被陷害的公司，可惜17年故去，只能查到他于哈工大做的报告。</text:p>
      <text:p text:style-name="P2">Dheeresha   |  2021.10.09 13:51   |   <text:a xlink:type="simple" xlink:href="http://palinfo.habago.org/Entry?Command=Information_PrintForum&amp;iPage=6#FORUM41094"><text:span text:style-name="T1">#</text:span></text:a></text:p>
      <text:p text:style-name="P4">陳真近日所提及台灣議和團的理念 <text:line-break/>我十分認同 <text:line-break/>我想大家可以多分享在公共平台上 <text:line-break/>多一次分享 <text:line-break/>就多一些被看見的機會 <text:line-break/>久了 就會有力量 <text:line-break/><text:line-break/>其實 大家害怕統一 <text:line-break/>是因為不了解大陸 <text:line-break/>所以也可以分享一些 <text:line-break/>談論 大陸現況的文章 <text:line-break/>最近 <text:line-break/>我發現了在udn的這個部落格 <text:line-break/>旅人的部落格 <text:line-break/>博主是台灣人 <text:line-break/>長期在大陸生活 <text:line-break/>他的文章 水平極高 <text:line-break/>大家可以參考一下 <text:line-break/>多分享出去 <text:line-break/>提昇台灣人的國際視野 <text:line-break/><text:line-break/>網址: <text:a xlink:type="simple" xlink:href="http://blog.udn.com/mobile/tripc"><text:span text:style-name="T2">http://blog.udn.com/mobile/tripc</text:span></text:a><text:s/><text:line-break/><text:line-break/>以下是我針對他最近一篇文章的回應: <text:line-break/>貼於下方 希望能起到拋磚引玉效果 <text:line-break/><text:line-break/>謝謝你帶來的觀點。 <text:line-break/>很感謝你的用心與時間。 <text:line-break/>讓我們可以近距離的觀察大陸 了解大陸 <text:line-break/>有時候 大陸官方的一些做法 <text:line-break/>解讀起來 頗為費力 <text:line-break/><text:line-break/><text:line-break/>身為一個台灣人 <text:line-break/>我想問的是 <text:line-break/>在大陸 它的司法制度 <text:line-break/>比起台灣是否更獨立公正呢 <text:line-break/><text:line-break/><text:line-break/><text:line-break/><text:line-break/>台灣一直在強調 <text:line-break/>所謂的台灣價值 <text:line-break/>什麼民主自由啦 進步啦 平權啦 <text:line-break/>世界需要台灣啦 <text:line-break/>台灣南波萬啦 <text:line-break/>我的媽呀 台灣人的世界觀 <text:line-break/>就是被這些政客與媒體給搞殘的 <text:line-break/><text:line-break/><text:line-break/>然而 <text:line-break/>做為一個小民百姓 <text:line-break/>我們只看到 <text:line-break/>那些有錢的地主 有權的民代 <text:line-break/>執政黨及其附隨組織如:1450 <text:line-break/>日子過得愈來愈滋潤 <text:line-break/>而小民百姓為了生活 <text:line-break/>只能費盡力氣 <text:line-break/><text:line-break/><text:line-break/>社會愈來愈分裂 <text:line-break/>愈來愈不公平正義 <text:line-break/><text:line-break/><text:line-break/>如果可以靜下心來 <text:line-break/>問問我們自己 <text:line-break/>在台灣的我們 <text:line-break/>生活真的有比以前好嗎 <text:line-break/><text:line-break/><text:line-break/>有多少人已經不敢在臉書上 <text:line-break/>批評政府 <text:line-break/>或是表達意見 <text:line-break/><text:line-break/><text:line-break/>在台灣有很多沉默螺旋 <text:line-break/>他們會儘量不在公共平台中表達自己的政治傾向 <text:line-break/>何必給自己惹麻煩呢 <text:line-break/>不是嗎 <text:line-break/><text:line-break/><text:line-break/>其實我發現 <text:line-break/>在台灣稍微有點年紀和社會歷練的 <text:line-break/>大部份是不認同民進黨的 <text:line-break/>而對國民黨也極其失望 <text:line-break/><text:line-break/><text:line-break/>這兩個黨沒有一個是想統一的 <text:line-break/><text:line-break/><text:line-break/>而統一是不可避免的 <text:line-break/>我支持兩岸統一 <text:line-break/>我希望和平統一 <text:line-break/><text:line-break/><text:line-break/>雖然 我明白 台灣可能已經失去 <text:line-break/>和平統一的最後機會 <text:line-break/>(韓國瑜輸了…) <text:line-break/><text:line-break/><text:line-break/>以目前的時局看 <text:line-break/>武統的機率較高 <text:line-break/><text:line-break/><text:line-break/>除非 拜登把小菜菜給賣了 <text:line-break/>要小菜菜反水同意九二共識 <text:line-break/>出來洗地 承認自己沒看清楚 <text:line-break/>而小菜菜為了將自身利益極大化 <text:line-break/>開始帶出另一種風向與節奏 <text:line-break/>代表灣灣與中國簽個文件 <text:line-break/><text:line-break/><text:line-break/>(我覺得 近日 中美談的搞不好就是這個… <text:line-break/>九月十日 90分鐘 <text:line-break/>在瑞士 六個小時 <text:line-break/>談的是什麼? <text:line-break/>沒有談台灣?? <text:line-break/>你信?反正我是不信的…) <text:line-break/><text:line-break/><text:line-break/>其實 我長期關注 國際政治的發展 <text:line-break/>也關心大陸事 <text:line-break/>只是 最近 也開始在想 <text:line-break/>統一後 <text:line-break/>我們的生活會有什麼改變 <text:line-break/>我發現 <text:line-break/>我對於目前大陸的司法制度 <text:line-break/>是很不了解的 <text:line-break/>聽說他們開庭都會錄影 <text:line-break/>不知道是真的還是假的 <text:line-break/>你在大陸生活 <text:line-break/>也在台灣待過 <text:line-break/>你覺得 <text:line-break/>在司法這塊 <text:line-break/>熟優熟劣 <text:line-break/><text:line-break/><text:line-break/>感謝 <text:line-break/><text:line-break/><text:line-break/><text:line-break/></text:p>
      <text:p text:style-name="P2">許世勤   |  2021.10.08 16:45   |   <text:a xlink:type="simple" xlink:href="http://palinfo.habago.org/Entry?Command=Information_PrintForum&amp;iPage=6#FORUM41093"><text:span text:style-name="T1">#</text:span></text:a></text:p>
      <text:p text:style-name="P3">Biden上任之後，對於改善美國經濟的基本作為幾乎是零，他的政府唯一做最多的就是狂印美鈔。這麼多的美鈔流入世界，造成各國熱錢湧入，進一步推升房價、物價。 <text:line-break/><text:line-break/>台灣這幾年的GDP成長率皆不到5%，但是金融衍生商品及房地產的增長卻是呈倍數上升。社會面上，尤其是網紅或藝人，只要露個面或露個奶，馬上就是幾百幾千萬進了口袋。這導致社會資本浮躁，大家都想要短期獲利，不想幹實業。苦幹實幹一整年，你的財產最後還是流入了靠金融或房產炒作的人手中。 <text:line-break/><text:line-break/>經濟學上，這種尋租(rent seeking)行為是會嚴重傷害經濟的。當社會資本被大量配置在金融及房地產上，利潤的來源並不是來自實體經濟的成長，因炒作所得的獲利造成了社會貧富差距更進一步擴大。 <text:line-break/><text:line-break/>要改變這種情況，有人認為難度不亞於發動一場革命。如果想要改變根本問題，必需發生足以造成財富重新分配的事件才行。台灣有辦法出現無產階級革命嗎？看起來很難。但是台灣人應該是時候多想一下，到底怎樣的體制對自己才有利，不要被人賣了還很開心替人數鈔票。</text:p>
      <text:p text:style-name="P2">人民   |  2021.10.08 10:40   |   <text:a xlink:type="simple" xlink:href="http://palinfo.habago.org/Entry?Command=Information_PrintForum&amp;iPage=6#FORUM41092"><text:span text:style-name="T1">#</text:span></text:a></text:p>
      <text:p text:style-name="P4">樹大必有枯枝。 <text:line-break/>香港人只要不挑戰一國，有高度的亂說話權力，在yt，fb暢所欲言。 <text:line-break/>呆丸郎非得搞到武統，一國一制才甘願。</text:p>
      <text:p text:style-name="P2">李宣樂   |  2021.10.08 08:46   |   <text:a xlink:type="simple" xlink:href="http://palinfo.habago.org/Entry?Command=Information_PrintForum&amp;iPage=6#FORUM41090"><text:span text:style-name="T1">#</text:span></text:a></text:p>
      <text:p text:style-name="P3">附和五元 <text:line-break/><text:line-break/>現在Youtube上有很多簡體字留言，但都是些1450的鬼話，大概是這一年左右才發現這些現象，以往網軍們都是洗腦台灣人為目標，但現在似乎改變策略，也積極藉由簡體字反串，動搖對岸同胞的團結與心志。發現這些事情後，我有提醒對岸同胞，他們也慢慢理解中，對岸有一個幽默博主也拍了影片嘲諷1450反串這件事。</text:p>
      <text:p text:style-name="P2">陳真   |  2021.10.08 05:11   |   <text:a xlink:type="simple" xlink:href="http://palinfo.habago.org/Entry?Command=Information_PrintForum&amp;iPage=6#FORUM41089"><text:span text:style-name="T1">#</text:span></text:a></text:p>
      <text:p text:style-name="P4">人渣黨網軍(據我無數經驗與鐵證，許多時候是狗官們自己下海演出) 有各種抹黑或冒名、反串的骯髒招數，但是你要知道，文字就跟筆跡一樣，會有各種慣性。這些慣性是掩藏不了的，其中有一些是屬於個人，有一些則是一種局部文化的氣味，比方說台味。 <text:line-break/><text:line-break/>這類味道你很難擺脫，當然也很難模仿。其實就跟精神病一樣，我不太相信有人能夠沒有精神病卻能夠在我面前假裝有病，而能不被我識破；就算馬龍白蘭度或強尼戴普也演不出來，因為味道並不是某種詞句或行為本身，而是一種無可言喻的微妙感覺；微妙，卻十足真實。 <text:line-break/><text:line-break/>最近一些綠蛆，假裝是對岸網友，在巴勒網或寫信來哭爸哭母，可惜都演得很不像，演技有待加強。其實光是攻擊我這一點就不像了。我的想法不一定會受到對岸同胞的完全認同，但他們不至於會對我有恨，也不會有任何理由把我當成一個箭靶。只有人渣黨及其走狗們才會恨我或恨巴勒網。 <text:line-break/><text:line-break/>這年頭，如果還有人是綠的，那只有兩種可能，一是腦子進水，二是人品有問題。這也說明了二十幾年來，為何我們不曾遇過一個會講理的綠營支持者；我們遇到的，若非蠢到根本不可能有任何溝通可能性的腦殘，要不就是人格扭曲只會抹黑造謠的人渣，或是迎風搖擺的牆頭草，風往哪邊吹，就往哪邊倒。 <text:line-break/><text:line-break/>我常納悶，撇開人渣不講，一個人到底是要蠢到什麼地步，才會去相信並支持那樣一個貪婪無度無惡不作的人渣黨？ <text:line-break/><text:line-break/>但你回頭想一想，綠如此，藍又何嘗不是？舊黨國年代，放眼周遭，有幾個腦子清醒的嗎？鳳毛麟角，少之又少。比方說偌大醫界與學界，成千上萬人，但是正直敢言者，五根指頭就能數完。當然，絕大部份並不是腦子不清，而是腦子太清醒，太聰明了，知道如何見風轉舵。 <text:line-break/><text:line-break/>撇開牆頭草不講，光講認知，即使到現在也還是一樣，就連那些所謂知識份子也一樣，例如張亞中，把蔣介石捧成偉人，捧成台灣人的恩人，豈不是見鬼了嗎？不管是在大陸或在島內，蔣介石就是個冷血的殺人魔，大約是一百個海珊那種等級。 <text:line-break/><text:line-break/>我能理解，同時也能同意，當我們從一種功利主義式的巨大歷史角度來看待問題時，任何主要歷史人物，即便濫殺無辜且殺人無數，必然也會有著各種所謂功與過。比方說海珊，比方說格達費，他們確實有功於國家，但他們卻依然是殘暴冷血的獨裁者，殺人無數。我們反對美國入侵伊拉克及利比亞，不是因為擁護海珊或格達費，而是因為美軍入侵，比起這些屠夫更加恐怖千百倍。 <text:line-break/><text:line-break/>反過來說也一樣，包括蔣介石在內，儘管這些全是冷血屠夫，但他們卻同時也帶來某種穩定秩序與區域和平。你可以從一種計算利害得失的功利角度來論及功過，這我不反對。但是，若要說他們是什麼偉人、恩人，那就是見鬼了。蔣介石是殺害了上百萬同胞的屠夫，光是在島內就製造了十幾萬樁政治案件，大肆迫害稍有一點左傾疑慮的無辜百姓，你說這樣的屠夫是它媽的偉人、恩人？ <text:line-break/><text:line-break/>毛澤東也一樣，我不否認他的各種功利角度下的所謂功與過，但是，你要我對這樣一個視人命如草芥者脫帽致敬，那也未免太矯情。就如同中國歷代皇帝一樣，再怎麼不濟也都必然各有功過，但你若要說哪個皇帝是什麼偉人，值得我們感恩戴德，那也絕不是人性應有的真實情感，至少我的情感不是長那模樣。 <text:line-break/><text:line-break/>任何功過利害的分析與評價，理當都還是應該留在它應有的功利評價範疇，而不要撈過界，不要侵入人性與情感及道德本身應有的美學本質。</text:p>
      <text:p text:style-name="P2">吳聲志   |  2021.10.08 01:09   |   <text:a xlink:type="simple" xlink:href="http://palinfo.habago.org/Entry?Command=Information_PrintForum&amp;iPage=6#FORUM41088"><text:span text:style-name="T1">#</text:span></text:a></text:p>
      <text:p text:style-name="P5"><text:span text:style-name="T3">跟我想的一樣，內(產業升級）外（讓美國通膨），一舉兩得</text:span><text:a xlink:type="simple" xlink:href="https://m.youtube.com/watch?v=1KfiKTOP5Mg"><text:span text:style-name="T4">https://m.youtube.com/watch?v=1KfiKTOP5Mg</text:span></text:a></text:p>
      <text:p text:style-name="P2">李念淨   |  2021.10.07 17:45   |   <text:a xlink:type="simple" xlink:href="http://palinfo.habago.org/Entry?Command=Information_PrintForum&amp;iPage=7#FORUM41087"><text:span text:style-name="T1">#</text:span></text:a></text:p>
      <text:p text:style-name="P3">有六件重要的大事台灣沒有跟大陸一起普遍參與，決定了台灣人的淺薄性 <text:line-break/><text:line-break/>1五四文革 <text:line-break/>2抗戰朝戰 <text:line-break/>3反右土改 <text:line-break/><text:line-break/>缺1代表台灣在思想層面上實際上根本沒有完成現代化，而僅僅只是在閩南人械鬥、賭博的基礎上解釋西方代議體制，想法是A，但是做出來的行為與淺意識都是B，與其說是民主化，不如說是同化了被移植的民主 <text:line-break/><text:line-break/>缺2代表台灣與大陸失去了共同認同的國族架構跟歷史回憶，當外省人被同化以後，台灣人就很自然被美日操弄 <text:line-break/><text:line-break/>缺3代表台灣基本上先天的體制就有問題，本土仕紳沒經過改造重組，本質上就是清末的仕紳與軍閥社會，國民黨來台雖說是用武力壓制本省人，但是對於改造台灣基層社會而言仍極為借重基層的仕紳，這也是最奇妙的一點，50年代台灣的地方自治與選舉就極為發達 <text:line-break/><text:line-break/>台灣人把選舉當成賽神豬、賽鴿，把選舉當成械鬥來玩，國家資源則如分田、分水源一樣分贓，我想除了在道德層面上每個台灣人都有責任，行為模式其實也值得探討，就是不管是清朝那樣的非現代化國家，還是日本與國民黨的殖民政府，本質上對於台灣地方基層的改組跟控制力其實並沒有共產黨那樣徹底，就比方英國殖民印度一般。</text:p>
      <text:p text:style-name="P2">五元   |  2021.10.07 16:46   |   <text:a xlink:type="simple" xlink:href="http://palinfo.habago.org/Entry?Command=Information_PrintForum&amp;iPage=7#FORUM41086"><text:span text:style-name="T1">#</text:span></text:a></text:p>
      <text:p text:style-name="P4">關於台灣1450反串留言,我有親身經歷, <text:line-break/>之前在大陸的討論區,裡面有一個人說他來過台灣旅遊之後覺得台灣每樣事物都好棒棒, <text:line-break/>之後就開始見縫插針,用一些很有台灣價值的邏輯留言, <text:line-break/>但他的發言非常走鐘,居然在留言裡夾雜著 "ㄊ"ㄤ"ㄛ"這些注音文, <text:line-break/>由於反串的實在太明顯,我便直接指出他是台灣1450反串, <text:line-break/>要大家小心. <text:line-break/><text:line-break/>而他被揭穿後,第一個反應不是離開,反而是指責我不應揭穿他, <text:line-break/>這就是台灣現在1450的心態,真的頗讓人無言與無奈. </text:p>
      <text:p text:style-name="P2">人民   |  2021.10.07 15:08   |   <text:a xlink:type="simple" xlink:href="http://palinfo.habago.org/Entry?Command=Information_PrintForum&amp;iPage=7#FORUM41085"><text:span text:style-name="T1">#</text:span></text:a></text:p>
      <text:p text:style-name="P3">藍營一直把兩蔣當成神主牌，未能總結反共獨台親美的路線。這種情形像是當年華國鋒把毛澤東當成神主牌，堅持兩個凡是。要不是鄧小平堅持社會主義市場經濟的新路線，老共可能還糾結在姓社姓資的泥潭中。可惜藍營並没有鄧小平這樣的人物。</text:p>
      <text:p text:style-name="P2">陳真   |  2021.10.07 04:26   |   <text:a xlink:type="simple" xlink:href="http://palinfo.habago.org/Entry?Command=Information_PrintForum&amp;iPage=7#FORUM41084"><text:span text:style-name="T1">#</text:span></text:a></text:p>
      <text:p text:style-name="P4">台灣議和團芻議 (5)：如何教導像蔡詩萍這樣的學生？ <text:line-break/><text:line-break/><text:line-break/>陳真 <text:line-break/>2021. 10. 06. <text:line-break/><text:line-break/><text:line-break/>底下這位媒體人蔡詩萍，過去是正統藍，不至於惡形惡狀，是個正人君子，但總是跟體制緊緊結合，後來當過馬英九選總統的發言人，至今應該還算是藍營，但骨子裏顯然已經綠油油。 <text:line-break/><text:line-break/>這樣一些人，為數不少，佔了所謂菁英人口的一大部份。 <text:line-break/><text:line-break/>我曾有個鮮明的記憶。大約是1994-1995年左右，當時已退黨。那時候的民進黨，已經腐化得很厲害；但也因為如此，台灣人反倒開始喜歡民進黨，使其聲勢開始壯大。 <text:line-break/><text:line-break/>這其實也是台灣社會長久以來的一種反淘汰文化，越是便宜行事貪婪腐敗，越會做秀討好人民，越會製造衝突創造媒體聲量，越會操弄政治，越是財大氣粗或是地方山頭與政二代，這類無良政客往往就越吃香，越受人們喜愛。各位不妨想想什麼3Q 立委或什麼閃靈立委、黃捷等等，便是其中一類。 <text:line-break/><text:line-break/>記得1994-1995年左右的某一天，我在台北公車上遇到一位大學的同班同學，是個過去非常忠黨愛國的腦殘，厭惡鄙視黨外人士。大學七年之中，我應該從未跟他說過一句話。 <text:line-break/><text:line-break/>可是，那天遇到他，他卻主動攀談，而且談起政治，自個兒談得很起勁，全是他在講話，我則一路無言。他一直誇讚民進黨很棒，做事很有魄力等等。我聽了很驚訝，他不是那種一聽到有人批評國民黨政府就會抓狂的人嗎？怎麼現在卻變成綠營的忠實粉絲了？ <text:line-break/><text:line-break/>這次的偶遇，讓我留下一個很深的印象。我很納悶，為何當一種反對力量清純良善時，人們卻視之為寇讎，輕蔑鄙夷，恨之入骨。當它貪婪腐敗得很不像話時，卻反而開始獲得人民的熱烈支持？讓我更難以理解的是，人們如何看待自己前後截然相反的態度轉變？ <text:line-break/><text:line-break/>那天，我其實很想問問那位同學，"你不是最討厭民進黨嗎？怎麼現在卻變成熱烈支持者？" 我沒有真的發問，但我猜他一定會說 "時空環境不同"。從他充滿自信的眼神和語調，他顯然認為自己很聰明，很棒，很會判斷是非，過去非常棒，現在也非常棒，隨著所謂 "時空環境不同"，他顯然認為自己始終是站在真理的一方，非常自豪。 <text:line-break/><text:line-break/>我並不厭惡這位同學，因為他只是腦子不靈光，而非心眼邪門。但我知道，醫界學界與文化界的大多數菁英們卻不笨，而是懂得看風向，調整立場。 <text:line-break/><text:line-break/>過去的醫界和學界，完全就是國民黨的天下，根本找不出幾個異類。一旦主流勢力變了，他們也就馬上跟著變，變成一片徹底的綠油油。讓我更難以理解的是，他們往往變得如此自然，如此自豪且優雅。 <text:line-break/><text:line-break/>而我呢？過去是過街老鼠般的黨外亡命份子。人們總是說，黨外就是共匪，就是陰謀份子，一心要破壞台灣偉大的民主自由，於是動輒說要把我們空投匪區或抓去槍斃。而現在呢？我依然還是親中賣台的共匪，一路走來，箇中痛苦，無須多說。 <text:line-break/><text:line-break/>時空環境確實不同了。但是，所謂 "時空環境不同"，用蔡詩萍的話講就是要 "跟得上民意"；"民意" 如何，他們便如何。用其他藍綠政客的辭彙來講，就是 "實力原則" 的標準不同，要隨時能迎合所謂 "民意"，才有實力，才有權力，否則全是空談。 <text:line-break/><text:line-break/>我知道怎麼反駁這些人的鬼扯蛋，但是說起來很累，而且已經說過幾百萬遍，所以我就不說了。 <text:line-break/><text:line-break/>特別是那些真的很笨，真的相信什麼民意、什麼台灣自由民主多麼珍貴多麼了不起的蠢蛋們(一如這位最近蠢話連篇的蔡詩萍)，你真的很難教化他們。因為他們所犯下的錯，並不是某個單一事件或某種局部思維上的認知失誤，而是一整個認知體系全屬荒唐透了頂。 <text:line-break/><text:line-break/>你很難矯正這樣一些人的思維，因為根本無從矯正，只能整個認知架構重新更換。 <text:line-break/><text:line-break/>你從這樣一些人談論事情的方式，可以看出幾個特點，比方說一大堆修辭。修辭是一種理性貧乏的特徵，缺乏認知意義，就像寫作文一樣，往往是描述一種心情，或是反覆描述一種既定的答案如何美妙，簡單說就像一種自我引用(self-reference)，基本句型類似這樣： <text:line-break/><text:line-break/>台灣好棒哦，這也棒那也棒，為什麼棒？因為就是好棒！民主自由更是棒，為什麼棒？因為就是非常棒！中共好殘暴好獨裁哦，哪裏殘暴獨裁？就是非常殘暴獨裁！沒有任何認知內容，全是修辭。修辭之後，就是 "你必須這樣那樣哦"，否則就是辜負了台灣，那就不棒了。 <text:line-break/><text:line-break/>你很難反駁這樣一種人的思維，因為無從反駁。並不是因為他提出一種高明的論點，讓你反駁不了，而是他從頭到尾根本沒有論點，沒有任何具有實質認知意義的想法在裏頭；他就只是像小朋友寫作文那樣，文情並茂，卻缺乏實質認知內涵。 <text:line-break/><text:line-break/>僅有的一點認知意義，也往往缺乏任何現實基礎。比方說，這位蔡詩萍寫道：絕不可以促統哦，為什麼呢？他說： <text:line-break/><text:line-break/>促統就是 "被中共的統戰玩弄"；促統就是 "無法站穩台灣"、"不珍惜台灣"；促統 "將不僅僅對不起台灣的主流民意，甚且也對不起那麼多一心渴望台灣的存在能對中共體制發出警惕作用的中國人民"。 <text:line-break/><text:line-break/>很離譜吧？我真不敢相信自己的眼睛，都幾歲人了，腦子長這樣？這是幼稚園大班的小朋友在寫作文嗎？ <text:line-break/><text:line-break/>我念國中時，發明了一個遊戲，經常找同學玩。這遊戲就是比賽說傻話，越傻越好，最好是傻到讓人無言。然後由圍觀同學當裁判，看誰講傻話傻得最透頂，誰就贏了。依我看，蔡詩萍應該能贏得比賽。 <text:line-break/><text:line-break/>更令人悲觀的是，這類傻蛋人士卻往往對一己之理性貧乏與認知低能無絲毫病識感，他們卻反而個個似乎都覺得自己好棒！好聰明！好理性！好溫情！好有智慧和眼光！ <text:line-break/><text:line-break/>長年以來，我注意到一種也許跟選舉造勢有關的台式社會文化現象，也許是因為台灣太多選舉了，一到選舉，為了騙選票，哪有誰會跟你講道理？講道理肯定就選輸了啊。絕不能講理，而是要拼命造勢；藉著各種空洞卻聳動的修辭或圖片或影像，來營造一種聲勢，製造一種感受，為自己賺選票，並打擊對方的選票。 <text:line-break/><text:line-break/>造勢其實就是廣告。你有看過會跟你講道理的廣告嗎？應該沒有，沒有那種廣告。一講道理就沒戲唱了。選舉就是這麼回事。 <text:line-break/><text:line-break/>於是，就這樣選個幾十年下來之後，你會發現，台灣變成一個腦殘社會，沒有人在講理，也沒什麼人在乎個理字，而只在乎爽，重視造勢，重視鎂光燈，重視點閱率或粉絲數量，努力營造某種爽的感覺，看誰廣告能力最好，誰就能騙得最多選票而贏得權力。 <text:line-break/><text:line-break/>對岸則不然，一般來講，理性能力非常強，寫起東西往往長篇大論，有理有據，常讓我感到驚豔不已。 <text:line-break/><text:line-break/>我常會看大陸的各種評論，即使是不知名的網友，也往往有其深刻思維。但是在台灣，我卻幾乎不會想要看任何文章 (除非是要拿來批評)，為什麼呢？因為絕大多數毫無營養不是嗎？(大家別緊張，當然也有一些例外。) <text:line-break/><text:line-break/>當然，我完全不是在鼓吹那種論述來論述去、裝模作樣的學匠傻逼文字。我所推崇的是文字裏頭紮紮實實的認知內涵。 <text:line-break/><text:line-break/>至於像蔡詩萍這樣一種思維，你是不是會覺得很無言？如果你有個這樣的學生或小孩，你要怎麼教？很難吧？難乎其難，因為那等於是要從ㄅㄆㄇㄈ教起，讓他重新認識世界，認識事實，重新學習理解人事物的方法。 <text:line-break/><text:line-break/>====================== <text:line-break/>國民黨再起「促統」路線已定？蔡詩萍嘆：深藍被中共統戰手法玩弄 <text:line-break/><text:line-break/>郭怜妤 <text:line-break/>UMEDIA <text:line-break/><text:line-break/>2021-10-04 <text:line-break/><text:line-break/>蔡詩萍認為孫文學校總校長張亞中（圖右）反獨促統的論調已促成深藍路線的復活，但國民黨要深思，反獨與促統是否相同、是否與主流民意吻合｡（資料照，柯承惠攝） <text:line-break/><text:line-break/>蔡詩萍表示，反獨促統已經促成一條國民黨深藍路線的復活，要反獨當然可以，只是必須注意，促統也並非藍營支持者主流的意見。而「支持統一」和「支持促統」也是兩回事，呼籲國民黨別把自己的路走死了。 <text:line-break/><text:line-break/>蔡詩萍認為，藍營應該好好思考，如何解開「反獨•促統」的結，而當九二共識淪為反獨促統的代名詞，還能在選戰中號召民心、打贏民進黨嗎？ <text:line-break/><text:line-break/>蔡詩萍強調，國民黨反獨可以，因為這為了與民進黨做出市場區隔。但要小心，不要忘了台灣是民主政治的體制，只要不是暴力路線，人民或政黨都有主張台獨的自由，也都有反對台獨的主張與自由。 <text:line-break/><text:line-break/>不過蔡詩萍也提到，「反獨」不一定要「促統」，促統不符合藍營支持者的主流民意，很多民調都顯示，國民黨支持者最贊成「維持現狀」。因此，藍營反獨，是吻合維持現狀的；但，促統就有可能是「破壞現狀」了。 <text:line-break/><text:line-break/>另外蔡詩萍還指出，「支持統一」在概念上並不等於「支持促統」，因為支持統一很可能是基於同文同種、文化認同，但未必認可現在的共產體制，所以不會強求現在就往統一之路上前進。但「促統」者似乎都不在乎兩岸體制的差異，也不在乎中共政權的鴨霸。 <text:line-break/><text:line-break/>對於強力促統者，蔡詩萍坦言自己不明白，是怎樣的一種心態，在享受了台灣的自由民主、言論自由後，還有一些政治人物會歌頌促統？甚至歌頌只有共產黨裡少數的最高集團享有自由的體制？他認為，反獨如果反到要去促統，若不是「沒藥救的」共產黨支持者，就是頭殼壞去、不知今夕何夕的夢囈。 <text:line-break/><text:line-break/>至於九二共識，蔡詩萍認為，它已非可以在大選中有勝選機會的訴求了，如果國民黨再放任它在「促統者」的營造下，形塑成「反獨促統」的同義語、代名詞，無疑是將九二共識往死巷裡鑽。 <text:line-break/><text:line-break/>蔡詩萍指出，反獨不過是中共在統戰台灣時，拉攏次要敵人（深藍、統派），以打擊主要敵人（台獨、民進黨）的統戰手法；在玩弄「反獨促統」的深藍，分化國民黨藍營的支持者而已。 <text:line-break/><text:line-break/>藍營要走出「紅統」的糾結，蔡詩萍認為應擺脫「舔共、傾中」的標籤，唯一的戰略是，就是回到「論述台灣」的主戰場，珍惜「中華民國在台灣」不斷蛻變與進化的歷程，不論是威權統治、白色恐怖黑暗面，還是經濟建設、價值多元的光明面，全都是台灣的資產。 <text:line-break/><text:line-break/>蔡詩萍強調，民主體制與開放社會才是我們反對任何破壞現狀之激進訴求的理由，「因為我們珍愛台灣走過的歷史、走過的掙扎、走過的突破！」若無法站穩台灣、珍惜台灣，不僅對不起台灣的主流民意，甚且也對不起那麼多一心渴望台灣的存在能對中共體制發出警惕作用的中國人民。 <text:line-break/><text:line-break/>對於台灣統派，蔡詩萍認為，有言論自由的保障，他們要刷存在感沒有問題，但格局與視野，真的可以拉開、提升。而國民黨則不能任由統派，把它拉下水。他最後引用已故詩人管管的短詩〈牆〉，當中寫道：「不必去推倒那面牆，跳過去，就是原野了。」並指藍營裡的外省、深藍族群心中的牆，也許一樣不必去推倒，只要跳過去，自然能看清台灣民主社會的平野遼闊了。 <text:line-break/><text:line-break/>========== <text:line-break/>要選國民黨主席的人，請勇敢擁抱台灣，擁抱民主吧！ <text:line-break/><text:line-break/>UMEDIA 2021-03-05 <text:line-break/><text:line-break/>文：蔡詩萍，資深媒體人，作家，廣播節目主持人。 <text:line-break/><text:line-break/>國民黨該怎麼辦呢？ <text:line-break/><text:line-break/>到現在，要挑戰國民黨黨主席的人，心底還是有個「結」，國民黨不應該跟著民進黨的屁股走？！但，為什麼國民黨不倒過來想：民進黨現在不是也把「中華民國」成天放在嘴邊嗎？這難道不是「跟著國民黨的屁股走？！」 <text:line-break/><text:line-break/>好，一定深藍的人要說，民進黨都是「喊假的」！ <text:line-break/><text:line-break/>這說法，我只能同意部分，絕大部分，我不能同意。為何？ <text:line-break/><text:line-break/>因為，人家民進黨支持者也同樣在說，你國民黨喊愛台灣都是喊假的啊！請問，國民黨你同意嗎？ <text:line-break/><text:line-break/>所以，重點不在「對手」認為你喊真喊假，而是，你要不要喊？你要不要，當別人「先喊」之後，你還是「要跟」？在我看，問題不在「是不是跟別人」，而是「跟得快不快」，「能不能跟上」，進而趕上對手，超越對手！ <text:line-break/><text:line-break/>換言之，「跟」從來不是問題重點，重點是，有沒有「與時俱進」，有沒有「後來居上」？！ <text:line-break/><text:line-break/>從台灣民主化的歷程來看，國民黨從威權轉型到民主，哪一次不是「跟著黨外屁股走」，「跟著民進黨屁股走」？而且，老實講，如若不是「跟著屁股走得蠻快的」，搞不好，國民黨早就垮了，也說不定，對吧！ <text:line-break/><text:line-break/>國民黨內，從李登輝之後，確實一直有一股「不服氣」的聲浪，不服氣國民黨為何失去政權？不服氣國際媒體怎麼把「民主先生」的稱號，讓李登輝給拿走了？不服氣總統直選，不服氣為何要修憲？不服氣台灣選民為何「忘了」國民黨對台灣的貢獻？不服氣這，不服氣那，最後，連輸了政權，還是不服氣「選民為何這種水準」？ <text:line-break/><text:line-break/>換句話說，國民黨內，「不服氣」的聲音，牢騷很多，抱怨很多，但，就是不懂得「檢討自己」，為何「失去了多數支持」？ <text:line-break/><text:line-break/>國民黨的深藍，應該要想想，當蔣經國說「時代在變，國民黨也要變」，當蔣經國說「我也是台灣人」時，他，難道不是跟著時代浪潮，跟著民主化的趨勢，「不得不跟上」的嗎？ <text:line-break/><text:line-break/>國民黨一定要走出「懷舊情緒」，不要老認為以前的時代好！好什麼呢？ <text:line-break/><text:line-break/>威權統治，言論管控，白色恐怖.....國民黨一定要走出「跟著民進黨屁股走」的懸念，要知道，那不是跟著民進黨走，而是跟著台灣民主化的潮流走！OKAY~ <text:line-break/><text:line-break/>國民黨如果一定要擺脫「跟對手」的迷思，那就請放開大步，以追求新價值，捍衛國家主權尊嚴為訴求，超越對手，讓對手跟著你！甚至只能追你的車尾燈！國民黨有這抱負嗎？ <text:line-break/><text:line-break/>國民黨要做的緊要事不少，最不該做的，無非是，一直在murmur ，一直在懷疑民主化的現在！ <text:line-break/><text:line-break/>「中華民國」如果是共識，多元民主化如果是共識，那就「沒有誰跟誰屁股」的問題，而要看誰走得更快更穩健！ <text:line-break/><text:line-break/>要選國民黨主席的人，請勇敢擁抱台灣，勇敢擁抱民主吧！</text:p>
      <text:p text:style-name="P2">許世勤   |  2021.10.06 12:46   |   <text:a xlink:type="simple" xlink:href="http://palinfo.habago.org/Entry?Command=Information_PrintForum&amp;iPage=7#FORUM41083"><text:span text:style-name="T1">#</text:span></text:a></text:p>
      <text:p text:style-name="P3">一般人如果酒駕，不管數值多少，大概都得在派出所過夜了... <text:line-break/><text:line-break/><text:a xlink:type="simple" xlink:href="https://www.msn.com/zh-tw/news/national/%E4%B8%81%E5%85%81%E6%81%AD%E9%85%92%E9%A7%95%E8%82%87%E4%BA%8B%E3%80%8C%E7%9B%B4%E7%B7%9A%E3%80%81%E9%87%91%E9%9B%9E%E7%8D%A8%E7%AB%8B%E3%80%8D%E9%83%BD%E9%80%9A%E9%81%8E-%E9%9B%84%E6%AA%A2%E4%B8%8D%E8%B5%B7%E8%A8%B4/ar-AAPbcPc?ocid=spartanntp"><text:span text:style-name="T2">https://www.msn.com/zh-tw/news/national/</text:span><text:span text:style-name="T5">丁允恭酒駕肇事「直線、金雞獨立」都通過</text:span><text:span text:style-name="T6">-</text:span><text:span text:style-name="T5">雄檢不起訴</text:span><text:span text:style-name="T6">/</text:span><text:span text:style-name="T2">ar-AAPbcPc?ocid=spartanntp</text:span></text:a><text:span text:style-name="T2"><text:s/></text:span><text:line-break/><text:line-break/>丁允恭酒駕肇事「直線、金雞獨立」都通過 雄檢不起訴 <text:line-break/><text:line-break/>總統府前發言人丁允恭，7月在高雄酒駕肇事，撞傷一名機車女騎士，警方測得丁允恭酒測值達0.23，依公共危險罪送辦。由於丁在現場通過「測試觀察記錄表」測試，可以完成直線行走、金雞獨立、同心圓畫圓等動作，檢方認定未達不能安全駕駛程度，不起訴處分。 <text:line-break/><text:line-break/>丁允恭7月14日行經高雄市復興四路和成功二路口時，疑似未注意到周遭狀況，與同方向的機車發生擦撞，導致女騎士左手臂多處擦傷送醫治療，丁則留在現場等警方前來處理。丁允恭向警方表示，前一晚確實在家中有喝酒，經過一晚以為酒精已退，當時他是綠燈直行，碰撞到女騎士後就立刻下車查看報警。前鎮分局員警對丁允恭執行酒測，酒測值達0.23，依據警署規定，酒測值達0.15以上、未滿0.24，員警必須製作「測試觀察記錄表」，丁允恭通過測試，被依公共危險罪函送，並開出9萬元的行政罰單。 <text:line-break/><text:line-break/>檢方查看酒駕觀察紀錄表，丁允恭直線來回走、平衡動作、同心圓內畫圓等相關指標都合格，也沒有駕駛行為異常、判斷力、操控力欠佳，或咆哮、語無倫次等脫序狀況。檢方認為，造成交通事故的原因很多，一般駕駛就算沒有喝酒，也會發生車禍，丁允恭雖然酒駕，但很難反推他在案發時已達不能安全駕駛的狀態，再加上通過「測試觀察記錄表」測試，所以偵結處分不起訴。 <text:line-break/><text:line-break/>酒駕取締新標準 酒測值0.15 毫克就開罰 <text:line-break/>日　期：102-06-13 <text:line-break/>類　別：警政 <text:line-break/>單　位：潮州分局 <text:line-break/>截止日期：102-12-12 <text:line-break/><text:line-break/>國內酒駕問題嚴重，屢有民眾遭酒駕者撞死，造成憾事，立法院五月卅一日三讀通過刑法第一百八十五條之三修正草案，經總統昨公布，6月13日起實施。 <text:line-break/>總統令公布刑法修正條文，駕駛酒精濃度達0.25 毫克就構成犯罪，可處2年以下有期徒刑、20萬元以下罰金，若致人重傷處最高7年徒刑，一旦致人於死，處3年以上、10年以下有期徒刑。 <text:line-break/>本次修正法令取締標準更嚴、罰則更重，交通部配合修正道路交通安全規則，13日起所有汽、機車駕駛，比照職業、無照、新手駕駛三類，全數適用0.15 毫克的酒測標準，超標將開罰1萬5千元到9萬元，增訂「酒駕累犯條款」，5年內兩度酒駕將處最高9萬元並吊照3年，拒絕酒測則開罰9萬元。 <text:line-break/><text:line-break/>根據新規定，駕駛人吐氣酒精濃度每公升超過0.15 毫克就開罰（約喝一瓶玻璃瓶裝啤酒），逾0.25毫克，即依公共危險罪，移送法辦（約兩瓶玻璃瓶裝啤酒）；潮警分局奉指示，配合執行全國性取締酒駕勤務，同步大執法。</text:p>
      <text:p text:style-name="P2">陳真   |  2021.10.06 03:41   |   <text:a xlink:type="simple" xlink:href="http://palinfo.habago.org/Entry?Command=Information_PrintForum&amp;iPage=7#FORUM41082"><text:span text:style-name="T1">#</text:span></text:a></text:p>
      <text:p text:style-name="P4">台灣議和團芻議 (4)：如何寫一齣兩岸劇本？ <text:line-break/><text:line-break/><text:line-break/>陳真 <text:line-break/><text:line-break/>2021. 10. 06. <text:line-break/><text:line-break/><text:line-break/>一，說服一個台灣人支持台灣回歸祖國，根本訴求就是一己利益，而不是世界和平，也不是濟弱扶傾、協助世上弱小之民族，當然也不是中華民族的偉大復興。那些宏大思維，是烈士，是國父，是菁英之言，是道德大餅。這類東西，只能自我要求，沒法做為一種說服。 <text:line-break/><text:line-break/>台灣人很怕統一，不是因為台灣人不道德或缺乏理想，而是因為他聽信了謠言，害怕個人或子女的利益受損。你看，很多腦殘真的相信，中共一來，我們就統統得被關進集中營啃香蕉皮，從此再也無法自由行動與說話。 <text:line-break/><text:line-break/>國民黨與人渣黨長久以來就是這麼宣傳的。你要人們改變態度，當然就得從他所害怕的疑慮本身來澄清，而不是為他描繪一幅世界和平的偉大遠景。 <text:line-break/><text:line-break/>二，我始終很討厭、很鄙視台灣醫界滿天飛的所謂醫學倫理。為什麼呢？因為動不動就講什麼效法史懷哲犧牲奉獻的精神。何必這樣自欺欺人呢？你只要能做到別為了多賺一點錢而去傷害病人就很了不起了，何必講什麼效法史懷哲？ <text:line-break/><text:line-break/>這就好像一個每次考試總是考五分、八分的學生，你先請他看能不能努力一下，下回考個30分，而不是一直跟他說要立志成為愛因斯坦。<text:line-break/><text:line-break/>先考個30分再說吧，目標完成之後再來求個及格分數也不遲不是嗎？這就是我常說的及格主義。及格就好，別唱高調；先學會爬，學會走路，再來說飛天鑽地遨遊外太空的事吧。 <text:line-break/><text:line-break/>三，如上所說，利益才是決策與信念的核心。別說兩岸統一，就連平常吃個飯、買個菜，我們的決策基礎肯定都還是利益而非道德。比方說我去買水果，水果店老闆或路邊攤的歐巴桑往往很害怕，常常會跟我說："喂，少年仔，你把好的全挑走，我生意要怎麼做？" <text:line-break/><text:line-break/>老闆之所以害怕我挑水果是因為，他知道我真的識貨，我知道怎麼挑，畢竟我從小在農村、在泥土上長大。我摘過的荔枝、蓮霧、龍眼和芒果，比我吃過的還要多得多。 <text:line-break/><text:line-break/>若是出於道德心態去買菜，我理當去挑那最爛的，把好的貨色留給老闆，好讓他能夠賣更好、賺更多。有時候我確實會這樣做，特別是當賣菜賣水果的人看起來很窮或很辛苦時，我就不忍心把好的全挑走了。但是，基本上來講，我們的各種決策基礎依舊還是理性與利益，而非遠大宏觀的道德理想。 <text:line-break/><text:line-break/>四，利益聽起來好像很難聽，其實不會，不但不會，它理當也是政治的思維基礎。共產黨之所以讓我由衷佩服就是因為他們懂得為中國人民、為世人謀福利。 <text:line-break/><text:line-break/>換句話說，利之所在，恰恰也就是理性之所在，道德之所在。我反倒比較害怕那種滿口崇高道德理想或整天高舉主義名號的人。我相信實用，而實用就是利益，就是理性，恰恰也就是道德應有之內涵。 <text:line-break/><text:line-break/>五，溝通是一種雙向事業，以最低標準，求得最基本的共識。 <text:line-break/><text:line-break/>很多醫師在巴勒網潛水，有些是我這一科，應該很能體會我底下所要說的無奈。 <text:line-break/><text:line-break/>各位鄉親，你可別以為醫師有著一種根據專業知識與理性開藥的自由，許多時候，你只能無奈地做出妥協，開出一些不好的處方。 <text:line-break/><text:line-break/>為什麼呢？因為很多病人是谷歌醫學院畢業，有些甚至無師自通。他以為他光是靠著谷歌搜尋一下，或是根據左鄰右舍三姑六婆說了些什麼，他就已經是個藥理與病理專家了。 <text:line-break/><text:line-break/>每天一定都會有一些這樣的病人來報到，每次看到他們的名字出現在掛號名單上我就很憂愁，很 "害怕"，因為我不知道怎麼跟這些谷歌醫學院的高材生溝通，不知道怎麼讓他們願意接受對他們最有利的處方。 <text:line-break/><text:line-break/>往往有溝沒有通，有時實在溝通得很累，你經常得花上半小時或更久的時間去說服對方，看他有沒有可能相信我肯定會比他更懂醫學，更懂得疾病與藥理。 <text:line-break/><text:line-break/>大多時候沒法說服，只好妥協。所謂看診，往往就是耗費許多精神與體力在做這樣一些很無奈的 "協商"，明明是一翻兩瞪眼的科學決策，卻變成一種彷彿見仁見智的政治協商。 <text:line-break/><text:line-break/>問題的根源就在於當事人不相信自己是無知的，他以為他搜尋了網路，或是曾經看過什麼電視與媒體的報導，就已經變成醫學專家似的。醫學如果這麼簡單，需要花十幾年的時間才能當一名主治醫師嗎？ <text:line-break/><text:line-break/>六，沒有一種溝通會比缺乏病識感更困難。 <text:line-break/><text:line-break/>也許你會以為這一類谷歌醫學院高材生或無師自通者是不是智商有點問題，要不然怎麼會那麼幼稚？其實不一定智商低，事實上它比較像是一種 "個性"，比方說有一些很魯的病人是高級知識份子，他以為自己知識很高級，於是就以為自己什麼都懂。 <text:line-break/><text:line-break/>當然不是說專業知識圍牆高不可攀，事實上，應用科學例如醫學這類學科，所需智力之要求並不高。問題是，其複雜程度倒也不是讓你隨便孤狗一下就能懂。 <text:line-break/><text:line-break/>如果搜尋一下就能懂，那麼，醫師需要耗費十幾年寒窗與累積無數臨床經驗，才能行醫嗎？ <text:line-break/><text:line-break/>七，溝通往往到了盡頭。 <text:line-break/><text:line-break/>我算是非常有耐心的人，但是，有些時候也只好舉白旗投降，只好問病人說："請問您今天想開些什麼藥呢？" 就好像餐廳服務生在詢問顧客今天想吃些什麼東西一樣。 <text:line-break/><text:line-break/>這就是現實，現實的情況就是這樣。你沒法期待病人能夠懂得哪怕只是一點點醫學的皮毛，你只能想辦法讓他願意接受最好的處方。許多時候是根本做不到的，於是你只能退而求其次，至少儘可能讓傷害減少，不要逼我開出一個對你全然有害的處方。 <text:line-break/><text:line-break/>醫學如此，政治也一樣。知識上儘管力求純粹，但是，溝通卻是雙方面的事，只能含糊籠統，抓大放小；許多時候你甚至只能用對方才有可能懂的傻話來跟他溝通，例如告訴他說這是顧腦、顧心臟的藥哦，吃了心臟會強壯、頭腦會變聰明哦。 <text:line-break/><text:line-break/>我想，政治也一樣，你很難跟他談美元問題，很難跟他談大陸為何在經濟上開始積極搞所謂內循環？別說一般人聽不懂，我也只是無師不通，一知半解。 <text:line-break/><text:line-break/>八，道德的內涵是理性，是大算盤和小算盤。 <text:line-break/><text:line-break/>今天，假若我懷抱道德理想行事，這很好，可是，那很空洞，比方說你若不懂醫學，如何可能做出道德之事？你只會亂開藥不是嗎？搞不好醫死人。醫學如此，政治也一樣。道德的主要內涵就是理性，就是大算盤和小算盤，懂得分析利害得失。 <text:line-break/><text:line-break/>小算盤得自己打，自己盤算。人人都懂得趨吉避凶，懂得打算盤，我們就會往一個好的大方向走。 <text:line-break/><text:line-break/>大小算盤之間不但不衝突，而且是利害一致的。大算盤打不好，小算盤也不會有好日子過。而政治之所求，無非就是求一個安和樂利、衣食無憂的好日子。這才是政治的血肉，若以宏大抽象概念來取代血肉，只是本末倒置。 <text:line-break/><text:line-break/>九，結論是：我們應勇於大聲發問："台灣回歸大陸，我能有什麼好處？" 而不是問說："我該怎麼做才是道德的、有理想的？" 這些空話，就留給政客和菁英們去演說就行，一般人根本無須對一己利益之追求感到羞愧。 <text:line-break/><text:line-break/>我今天之所以力倡台灣儘早和平回歸祖國，當然也只是因為我想到一點就是：這是對我有利的，而且我相信它對絕大多數人(無論島內外)也都有利。英文講到道德上的善，就是good，而good 無它，利益而已。 <text:line-break/><text:line-break/>十，溝通之艱難 <text:line-break/><text:line-break/>剛剛我的門診就來了一個知識份子，堅持只要吃鎮靜劑，絕對不吃安眠藥。他到處拿鎮靜劑，一天吃四、五顆，就是不願吃安眠藥，更不肯吃抗憂鬱藥物。我很無言，但他每次來就是一副醫學專家的模樣，非常鄙視唾棄安眠藥，說吃了安眠藥會失智。 <text:line-break/><text:line-break/>這就好像說我不要吃麵，我只要吃米粉，因為麵是澱粉不能吃，吃了會發胖，米粉盡量吃沒關係，米粉比較細，吃了會很苗條呦。 <text:line-break/><text:line-break/>你跟他說失眠也可以吃抗鬱劑，他就是不信，堅持自己沒有憂鬱症，幹嘛吃抗憂鬱的藥？ <text:line-break/><text:line-break/>總之，當溝通到了盡頭，你也只能隨他了，知識份子嘛，谷歌醫學院高材生，你還能說什麼？ <text:line-break/><text:line-break/>這些話都還沒寫完，剛剛又來一個，要我開 "修復神經的藥" 給她。我問她有什麼症狀或身體哪裡不舒服？她說沒有不舒服，就只是想拿修復神經的藥，說是某位精神科名醫開給她的，而且每次都要自費好幾千元。她聽說我這邊不須自費，所以就來掛號。 <text:line-break/><text:line-break/>我跟她說沒有什麼 "修復神經的藥"。她不信，說某某名醫診所都有在賣，說可以讓腦神經恢復年輕十幾歲。後來，她從皮包裏找出一顆修復神經的仙丹給我看，原來是一顆抗焦慮的藥。這藥很平常，健保就能給付，不用花一毛錢，但它跟修復神經沒有什麼關係；如果沒有相關症狀，根本不需要吃這個藥。 <text:line-break/><text:line-break/>但是，這病人還是不信我說的。我花了很多時間講解，最後她只能悻悻然離去；她尷尬，我也尷尬。她心裏一定認為我很不專業，是不是庸醫啊，笑死人，連修復神經的藥也不懂。但是，就算給我再多錢，我也不想害她。 <text:line-break/><text:line-break/>十一，基本理性之重要。 <text:line-break/><text:line-break/>醫學如此，政治也一樣，你只能想辦法讓對方儘可能獲得一個比較好的結果，而沒法期待他具有 "充份" 理性足以形成深刻的認知。但是，即便如此卑微的一個目標，其實都還是很難達成，因為人們聽取了太多謠言。 <text:line-break/><text:line-break/>很多醫生是這樣，一如民進黨，整天瞎掰一堆鬼話，騙你花更多錢，吃更多藥，讓他賺取最大利潤。 <text:line-break/><text:line-break/>這說明了一件事就是 "基本" 理性之重要，畢竟算盤不會自動告訴你答案，你得知道怎麼打才行，充實一點點基本常識，想想自己的基本利害所在，看是要給美國人當狗使喚？或是當美國人的狗肉炸彈，去炸自己的對岸同胞？還是當個堂堂正正頂天立地的中國人？ <text:line-break/><text:line-break/>十二，追求基本共識，不是追求一模一樣的信念。 <text:line-break/><text:line-break/>洪秀柱是島內顯性統派，勇氣十足，從不拐彎抹角，但是幾天前，在電視上看到她說 "支持兩岸統一就要講出來啊，民主自由當然也是我們的堅持啊"。大概類似這個意思。可我一聽心就涼了半截。到底所謂 "堅持台灣的民主自由" 是什麼意思？到底是要堅持什麼？ <text:line-break/><text:line-break/>對岸不就是民主自由人權與平等的典範嗎？若要堅持，應該是堅持對岸的制度與作法才是人類文明的典範啊！我也反對一國兩制，因為明明一國一制比較好，幹嘛要兩制？ <text:line-break/><text:line-break/>我相信，我講這些，連洪秀柱或張亞中應該也不會認同。但這無妨，只要大家有著 "不當美國炮灰" 的基本共識就夠了。 <text:line-break/><text:line-break/>十三，能夠不走到兩岸兵戎相見最好，若真走到這一步，我們就應該事先想好該如何自處？比方說只自衛，不攻擊，不傷及無辜；而且應認清，美國才是敵人，對岸跟我們則是同一國，中國人不打中國人。 <text:line-break/><text:line-break/>不論藍綠，台灣殖民政權到時候若要以所謂 "國家" 力量強迫我們做出傷害對岸的舉動，我們就應抵抗，不應順從；軍人更應如此，絕不要做出親痛仇快傷害大陸同胞之事；對岸也一樣，真要打，請打漢奸走狗，拜託瞄準一點，不要傷及無辜。 <text:line-break/><text:line-break/>十四：如何寫一齣兩岸和平解放的劇本？ <text:line-break/><text:line-break/>一旦開啟戰亂，往往就很難善了，因此，我們應該避免被政治操弄而走到這一步。 <text:line-break/><text:line-break/>我相信，我們大約還有六、七年的時間可以做準備。這就好像我們手頭上有個劇本，引領著未來。可是，這劇本尚未完成，結局已定，但劇情發展仍在鋪陳之中。做為劇中人，我們每個人都有能力填寫劇本內容。 <text:line-break/><text:line-break/>結局是無法改變的，那就是台灣必然回歸祖國，除了世界末日來臨之外，我不相信會有第二個可能性。 <text:line-break/><text:line-break/>在這個既定結局之下，在整個過程中，應該怎麼做，才是對兩岸最有利的做法？我知道原則，也知道一些作法。原則就是消弭那些荒唐透了頂的謠言鬼話，什麼大陸人都生活在不自由沒人權的黑暗之中，或是什麼堅持台灣的民主自由之類的蠢話，甚至相信西方人、日本人好關心我們的幸福哦，整天叫我們要有犧牲幾成人口的決心、要有攻擊大陸重要民生設施的軍事準備等等等；我們應該想辦法讓台灣人相信，兩岸復合才是一條自由繁榮有尊嚴的道路。 <text:line-break/><text:line-break/>至於作法，當然就是如前幾篇文字所說，希望能夠多一些人以各種適合自己的方式，勇於說出良心話，而不是把一切希望寄託在某個政治人物或選舉。政治人物只是收割者，不是播種者。與其把事關身家性命之大事寄託於他人，不如寄託你自己，大家來合寫一齣比較好的兩岸劇本，莫教敵人詭計得逞。</text:p>
      <text:p text:style-name="P2">鄭豐遠   |  2021.10.05 12:18   |   <text:a xlink:type="simple" xlink:href="http://palinfo.habago.org/Entry?Command=Information_PrintForum&amp;iPage=7#FORUM41081"><text:span text:style-name="T1">#</text:span></text:a></text:p>
      <text:p text:style-name="P3">就像理解中國八億多人脫貧實際上是對世界貧困做出的巨大貢獻一樣，認同中國共產黨政府和中華文化也不應該是什麼真知灼見，而是一種該被普及的基本價值判斷，是一種對國際事務更好的核心理解方向。 <text:line-break/><text:line-break/>它之所以看起來像一種真知灼見，也許就是因為人們普遍都只在肉眼可見的表面利害上打算盤，但真正影響一個社會或民族長遠利害的那些事物，在普通人眼裡其實往往是很難理解的。當人們無法想像一己之態度其實有可能對自己未來甚至子孫造成巨大的後果之時，算一筆眼前帳其實也無多大意義，只會繼續在淺薄處打轉，讓更多操弄有機可乘。 <text:line-break/><text:line-break/>對中國人來說，2016 到 2021 應該可以稱作全民覺醒的五年，因為這五年接連發生太多過去幾代中國人所無法理解的事，中國人真正警覺起來了，對這些事物的判斷不再是看表面利害，而是看其所謂底層邏輯 (大陸用語)。這一點，如果有長期關注簡體中文網路世界的人應該都深有體會，特別是中國三十歲以下的年輕一代在這五年間大放異彩，展現了超乎想像的理性能力，對世上大小事和國際關係的疏理，不管是深度還是廣度都讓人嘆為觀止。 <text:line-break/><text:line-break/>我其實也不喜歡聽人講大道理，我比較是屬於那種喜歡搞笑事物的性格，但搞笑事物不見得缺乏深沉，或許那就是我深深喜愛中國的原因之一，因為中國充滿了幽默感，即便她兩百年來承載了無數苦難。 <text:line-break/><text:line-break/>試圖只用利害或算盤來讓人們清醒是沒有用的，因為多數人其實根本就不是一種理性生物，人對事物的判斷幾乎可以完全是說是非理性的，否則台灣人為何會連自己的血統都去懷疑和唾棄? <text:line-break/><text:line-break/>人的思想會改變，往往並不是因為看清了利害，而是因為一顆心被打動了。說故事遠比打算盤來得更有力量。當然，我並不是說利害分析不重要。 <text:line-break/><text:line-break/>我和巴勒網的緣份應該超過二十年了 (那時還沒有巴勒網)，我之所以每天都看巴勒網，一直仰慕各位巴勒網成員，並不是因為巴勒網為我算過一筆帳，或是提供了多少數據。 <text:line-break/><text:line-break/>最近發現一個視頻頻道，是一個二十出頭的年輕人做的，自稱小約翰可汗。表面搞笑，內容及情感卻不搞笑，而且十分深入，很會說故事。 <text:line-break/><text:line-break/>他有一個系列，叫作奇葩小國，強烈推薦，最好能從第一集看起。巴勒網的讀者應該多少都會同意選舉其實本身並不是一個真的很能實踐民意的東西，但看完了這些影片以後也許你就會真的相信所謂選舉，所謂投票，完全就是西方的一種騙局和操弄手段。 <text:line-break/><text:line-break/><text:a xlink:type="simple" xlink:href="https://space.bilibili.com/23947287/search/video?keyword=%E5%A5%87%E8%91%A9%E5%B0%8F%E5%9B%BD"><text:span text:style-name="T2">https://space.bilibili.com/23947287/search/video?keyword=%E5%A5%87%E8%91%A9%E5%B0%8F%E5%9B%BD</text:span></text:a><text:s/><text:line-break/><text:line-break/>下面這幾集特別讓人感動，最後的音樂讓人聽了想落淚: <text:line-break/><text:line-break/>布吉納法索的托馬斯·桑卡拉 (Thomas Sankara) 上下集 <text:line-break/><text:a xlink:type="simple" xlink:href="https://www.bilibili.com/video/BV1654y1n7c4"><text:span text:style-name="T2">https://www.bilibili.com/video/BV1654y1n7c4</text:span></text:a><text:s/><text:line-break/><text:a xlink:type="simple" xlink:href="https://www.bilibili.com/video/BV11L411H7o7"><text:span text:style-name="T2">https://www.bilibili.com/video/BV11L411H7o7</text:span></text:a><text:s/><text:line-break/><text:line-break/>阿富汗 上下集 <text:line-break/><text:a xlink:type="simple" xlink:href="https://www.bilibili.com/video/BV1v54y1L7zf"><text:span text:style-name="T2">https://www.bilibili.com/video/BV1v54y1L7zf</text:span></text:a><text:span text:style-name="T2"><text:s/></text:span><text:line-break/><text:a xlink:type="simple" xlink:href="https://www.bilibili.com/video/BV1bq4y1j7pt"><text:span text:style-name="T2">https://www.bilibili.com/video/BV1bq4y1j7pt</text:span></text:a><text:s/><text:line-break/><text:line-break/>智利的薩爾瓦多·阿連德 (Salvador Allende) 上下集 <text:line-break/><text:a xlink:type="simple" xlink:href="https://www.bilibili.com/video/BV13h411B7AV"><text:span text:style-name="T2">https://www.bilibili.com/video/BV13h411B7AV</text:span></text:a><text:s/><text:line-break/><text:a xlink:type="simple" xlink:href="https://www.bilibili.com/video/BV1DM4y157xY"><text:span text:style-name="T2">https://www.bilibili.com/video/BV1DM4y157xY</text:span></text:a><text:s/><text:line-break/><text:line-break/>索馬里 <text:line-break/><text:a xlink:type="simple" xlink:href="https://www.bilibili.com/video/BV1954y1b7N5"><text:span text:style-name="T2">https://www.bilibili.com/video/BV1954y1b7N5</text:span></text:a><text:s/>(片尾這首歌，我相信絕大多數的台灣人都聽過) <text:line-break/><text:line-break/>看完這些國家的故事，悲傷之餘，只要是正常人，應該都會慶幸自己上輩子燒了好香，這一世竟然能屬於這麼一個悠久偉大善良的中華文明的一員吧。如果有人不這麼想，那麼我不知道和這樣的人分析利害得失又有什麼意義?</text:p>
      <text:p text:style-name="P2">陳真   |  2021.10.05 10:46   |   <text:a xlink:type="simple" xlink:href="http://palinfo.habago.org/Entry?Command=Information_PrintForum&amp;iPage=7#FORUM41080"><text:span text:style-name="T1">#</text:span></text:a></text:p>
      <text:p text:style-name="P4">幾年前，韓國的國防部長金寬鎮，因為下令韓國軍隊網路單位透過網軍操縱輿論攻擊在野黨，結果遭到逮捕。在台灣，人渣黨卻把網軍變成撈錢奪權的一門生意，以公帑飼養大量走狗，專門從事抹黑造謠或冒名反串。 <text:line-break/><text:line-break/>前一陣子，人渣黨一些幹部被抓到反串對岸人士，故意用一些很離譜或很惡劣很低能的方式來造謠生事，好讓人們對對岸人民產生反感或仇恨。 <text:line-break/><text:line-break/>後來，還發生一些比較偏向藍營或親中的影星歌星竟然也被什麼對岸人民舉發是台獨，就只因為什麼碩士論文裏頭寫出"我國" 或談起奧運講到台灣 "國手"。事實上，這些也全是反串，全是綠營網軍的自導自演，藉以挑起親中人士對於對岸的反感。 <text:line-break/><text:line-break/>最近，可能因為台灣議和團的關係，一些人渣不斷來巴勒網哭爸哭母，假裝是大陸網民。這其實也是人渣黨的一貫手法。 <text:line-break/><text:line-break/>這個人渣黨，品性之卑劣，許多時候真是遠超乎正常人性所能想像，就像蟑螂一樣，陰暗猥瑣。真難想像他們每天究竟是如何面對家人。更難想像的是，一個人到底是要腦子蠢到或心眼壞到何種程度，才會去支持這樣一個貪婪骯髒透頂的人渣黨？</text:p>
      <text:p text:style-name="P2">陳真   |  2021.10.05 10:14   |   <text:a xlink:type="simple" xlink:href="http://palinfo.habago.org/Entry?Command=Information_PrintForum&amp;iPage=7#FORUM41079"><text:span text:style-name="T1">#</text:span></text:a></text:p>
      <text:p text:style-name="P3">謝謝Lucy， <text:line-break/><text:line-break/>發起加泰隆尼亞獨立公投的那些人，雖然獨立訴求以九成比例過關，所謂 "民意" 昭然若揭，但是，愛好民主自由的西方國家卻無一認帳，反而把這些 "加獨" 人士統統抓去關，居然還判了十幾年重刑。幾個月前，因為當地民眾反彈，方才特赦出獄。 <text:line-break/><text:line-break/>今年二月，加泰隆尼亞自治區選舉，主張 "加獨" 的政黨，囊括議會過半數席次，但它的投票率依然也只有50%。 <text:line-break/><text:line-break/>上個月，幾十萬人聚集巴塞隆納，發起加獨示威大遊行。 <text:line-break/><text:line-break/>我想說的是，從許多方面來看，"加獨" 的壓倒性民意應是毋庸置疑。如果要以所謂低投票率來質疑，其實也幾乎等於質疑了一切。 <text:line-break/><text:line-break/>你看，英國脫歐公投大概是英國歷年來各種選舉或投票之投票率最高的一次，大約七成。這已經算是超高投票率了。但這就是英國的真實民意嗎？事實上，各種民調表明，英國年輕一代並不想脫歐，問題是，他們的投票率只有三成，而中老年人則大多想要脫歐，投票率八成。最後，脫歐派險勝。 <text:line-break/><text:line-break/>這時候，該認帳嗎？這算是民意嗎？當然算。我意思是說，民意不是自然物，不是具有內在本質的存在物，它只是一種定義，遊戲規則既然是這樣訂，那麼，所謂民意就是這麼回事。這沒有什麼 "少數綁架多數" 的問題。如果有，那就應該重訂規則，重訂所謂民意的門檻。 <text:line-break/><text:line-break/>再說，不投票也是一種表態。比方說，在台灣解放之前，我不打算投票了，除非張亞中選總統，我也許才會考慮投。但我之決定不投也是一種表態，意即不管選舉結果如何，我都無所謂。 <text:line-break/><text:line-break/>這意思是說，那些沒有去投票的大多數人，事實上也已經透過他們的不投票表了態。因此，公投如果訂個三成的投票率門檻，事實上也已經很高了。</text:p>
      <text:p text:style-name="P2">許世勤   |  2021.10.05 10:06   |   <text:a xlink:type="simple" xlink:href="http://palinfo.habago.org/Entry?Command=Information_PrintForum&amp;iPage=7#FORUM41077"><text:span text:style-name="T1">#</text:span></text:a></text:p>
      <text:p text:style-name="P4">一些來亂的人，大概用的也是化名，留的e-mail可能也只是眾多分身的一個。最早我曾經猶豫要不要使用代稱在這個版留言，但後來想想又何必呢？ <text:line-break/><text:line-break/>我說出口的話代表了我自己，所謂行不改名、坐不改姓，我講什麼話就為什麼話負責。網路的隱蔽性，給了許多想法像一團糨糊的人勇氣，該說或不該說的都說了。雖然不是不能說，而是至少要搞清楚自己在說什麼。台灣眾多反共反華的群眾中，大概超過一半不知道自己在反對什麼，他們只是被植入了一種叫做「台灣價值」的制式反應，但什麼是「台灣價值」？ <text:line-break/><text:line-break/>矯飾文字修辭、小確幸，文青式的slogan或發言，比如說「我不在乎大國崛起，我只在乎小民尊嚴」或「我的奮鬥」。空洞又乏善可陳、無病呻吟的內容，極端個人主義卻又崇拜暴力集體。 <text:line-break/><text:line-break/>我在2014年的時候，遇上一些「覺青」挑事。我只是在個人的小小版面陳述當時的一些心境，「覺青」們卻似乎覺得我需要「開導」。這些「覺青」如同紅衛兵，到處搜尋誰是「反革命」。我針對他們的說法一一提出疑問，也依照現實數據與邏輯一一反駁。他們不是「見笑轉生氣」，就是一而再、再而三地利用梗圖、罐頭式的「複製、貼上」進行疲勞轟炸。他們沒發現自己的想法漏洞百出，但是他們對自己相當滿意。他們的頭像幾乎都是黑的，還「島嶼天光」。某大學的校長還說要給「太陽花」立碑，以紀念台灣這可歌可泣的一頁... <text:line-break/><text:line-break/>前陣子看到一個大陸講座視頻，講者提到一個國家前進的動力，並不在於多數人是否清醒認識到該怎麼做，而在於是否擁有「關鍵少數」。如果當時「覺青」都是對的，那麼多人「覺醒」真的令人開心，這樣我們的薪水也應該人人年薪百萬，人人都買得起房了！「實踐是檢驗真理的唯一標準」，幾年下來，我們的生活品質還在一路下探，所以這些「台灣價值」的路線正確？ <text:line-break/><text:line-break/>假日我跟老婆去挖蛤蜊，花了一個下午的時間挖了一碗湯的數量。聽說野生蛤蜊很值錢，老婆說要挖到能賺錢的數量太累了，我卻有了不同的想法。我說如果我們擺一塊牌子，低價收購遊客挖的野生蛤蜊，再高價賣給通路，這樣我們就賺錢了，根本不用自己動手。只要我們控制了「生產資料」，在這裡就是指「通路」或「門道」，那我們就可以壓榨遊客們的「剩餘價值」，用便宜的價格讓一堆人幫我們賺錢，他們還會闔家歡樂！最後生意愈做愈大，可以跟政府租下整塊濕地，甚至搞個「綠電」什麼的，那我的資產就愈來愈多了！ <text:line-break/><text:line-break/>當然，我並不認同放任資本擴張。私人資本的無節制擴張，這種自由只能給貪婪成長的空間，只會營造叢林法則，多數的人得遭殃。 <text:line-break/><text:line-break/>大陸的體制讓一個工人勤奮工作三年，買一間房給家人住，改善生活品質，這樣的政權真的是邪惡嗎？資本帝國下的民主、自由、人權，可可工人一年工資卻買不起一顆巧克力；一個工人拚死拚活幹一輩子苦工，一輩子的工資卻連自己蓋的廁所都買不起，這樣合理嗎？因為孟晚舟事件，我才認識到華為這間公司原來強調「按勞分配」，不簡單！ <text:line-break/><text:line-break/>現在中共推行「共同富裕」，許多國民黨人也抨擊！他們自稱孫文信徒，但不知道三民主義強調「均富」「抑制私人資本」「漲價歸公」嗎？這些國民黨人沒發現自己只是崇拜圖騰。</text:p>
      <text:p text:style-name="P2">lucy   |  2021.10.05 09:04   |   <text:a xlink:type="simple" xlink:href="http://palinfo.habago.org/Entry?Command=Information_PrintForum&amp;iPage=7#FORUM41076"><text:span text:style-name="T1">#</text:span></text:a></text:p>
      <text:p text:style-name="P3">陳真版主 <text:line-break/><text:line-break/>世勤網友昨天的發文，我也高度認同。只是讀到加泰隆尼亞獨立公投的＂九成民意支持＂，不免在心中打了一個問號。九成民意－－表面看是如此，但實際上是高估的數據，投票率不到五成，是少數人決定多數人命運的格局。 <text:line-break/><text:line-break/>我也不熟悉西班牙的狀況，一直也沒有看到西班牙內部有像緬甸消滅異教種族的問題，而族群也能隨心所欲地訴諸公投，想必西班牙不是像緬甸那樣的野蠻之邦。 <text:line-break/><text:line-break/>獨立公投，不同於一般選舉，它決定著一群人在很長的未來的集體命運，應該要有較高的視角來看待它，比較妥當。</text:p>
      <text:p text:style-name="P2">陳真   |  2021.10.05 02:56   |   <text:a xlink:type="simple" xlink:href="http://palinfo.habago.org/Entry?Command=Information_PrintForum&amp;iPage=8#FORUM41074"><text:span text:style-name="T1">#</text:span></text:a></text:p>
      <text:p text:style-name="P3">這些天刪掉了一些來亂的。每次我說對或做對了一些什麼，就會聽到狗叫聲；表面上來自對岸，但台味很重；下回若要反串，調子要學得像一點。 <text:line-break/><text:line-break/>兩岸都有這類混蛋，但是，太陽照好人，也照混蛋；追求一個比較好的兩岸結局，其實對所有人都有好處，就連漢奸走狗也應獲得赦免，何不朝著那樣一個方向走呢？</text:p>
      <text:p text:style-name="P2">陳真   |  2021.10.04 17:46   |   <text:a xlink:type="simple" xlink:href="http://palinfo.habago.org/Entry?Command=Information_PrintForum&amp;iPage=8#FORUM41072"><text:span text:style-name="T1">#</text:span></text:a></text:p>
      <text:p text:style-name="P4">世勤文筆很好，思路清晰，言之有物。 <text:line-break/><text:line-break/>至於所謂加泰隆尼亞的獨立公投投票率不到50%，所以沒啥意義，這樣講是不對的。 <text:line-break/><text:line-break/>很多西方國家的選舉投票率都很低。例如英國，2001年，窮兵黷武的布萊爾選舉大獲全勝，整個投票率也才四成多。我當時人在英國，若沒特別留意，根本不知道英國正在大選。 <text:line-break/><text:line-break/>今年六月，法國舉行地方選舉，投票率也才三成，十個人有七個沒去投票，請問這樣的選舉也沒意義嗎？ <text:line-break/><text:line-break/>兩年前，歐洲議會選舉，競爭非常激烈，投票率創了幾十年來的新高，也不過才50.5%，以前更是低得不像話。這樣的選舉也沒意義嗎？要像台灣這樣狂熱於選舉，投票率動輒七、八成，才有意義？ <text:line-break/><text:line-break/>至於加泰隆尼亞的企圖獨立之原因，當然不會只是所謂經濟因素。這類理解方式太粗糙了。 <text:line-break/><text:line-break/>你知道嗎？九零年代初期，所謂台獨逐漸興起，民進黨主流勢力雖然一貫與台獨畫清界限(才不會影響選票)，但是，一旦被逼問時，民進黨的政客們就會支吾其詞地說，"目前不是統一的時機"。為什麼呢？他們總是會跟群眾這麼說，"大陸那麼窮，而且十幾億人，我們如果跟他們統一，那我們的薪水不就剩下幾百塊零頭？" <text:line-break/><text:line-break/>"你的薪水剩百分之一，這樣你們還要統一嗎？" (謝長廷最喜歡這麼問了) 台下群眾就會歡呼回答說："不要"！ <text:line-break/><text:line-break/>這就是當時的 "民進黨式" 台獨，把大陸或中共說得很棒！很理性！血濃於水，兩岸一家親，努力淡化甚至否認兩岸戰爭的任何可能性，藉此拼命反軍購，經常在計算給大家聽，說道：如果不需要花幾千億跟美國買一堆 "破銅爛鐵"，每個人每年將可增加好幾萬的社會福利，大家都會變得很有錢。也就是說，不是我們不要統一，而是因為大陸實在太窮了。 <text:line-break/><text:line-break/>當時的民進黨還曾經說，哪天如果對岸薪水比我們高，半夜連滾帶爬也要趕緊跑去跟他們統一。群眾聽了就會樂得大聲鼓掌笑哈哈。為什麼笑哈哈呢？因為在那個每個月花個幾千元就能到大陸包二奶的年代，沒有人會想到大陸有一天會富裕。因此，這樣的說法只是一種對於大陸貧窮的輕蔑與嘲諷。 <text:line-break/><text:line-break/>現在，大陸這麼有錢了，民進黨有帶領大家 "半夜連滾帶爬" 跑去跟對岸統一嗎？當然沒有。這意味著，一個政治問題，背後原因不會只是單純什麼薪水多少或窮不窮，而是充滿許多複雜的國際因素與政治操弄。 <text:line-break/><text:line-break/>我不懂加泰隆尼亞的歷史，但我知道什麼有錢沒錢，不會是他們想獨立的惟一原因或主要原因。隨便給個理由，然後就說這是某個問題的根源，這樣一種理解方式很粗糙。</text:p>
      <text:p text:style-name="P2">李念淨   |  2021.10.04 17:21   |   <text:a xlink:type="simple" xlink:href="http://palinfo.habago.org/Entry?Command=Information_PrintForum&amp;iPage=8#FORUM41071"><text:span text:style-name="T1">#</text:span></text:a></text:p>
      <text:p text:style-name="P3">實際上，最近就一直在思考這個問題，即使真的去殖民化了，排除美國勢力了，台灣的精英真有能力自治嗎？ <text:line-break/><text:line-break/>舉個例子 <text:line-break/>誠然，美國對日本的政經文化，可以說無孔不入的滲透，上至買通戰犯，下自買通文化界及民間人士，可謂無往不利，輕而易舉能改變日本的政策走向。 <text:line-break/>但要這樣做有個前提，就是日本人真正發心，願意從頭到尾接受美國的"改造"。否則無法解釋為何在全亞洲各個地方中，只有日本與台灣，完完全全就是美國的傀儡打手，其他地方或多或少都有反美的情緒。 <text:line-break/><text:line-break/>也就是說，即使把美國因素去掉，日本人骨子裡仍然完全不認為中國就是亞洲第一，這就是重點。 <text:line-break/><text:line-break/>最近看臉書看到一位叫林帛亨的人士，在賽車圈頗有名氣，其家族便是台灣有名的霧峰林家。這裡純討論一下他對時局跟歷史的看法，就是非常的主流，非常的腦殘，類似陳醫師常講的那種護士路人的神態，具體內容就不貼出來汙染眼睛了，反正要搜可以蒐得到。 <text:line-break/><text:line-break/>為甚麼特別提他呢？我就覺得台灣這些所謂的"本土菁英"，根本上就跟菲律賓的諸多政治家族，非洲的部落酋長一樣，實際上即沒有對權力的責任感，也沒有對道德判斷的基本體現，更沒有對"一般平民"存有的基本敬意，就是1949年中共全國土改以前要打倒的那種"土豪劣紳" <text:line-break/><text:line-break/>其實值得參考的，就是清末劉銘傳在台灣的改革。劉銘傳雖然在淮軍，在大陸，擁有極大的權力跟人脈，可是他在台灣幾乎是孤家寡人，並沒有立足的根基。他在台灣推行現代化建設，建設水力、電力，開發山地，沒有一個舉措不被台灣本土的這些仕紳反對。也就是說，台灣大幅度的現代化，近代化，反而都跟"外省人"(不是專指1949那些人)拖不了關係 <text:line-break/><text:line-break/>因為外省人與地方利益相互勾結的情況最小，又急需累積聲望，自然對於改革有非常強烈的動機，巧合的是，即使日本人跟國民黨作惡多端，但是他們在台灣最有成就的大型公共建設，又恰巧就是透過"外省人(或日本總督)"跟本省人的相互制衡，在這種權力結構下完成的 <text:line-break/><text:line-break/>所以，中共統一台灣以後，最好能參照中國傳統的原籍迴避(現在還是)制度，指派非台灣人擔任台灣的黨委書記，把行政權交給台盟一類的人掌控，而立法權則可以純粹交給台灣人自己民選，本省人來監督，這樣的權力結構，可能就比較穩定。 <text:line-break/><text:line-break/></text:p>
      <text:p text:style-name="P2">李念淨   |  2021.10.04 14:15   |   <text:a xlink:type="simple" xlink:href="http://palinfo.habago.org/Entry?Command=Information_PrintForum&amp;iPage=8#FORUM41070"><text:span text:style-name="T1">#</text:span></text:a></text:p>
      <text:p text:style-name="P4">中共目前對台灣的所做所為，某種程度上可能讓台灣的買辦有機可乘。 <text:line-break/><text:line-break/>比方黃捷、陳柏惟、薛凌、周玉蔻、胡彩蘋一類的鱉三無賴，一方面對美極其搖尾，另一方面其家族甚至本人必有一個成員在陸經商求學發表紅色言論。 <text:line-break/><text:line-break/>長期以來大陸對台幾乎都是「不設防」的寬鬆態度，對於來陸的資本，台灣的文化輸出，多半缺乏基本的政治審查 <text:line-break/><text:line-break/>反而這幾年大陸對台言論的收緊，其行為多出自於民間自發的自我意識，官方對其的態度多半任之隨之，並不是很主動的要對台如何 <text:line-break/><text:line-break/>而統一戰線的指導原則，往往就有利於買辦，越仇中反華，其「統戰價值」也就越高，越容易用經濟拉攏的手段促使其改換門庭，也就是說當一個被招安的賊，反而比自發性親共的人士待遇還好 <text:line-break/><text:line-break/>當然現在還敢在台灣主張親共反美的人，多半都不以私利計，純粹以理想來主張，不談價碼他們也會自己行動，確實是不需要什麼資源。 <text:line-break/><text:line-break/>另外長遠來看，如果台灣統一需要透過招安賊首，買辦統戰來完成，對台灣發展必定有害。近的就比如香港，讓港人治港的結果就是大動亂，台灣現在本土派系毫無顧慮大肆吃喝，在地勢力跟外來勢力必須相互制衡才是真正對台灣好的策略。 <text:line-break/></text:p>
      <text:p text:style-name="P2">lucy   |  2021.10.04 11:30   |   <text:a xlink:type="simple" xlink:href="http://palinfo.habago.org/Entry?Command=Information_PrintForum&amp;iPage=2#FORUM41069"><text:span text:style-name="T1">#</text:span></text:a></text:p>
      <text:p text:style-name="P3">許世勤 網友 <text:line-break/><text:line-break/>加泰隆尼亞的獨立公投投票率算低，不到５０％，即使贊成票數高，也未盡然是有意義的。要不是西班牙經濟不佳，加泰隆尼亞族群也不會想分手吧！經濟搞好，自然就能安撫人心，凡夫俗子就這麼一點點要求，被誰統治未必有很在乎。加泰隆尼亞的成年人不會那麼不會想吧～～ <text:line-break/><text:line-break/><text:line-break/></text:p>
      <text:p text:style-name="P2">許世勤   |  2021.10.04 09:43   |   <text:a xlink:type="simple" xlink:href="http://palinfo.habago.org/Entry?Command=Information_PrintForum&amp;iPage=2#FORUM41068"><text:span text:style-name="T1">#</text:span></text:a></text:p>
      <text:p text:style-name="P4">政權維穩很重要，政權不穩定，遭殃的是人民。 <text:line-break/>但如果中共是極權，那麼美國實際上由1%的人操弄與控制， <text:line-break/>美國是不是極權？ <text:line-break/><text:line-break/>香港發生暴動，放火、殺人、打家劫舍， <text:line-break/>美國說這是「一道美麗的風景線」。 <text:line-break/>同樣的場景發生在美國Capital riot， <text:line-break/>美國卻說這群美國人民是暴民、破壞民主。 <text:line-break/>中國或香港警察維持治安，那叫「迫害人權」， <text:line-break/>美國警察維持治安，那就是「擁護民主」。 <text:line-break/>這些CIA的幕後操作，還有西方媒體內建的自我矛盾， <text:line-break/>自陷矛盾之中卻又極度自我滿足，就是「民主」國家的真實內涵。 <text:line-break/>或者說，人民「被人賣了還替人數錢」，只要能夠投票選舉就開心了。 <text:line-break/>政治淪落為一張選票，至於政治應有的嚴肅內涵都變得不重要。 <text:line-break/><text:line-break/>西方文明總是強調二元對立，不是正義就是邪惡， <text:line-break/>基本邏輯就是「凡一切合乎西方價值者皆為正義， <text:line-break/>凡一切異於西方價值者皆為邪惡」，抹殺一切共存的可能。 <text:line-break/>因為「美國例外」，所以美國可以盡情壓榨、迫害那些第三世界國家。 <text:line-break/>American first，你賺錢了理當由美國享受利潤， <text:line-break/>所以有華為的遭遇，即使是美國的「盟友」也不例外，日本東芝、法國阿爾斯通， <text:line-break/>台灣有威盛、HTC、友達，現在還有「護國神山」台積電等著被搞。 <text:line-break/>這幾年台灣對大陸的出口成長年增16%，大陸輸送活血給台灣的經濟續命， <text:line-break/>結果台灣不懂知恩圖報就算了，還幫著美國這個土匪強盜、流氓國家。 <text:line-break/>很諷刺，台灣當局不分藍綠，長年跪舔美國，結果實際上是美國搞垮台灣經濟。 <text:line-break/>美國賣不出去的豬肉要台灣吃，劣質的軍備武器要台灣買， <text:line-break/>台灣自主發展出的一些專利被強迫以低價賣給美國企業， <text:line-break/>發展出一些還不錯的技術不能在台灣設廠而要在美國設廠。 <text:line-break/>美國正在搞垮台灣，美國是兩岸的共同敵人。 <text:line-break/><text:line-break/>台灣的媒體總是營造中國在世界上霸凌弱小，被各國討厭。 <text:line-break/>但是全球193個國家，聯合國議案卻總有120個國家支持中國提出的議案。 <text:line-break/>這120個國家多數是第三世界的弱小國家，中國如果霸凌他們， <text:line-break/>這些國家支持中國幹什麼？ <text:line-break/>更不用說這些弱小國家，長年被美國為首的「民主」「先進」國家壓榨。 <text:line-break/>如果聽過一個可可工人一年的工資，種植一年的可可， <text:line-break/>卻買不起一顆巧克力，那就知道真正為惡的是這些資本帝國。 <text:line-break/>這種無恥的壓迫與無盡的貪婪，什麼時候才能結束？ <text:line-break/><text:line-break/>中共統治中國，極大程度讓中國人民脫貧，並一同奔向富有。 <text:line-break/>李登輝講「民之所欲，長在我心」，台灣把他稱之為「民主先生」。 <text:line-break/>中國共產黨按造人民的意願經營政策，但是中共「不民主」？ <text:line-break/>美國放任疫情，已經病歿七十萬人， <text:line-break/>更別說大風雪缺電，讓人民在冰天雪地中凍死， <text:line-break/>然後美國就是「民主自由人權」好棒棒？ <text:line-break/><text:line-break/>在選舉中落敗的一方，如果實際上掌握了媒體、資金， <text:line-break/>就會一而再、再而三的「為反而反」，直到掌權。 <text:line-break/>根本是拳頭政治，何來「民主」？ <text:line-break/>國家社會在這樣的內耗中，根本不可能有一個延續性、建設性的政策。 <text:line-break/>英國的「硬脫歐」，讓他們現在沒油可加、沒肉可吃。 <text:line-break/>「蘇獨」在上次的公投中失敗了，他們正醞釀著下一次的公投。 <text:line-break/>但公投過了，蘇格蘭有辦法獨立嗎？ <text:line-break/>加泰隆尼亞通過公投要從西班牙獨立，即使高達九成民意支持獨立， <text:line-break/>美國、歐盟、西班牙准許他們獨立嗎？ <text:line-break/>美國一向中南美洲視為自己的後院、禁臠， <text:line-break/>曾有一段時間，美國媒體非常喜歡卡斯楚，稱其為「民主的典範」， <text:line-break/>但是古巴拒絕無條件接受美國的一切「價值」後， <text:line-break/>卡斯楚成為執行鐵幕的劊子手、獨裁者。 <text:line-break/><text:line-break/>「美國」哈佛大學調查，中國人民對中國共產黨滿意度來到93.1%， <text:line-break/>請問習近平有什麼必要透過對台戰爭來爭取支持？ <text:line-break/>對台灣的解放，是中美世紀爭霸中的一個環節。 <text:line-break/>兩岸的統一，意味著西太平洋的地緣戰略由中國勝出， <text:line-break/>美國必需退回關島以東，也是「美國例外論」的終結。</text:p>
      <text:p text:style-name="P2">林凱西   |  2021.10.04 08:52   |   <text:a xlink:type="simple" xlink:href="http://palinfo.habago.org/Entry?Command=Information_PrintForum&amp;iPage=2#FORUM41067"><text:span text:style-name="T1">#</text:span></text:a></text:p>
      <text:p text:style-name="P3">認同李哲文所說，每日看腦殘人渣黨的作為，只希望中國解放台灣之日快點來臨，日夜期盼著，常常來巴勒網看看文章，根本就是心靈解藥， <text:line-break/>陳真醫師的倡議，我原本摸不著頭緖，隨著陳醫師的說明，逐步有點概念 ，個人的作為雖然渺小，但是，總是要起而行動才行。</text:p>
      <text:p text:style-name="P2">陳真   |  2021.10.03 22:28   |   <text:a xlink:type="simple" xlink:href="http://palinfo.habago.org/Entry?Command=Information_PrintForum&amp;iPage=2#FORUM41065"><text:span text:style-name="T1">#</text:span></text:a></text:p>
      <text:p text:style-name="P4">富康講的很外行，但不像是來亂的，所以我就沒刪。</text:p>
      <text:p text:style-name="P2">陳真   |  2021.10.03 22:26   |   <text:a xlink:type="simple" xlink:href="http://palinfo.habago.org/Entry?Command=Information_PrintForum&amp;iPage=2#FORUM41064"><text:span text:style-name="T1">#</text:span></text:a></text:p>
      <text:p text:style-name="P3">台灣議和團芻議 (3)：典範轉移 <text:line-break/><text:line-break/>陳真 <text:line-break/><text:line-break/>2021. 10. 03. <text:line-break/><text:line-break/><text:line-break/>有個常用詞彙叫做典範轉移 (paradigm shift)，意即某種知識理論或信念遭到系統性的顛覆或取代，類似一種革命，而非系統內部枝枝節節的爭執與改革。簡單說，這樣一種改變是整個信念基礎的更換。 <text:line-break/><text:line-break/>比方說，我二十多歲時也曾腦殘過，相信西方所宣傳的那些鬼話與抹黑。但是幾年後我就清醒了，我所揚棄的並非只是關於某個事件的認知或某種細部爭議，而是揚棄一整套認知與信念體系。這就是一種典範轉移；我不再相信西方所宣傳的那些什麼民主自由與人權的鬼話。 <text:line-break/><text:line-break/>做為一個老黨外及民進黨建黨黨員，二十幾年前跟幾乎所有過往同志化友為敵，跟人渣黨誓不兩立，當然也是一種典範轉移，亦即我對這個人渣黨的不滿並不僅僅只是某個事件或某些作法，而是一整個全盤唾棄。 <text:line-break/><text:line-break/>問題是，我當然不是無緣無故就反美，也不是莫名其妙就跟自己所參與創立的黨產生極大仇恨與對立。那麼，典範轉移到底是怎麼產生的？ <text:line-break/><text:line-break/>簡單可以這麼說：一套信念系統或認知體系，通常包含無數的周邊命題與假設，同時也會有個信念核心，兩者互有關聯。當我打擊它的種種周邊命題時，不一定能讓它的支持者改變對於這整套信念系統的信任。可是，一旦它的信念核心遭到否決，整個信念系統就有可能瞬間崩盤。 <text:line-break/><text:line-break/>比方說人渣黨，你一定會覺得很奇怪，這個如此骯髒邪惡貪婪透頂到不可思議的蟑螂黨，為何還會有人支持它？難道這些支持者除了存心使壞者之外，其他的人全都智商有問題？ <text:line-break/><text:line-break/>你要這樣理解當然也可以。但是，從另一個角度看，也許那是因為他們雖然知道人渣黨幹了這樣那樣一堆骯髒事，但他們依舊牢牢地相信它所宣傳的一些核心概念。 <text:line-break/><text:line-break/>例如，人渣黨宣稱其存在價值是為了對抗邪惡的中共陷台灣人於萬劫不復的地獄之中，例如它還宣稱自己是在捍衛一種至高無上的什麼普世價值，叫做民主自由。無數蠢蛋還真的相信這一套，於是他們就會把那些周邊命題，亦即各式各樣的貪污與謀財害命及假學位等等等等等等，統統視為可容忍，認為它不影響這個黨的存在基本價值。 <text:line-break/><text:line-break/>因此，你舉出再多周邊事實也沒用，支持者還是照樣忠心耿耿，除非，除非有一天，當他發現那些核心命題全屬荒唐鬼話時，他才會整個撤銷對於這個黨的支持與信任。 <text:line-break/><text:line-break/>各位懂我的意思吧？我並不是說核心是核心、周邊是周邊，而是說，核心就像一棟大樓的基本鋼筋架構，打擊了周邊建築，同樣也會危及其基本支撐。但是，一旦基本架構瓦解，整棟大樓就會瞬間崩盤。 <text:line-break/><text:line-break/>另外，還有個不成文的說法是關於數量。曾有人指出，當一個社會裏頭，對於某種信念，累積到大約百分之一的積極成員時，就有可能產生主流勢力的翻盤。 <text:line-break/><text:line-break/>絕大多數人其實就是所謂烏合之眾，他並沒有自己的信念，而只是拿香跟拜。當有百分之一的人口敢於公開高舉某一柱香時，就有可能產生某種主流風向。 <text:line-break/><text:line-break/>也就是說，我們根本不需要過半數，搞選舉才需要過半數，但是思想與價值或所謂知識與真理的問題卻從來都不是多數決。我甚至認為連百分之一都不需要，千分之一的力量就很可觀了。但是，前提是這千分之一或百分之一的人口必須是某種信念的積極成員；光是默默支持或私下認同是沒有多大意義的。 <text:line-break/><text:line-break/>台灣有2300萬人口，千分之一就是兩萬三千人。真的需要這麼多的統派才能在島內產生主流顛覆效應嗎？我其實覺得都還太多了點；也許兩千三百人或兩百三十人就綽綽有餘了。但是，前提是這2300人或230人必須是積極成員。 <text:line-break/><text:line-break/>你想，如果有兩千三百個巴勒網，它的長久影響力會輸給比方說擁有幾百萬票的政治人物嗎？今天，世界上如果有2300個阿桑吉或Noam Chomsky 或John Pilger 或兩年前被美國暗殺的Andre Vltchek，這個世界將大不同。 <text:line-break/><text:line-break/>台灣人有個錯誤認知就是很看重所謂人氣，看重所謂名人，看重所謂點閱率，對此我其實也很無言；人家什麼網紅或隨便一個政治人物，隨便放個屁，隨便寫幾句屁話，鎂光燈就蜂擁而至，媒體馬上大登特登，或是幾十萬個什麼按讚或留言。 <text:line-break/><text:line-break/>台灣人很吃這一套，以為這才是力量。但這是鬼扯蛋，這只是一種既定成果的收割，一種烏合現象，缺乏認知意義，缺乏改變力量；也許可以讓你選舉成功，奪得個人名位，但其實什麼也沒改變。 <text:line-break/><text:line-break/>它就像燈光聚集一堆昆蟲那樣，不但無甚意義，甚且有害，因為真正的權勢操盤者恰恰就是希望人們把精力和熱情全數耗費在從事那些無關大局的事務上。 <text:line-break/><text:line-break/>你看，美國不管是侵略或殖民哪個國家或地區，都是採用同樣手法，全都是豢養至少兩條以上的狗，每隻都支持，一會兒疼這隻，一會兒哄那隻，一會兒又教訓這隻，讓你們去內鬥，去猜忌與爭寵，去狗咬狗，吸引大家來看狗兒打架的好戲，從而忽略問題的本質所在，遺忘權力結構的根本問題，進而把真實有力的反抗力量給邊緣化，弱勢化，爭議化，消弭於無形。 <text:line-break/><text:line-break/>我平常很不喜歡談人渣黨，因為他們只是美國用貪婪骯髒手段所豢養的一群狗，怎麼會是我們的敵人或對手？人不會跟狗鬥。人被狗咬了，就該找狗主人算帳才對，而不是找狗打架。我們跟狗之間，不存在鬥爭基礎。 <text:line-break/><text:line-break/>說人渣黨是狗，其實是侮辱了狗。或者說，這些人渣純粹就是一群依法罪該萬死的罪犯。但是，罪犯只該繩之以法，罪犯並不是我們的對手或敵人，而只是一群有朝一日理當被繩之以法的對象。我們跟他們並不在同一個水平面上。</text:p>
      <text:p text:style-name="P2">李哲文   |  2021.10.03 17:16   |   <text:a xlink:type="simple" xlink:href="http://palinfo.habago.org/Entry?Command=Information_PrintForum&amp;iPage=2#FORUM41062"><text:span text:style-name="T1">#</text:span></text:a></text:p>
      <text:p text:style-name="P4">to 富康： <text:line-break/><text:line-break/>光你這句： <text:line-break/>「習近平希望打台灣 這樣中共換屆，他就能利用正在戰爭 或戰爭成功 來連任」我就覺得你是一個被徹底洗腦卻不自知的人。 <text:line-break/><text:line-break/>最近我是越來越期待老共儘快來解放台灣了，被這群智障垃圾綠色生物統治，我心裡有說不出的痛苦與恨。</text:p>
      <text:p text:style-name="P2">富康   |  2021.10.03 14:17   |   <text:a xlink:type="simple" xlink:href="http://palinfo.habago.org/Entry?Command=Information_PrintForum&amp;iPage=2#FORUM41061"><text:span text:style-name="T1">#</text:span></text:a></text:p>
      <text:p text:style-name="P3">看到這裡在討論 台灣議和 <text:line-break/>讓我想到我小學三年級時 <text:line-break/>我姐姐說中共之後會打台灣 <text:line-break/>光她這一句話 我立刻嚇哭了 <text:line-break/>哭的西哩嘩啦 當天晚上睡不著 <text:line-break/><text:line-break/>真的超不喜歡戰爭的 <text:line-break/>我奶奶被日本人砲彈炸死 <text:line-break/>我爸 我外公外婆因為國共戰爭逃來台灣 <text:line-break/>但我看越多歷史 經濟與國際關係 <text:line-break/>越覺得兩岸戰爭已是箭在弦上 不得不發 <text:line-break/><text:line-break/>美國軍方軍火商希望中國打戰 <text:line-break/>這樣中國威脅論會大噴發 他們就能賺更多錢 <text:line-break/><text:line-break/>美國金融巨鱷希望中國大戰 <text:line-break/>這樣他們就能放空中國 牟利 <text:line-break/><text:line-break/>習近平希望打台灣 這樣中共換屆 <text:line-break/>他就能利用正在戰爭 或戰爭成功 來連任 <text:line-break/><text:line-break/>打台灣已經不只是什麼民族復興 統一大業了 <text:line-break/>武力攻臺是為了給共產黨續命 <text:line-break/>歷史上 極權國家政權 很少超過七十年 <text:line-break/>習近平之前說 縱容腐敗會亡黨亡國 <text:line-break/>就是因為極權政府 難以糾錯 <text:line-break/>如果國力不再成長 就會被腐敗與官僚所吞噬 <text:line-break/><text:line-break/>個人覺得 現在與其討論兩岸議和 或 台灣中立。 <text:line-break/><text:line-break/>不如研究如何在兩岸戰爭 和後續的政治清算中活下來 <text:line-break/></text:p>
      <text:p text:style-name="P2">吳聲志   |  2021.10.02 15:14   |   <text:a xlink:type="simple" xlink:href="http://palinfo.habago.org/Entry?Command=Information_PrintForum&amp;iPage=2#FORUM41060"><text:span text:style-name="T1">#</text:span></text:a></text:p>
      <text:p text:style-name="P4">我也喜歡台灣‘議和’團這個名稱，但我有些疑問和想法，1.我們的目標是誰？（藍、綠）2.如何執行，依我個人覺得台灣回歸會比想像中的順利，主要取決於祖國大勝還是小勝，目前看來美國並不甘心服輸，所以最後勝負會差距很大，那麼台灣回歸的時候親中派約有6-7成（目前四成，之後會有二-三成轉向），那問題就不大，那我們的目標就是和那三成的深綠議和，減少他們的痛苦，若是55開，那政權轉移之際就會比較危險，我們可能要即早做準備，我目前的看法是中國會大勝（其實已經贏了），而且比我推測的還要快，不瞞大家說，我還是認為明年就會和平統一。</text:p>
      <text:p text:style-name="P2">陳真   |  2021.10.01 10:54   |   <text:a xlink:type="simple" xlink:href="http://palinfo.habago.org/Entry?Command=Information_PrintForum#FORUM41059"><text:span text:style-name="T1">#</text:span></text:a></text:p>
      <text:p text:style-name="P3">台灣議和團芻議 (2)：只要會打一點點算盤就行 <text:line-break/><text:line-break/>陳真 <text:line-break/><text:line-break/>2021. 10. 01. <text:line-break/><text:line-break/><text:line-break/>我提台灣議和團這事，並不是想提倡真知灼見，而只是希望台灣或兩岸在這變局中能夠減少一點痛苦。這個痛苦是純粹人為且蓄意擴大；美國人希望藉著台灣來拉垮大陸，最好形成兩岸內戰或長期動亂，這是美國人的盤算。總之，我們的痛苦越大，美國人就越爽。 <text:line-break/><text:line-break/>你不需要真知灼見也能認識到這樣一個基本事實，難道你會相信一心想要拿你當炮灰、每天對你吸血剝削的黑社會，會比你的家人更愛你？只要你能認識到這一點就夠了，我們的痛苦就有可能大大減少。當你認識到這一點，你就不會去為撒旦賣命傷害愛你的親人。 <text:line-break/><text:line-break/>知識求個究竟，像蒸餾水，容不得一點雜質，但是智慧卻像大海，就算往它裏頭撒點尿，它依然還是一片汪洋，不會因此變成一個大尿壺。對我自己，我在認知上力求純粹，至於對別人則抓大放小，三分隨便。只要不是敵人，便是同志。只要不是仇視祖國、仇視中共，那就是自己人；我不認為人們需要像我這樣視中國或中共為人類文明之至善典範。 <text:line-break/><text:line-break/>換句話說，即便當我說出我所認為的純粹真理，但它依舊不出方寸之間，它只是一種一人聖經，人們根本不需要認同，人們只需要明白那最簡單的事實就行，亦即有一些人為了自己的利益，打算拿你當炮灰。 <text:line-break/><text:line-break/>另一方面，你也根本不需要去想到什麼拯救世界弱小國家、創造人類共存共榮的太平盛世這樣一種道德思維，你只要會打一點點算盤就行，只要懂得最基本的利害得失，就足以讓你免除許多根本不必要的痛苦。 <text:line-break/><text:line-break/>道德高調那一類的事，屬於有錢有閒之所謂知識份子的某種語言遊戲，概念上我能認同，但我們之所作所為，事實上與諸多高調落差太遠；做一公分，講出來的卻往往是一百萬光年那樣遙遠而隆重。 <text:line-break/><text:line-break/>我想說的，就跟教小孩一樣，你不需要向耶穌看齊，你不需要那麼偉大，你只要不作奸犯科、不存傷人之心，我就一切滿足了。套句哲學術語，在所謂道德上，我始終是個negativist (負面主義者)。我從不叫人 "應該做什麼"，我只知道哪些事是你 "不該" 做的；一如Theodor W. Adorno所說："我不知道什麼是絕對的善或絕對的價值，我甚至不知道人是什麼，人性是什麼，但我知道什麼是人渣，什麼是沒有人性；這樣一些負面的東西，乃是我們每個人理當都十分了解的"。 <text:line-break/><text:line-break/>台灣議和團也一樣，你不需要把中共當神拜，你也不需要多麼熱愛中國或中華文化，你只要不仇視它們就行。另一方面，你也不需要懂得很多有關美國與西方或日本的恐怖血腥與極端殘暴，你只要能明白他們對你的基本盤算就夠了。明白了這些基本事實，有了這樣一種基本態度，你我就能免於許多根本不必要的痛苦。</text:p>
      <text:p text:style-name="P2">鄭豐遠   |  2021.10.01 07:38   |   <text:a xlink:type="simple" xlink:href="http://palinfo.habago.org/Entry?Command=Information_PrintForum#FORUM41058"><text:span text:style-name="T1">#</text:span></text:a></text:p>
      <text:p text:style-name="P4">我這幾天一直在想台灣議和團這事，覺得非常有意義，身為台灣人，或許這也該是我們的某種責任，可惜個人能力見識相當有限，而且人在國外諸多不便，但我想大言不慚貢獻一些想法，純綷是個人見解，如果不合適的話，就當作是我講風涼話，不要介意，刪除也沒關係。 <text:line-break/><text:line-break/>我想到幾點，建議台灣議和團可以考慮採納，作為核心綱領: <text:line-break/><text:line-break/><text:line-break/>1. 明確認同紅色中國。 <text:line-break/><text:line-break/>那類什麼反共不反中的人格分裂蠢話就不該再說了，絕對不要在想法和說法上打迷糊仗。台灣議和團如果不能明確認同自己中國人身份，同時支持中國共產黨，那所做一切都沒有意義。 <text:line-break/><text:line-break/>也許現在的台灣人聽起來會覺得很刺耳，但那就是台灣議和團的存在意義，很多事你要期待人們自己想通是不可能的，你得推上一把。將來的日子我們將在共產黨治下，以中國人身份站立在世界上，而台灣議和團所做的一切就是希望在這個過程中減少一點台灣人的痛苦和迷惘。 <text:line-break/><text:line-break/>台灣人似乎很容易有一種從一而 ”忠” 的思想毛病，比如我經常見到下面這類思想。 <text:line-break/><text:line-break/>「我爸爸早年在台灣當過兵，支持國民黨，所以我也要支持國民黨，堅絕反共，否則我就是對不起我爸爸」。 <text:line-break/><text:line-break/>「我媽媽自古以來都是反國民黨暴政的，根正苗綠，正港本土愛台灣家庭出身，所以我也應該挺綠，堅絕反共，否則就是對不起我媽媽」。 <text:line-break/><text:line-break/>我看到很多台灣人，即使自認是中國人，也仍然陷在這種奇怪的門閥幫派式的思維裡，而在政治判斷與認同上不敢移其忠。以這種心態來看待政治，註定就是被人當成棋子戲耍，可悲的是這是台灣人的心理常態。人的忠誠是種美德，但忠誠不該等於愚昧，所謂政治認同應該還是回到對多數人有利的情感和利害判斷上。世界現今以超光速在變化，台灣人已經在毀滅邊緣，該認清現實，不能再自欺欺人了。 <text:line-break/><text:line-break/><text:line-break/>2. 受眾同時也是對岸同胞，應該擁抱合作 <text:line-break/><text:line-break/>近代歷史所有骨肉相殘的悲劇都離不開腦殘，兩岸的民眾都需要教育，沒有人應該停止學習。如果我們真的相信並期待大家成為同胞的那一天，那麼在思想教育上，就不應分彼此。 <text:line-break/><text:line-break/>兩岸廣大人民，特別是年輕一代，思想大為不同，以我在海外生活的經驗，兩者之間就像有堵牆似的，說的都是中文，但各懷心思，視彼此為異己。這種現狀應該打破。 <text:line-break/><text:line-break/>台灣議和團可以不接受對岸的資金，但民間往來不應該拒絕，而應該擁抱。 <text:line-break/><text:line-break/>有一點重要的是，台灣議和團促成的這種往來不應該是無序的，而應該有一個核心角度，那就是以幫助台灣人的角度為出發點。與此同時，對岸同胞不應站在任何道德或力量的制高點來與我們交流 (同是中國人，還有誰比較誰高嗎?)，而應該像山海情電視劇裡的扶貧那樣，先富幫後富，展現中國人真正高貴的情操，拉台灣人一把，不是在經濟上拉，而是在情感、思想和知識上幫助台灣認清和理解自己真正的未來和利害。 <text:line-break/><text:line-break/>就像講認同紅色中國台灣人可能不愛聽一樣，講幫助台灣人認同紅色中國很多大陸同胞可能也不愛聽，現在許多大陸年輕人缺少思考，朝一種危險的軍國主義心態傾斜，把 ”不服我天朝” 者都當作敵人看待，心裡想的不是教育，而是教訓，這是十分有害的。 <text:line-break/><text:line-break/>大陸同胞不妨靜下心來，想想山海情這部劇。看過山海情的人應該知道，人的思想慣性和固執是不容易改變的，你要說服一個人走出世世代代固居的大山，不花個五年十年是做不到的，而且人會做出很多不可思議的抗拒，但那不代表他就是個壞人。這時候你需要的是善意和耐心，而不是一掌拍死，那將對我們中國人的智慧是一種侮辱。 <text:line-break/><text:line-break/>對岸應該很清楚，扶貧不是施捨，而是在幫自己，因為唯有大家都富了，你才能富。對待台灣人也是一樣。我們必須讓大陸同胞明白，在思想和教育上幫助台灣人渡過這個艱難時期，不但不是一種選項，而是一種必須，因為唯有如此，民族統一才有真正的希望。 <text:line-break/><text:line-break/>即便不從利害觀點，單就情感角度，大陸也應該這麼做，畢竟台灣在大陸過去艱辛的歲月中，也曾為對岸貢獻出許多情感和回憶，包括各種文化及影視作品的影響。 <text:line-break/><text:line-break/><text:line-break/>3. 明確核心宗旨及載體 <text:line-break/><text:line-break/>陳真在台灣議和團芻議中提到，這個團體「旨在藉著議論、教育與辯駁，追求和平解放，儘可能避免武統，並確保台灣人獨特利益，增進兩岸理解」。 <text:line-break/><text:line-break/>議論、教育與辯駁，我是完全贊同的，而且認為這是台灣議和團最重要一個性質。長年生活的挫折與磨難告訴我，一個人要成長與改變，強加外力是沒有用的，除了透過這些思想上的澆灌和互動和訓練，別無他法。 <text:line-break/><text:line-break/>至於形式，應該集思廣義，找到一個明確的戴體，才能發揮作用。大方向上我個人認為網路是不可或缺，也就是台灣議和團應該儘量使用網路作為發聲的主要渠道，而不是線下活動。最重要的是應該要有一個自己的網站。當然這只是個人意見。 <text:line-break/><text:line-break/>細節的形式部份，我就不知道孰優孰劣了，我個人對文字比較有感覺，而且文字是一種比較能顯現長久價值的東西，但就短期影響力而言，視頻的作用更大。我看見一個趨勢，現在很多關心兩岸的年輕人開始透過所謂網路直播或是 call-in 的形式来進行討論，比如我之前在留言板提過的柳傑克。這種形式的互動性很強，有感染力，但缺點是人的激情會來得快去得也快，能否長久我覺得值得問疑。 <text:line-break/><text:line-break/>不過不管什麼形式，我個人是認為討論的控管很重要。一個現實是，和財富一樣，人的思想品質和知識儲量有著巨大落差，所謂討論，無法以一種所謂完全開放和平等的環境來運行，那在人類歷史從來沒有成功的案例; 期待一種放任的、 ”自由” 的討論空間只會立刻對這個團體造成毀滅。 <text:line-break/><text:line-break/>所以我是主張這個團體的所謂討論環境是可控的，有明確指向的，絕對不能是布朗運動。 <text:line-break/><text:line-break/><text:line-break/>我目前只想到這三點，之後有多的想法再補充。</text:p>
      <text:p text:style-name="P2">陳真   |  2021.10.01 03:50   |   <text:a xlink:type="simple" xlink:href="http://palinfo.habago.org/Entry?Command=Information_PrintForum#FORUM41057"><text:span text:style-name="T1">#</text:span></text:a></text:p>
      <text:p text:style-name="P3">生物武器：一個更陰暗的未來(19)：我們就這樣坐以待斃、束手就擒嗎？ <text:line-break/><text:line-break/>陳真 <text:line-break/><text:line-break/>2021. 10. 01. <text:line-break/><text:line-break/><text:line-break/>我很認同從輔的觀察。我若是美國，倘若現在開打，傳統戰爭肯定能打贏中國。但所謂打贏是美國死一半，中國死九成。依照美國人或白人長年養尊處優的習性，不可能打這樣的戰爭。 <text:line-break/><text:line-break/>你看，美國半個多世紀來雖然每天都在打仗，每天都在侵略，但是侵略屠殺的對象全是弱國。也就是說，美國只會打那種穩贏的，不費吹灰之力的戰爭。你看，地面入侵巴格達時，伊拉克已經死了成千上萬人，美國的傷亡卻只是個位數。 <text:line-break/><text:line-break/>事實上，這根本不叫做戰爭，這是屠殺。那就好像我能說我跟一個三歲娃 "打架" 嗎？那不叫打架，那叫虐待與毆打。 <text:line-break/><text:line-break/>美國不是因為 "懷疑" 伊拉克 "有" 大規模毀滅武器而入侵、佔領、掠奪伊拉克，而是因為他 "確信" 伊拉克 "絕對沒有" 大規模毀滅武器，所以才敢發動地面入侵並佔領。 <text:line-break/><text:line-break/>美國的所有戰爭都是這樣一種類型，惟有壓倒性的優勢，他才會跟你打傳統戰爭，否則一定是用其它的方法。還有哪些方法呢？核彈。這肯定也是穩贏的，中國才幾百顆，美國卻幾乎上萬。 <text:line-break/><text:line-break/>若是打核戰，美國毫無疑問可以把中國毀滅幾十次。可是，中國不用把幾百顆核彈全打到美國本土，只須打個十顆過去，美國就受不了了，他不可能會願意付出這種代價。 <text:line-break/><text:line-break/>此外，美元貨幣戰，這項法寶依我的個人研究，應該也已不管用。 <text:line-break/><text:line-break/>再來就是高科技戰，目前看來是中國佔上風。 <text:line-break/><text:line-break/>最後呢？就是宣傳戰，抹黑造謠，包括藉以策動內亂，暗殺，顛覆政變等等等。香港暴亂以及一堆顏色革命都是這一類。這一招確實很煩很有用，但要藉此顛覆中國，我看是不可能，頂多只能製造干擾。就算把台灣推向戰火中心，就算島毀人亡，也阻止不了中國的復興。 <text:line-break/><text:line-break/>這下就沒招了嗎？當然不。明的打不贏，就來陰的，生物戰、基因戰與化武戰等等，依我看就是美國最有可能採取的主要戰爭手段，然後再搭配其他方法。源自德堡的新冠病毒已經開了頭，既然有第一次，就會有第二次、第三次。一如從輔所指出，中美兩國都正在拼命花大錢從事這方面的準備。 <text:line-break/><text:line-break/>這種陰暗武器的可怕之處在於當你發現中鏢時，很可能都已元氣大傷，特別是生物戰與基因戰。而且，這類武器難以追查與防範。 <text:line-break/><text:line-break/>我相信大部份人對我所說的，一定是姑且聽之，不當一回事，或是把它視為無須嚴肅看待的陰謀論。但你看我像是個會喜歡搞預測或憑空瞎掰或輕易做出判斷與評價的人嗎？ <text:line-break/><text:line-break/>事實上，因為美國對華啟動戰端，這兩年我常有一點感慨就是：在過去，我從來不曾懷疑明天是否會順利到來，我相信一天就是一天，一年就是一年，未來是可規畫的，生命與生活是可掌握的。但是，這樣一個從未動搖的信心，這兩年卻幾乎崩盤了。 <text:line-break/><text:line-break/>我甚至發現，連我自己和家人的性命明天能否依舊確保，都已經失去了把握。對此我並不害怕，只感到可悲，甚至有點驚訝，原來個人是如此脆弱的一種存在，宛若螻蟻，隨時就會消失在劇烈變動的大時代中。原來戰爭就是這麼一種感覺，而這還只是皮毛而已。 <text:line-break/><text:line-break/>二十幾年前，因為美國主導的柯索沃戰爭，以及隨後入侵阿富汗與伊拉克，我寫過數百篇相關文字。我常喜歡講一個詞叫做 "我略知戰爭一二"，常以之做為系列文字的標題。我確實對戰爭有一點了解。我是從上個世紀的八零年代中期，大約是1986或1987年，應邀加入PHR(Physicians for Human Rights) 之後，開始關心戰爭以及戰亂之中的人們，特別是兒童。 <text:line-break/><text:line-break/>三十多年過去了，我對戰爭的了解依舊只是 "略知一二"，但我對它的感受卻已大不同，原來它離我們這麼近，而且說來就來；在這樣一個大時代中，個人顯得如此脆弱，我們就這樣坐以待斃、束手就擒嗎？或者是我們該做些什麼樣的準備？ <text:line-break/><text:line-break/>我的疑問，理當也應該是你的憂慮。就跟生小孩一樣，一個新時代將要誕生，不可能不經歷痛苦，我們應該怎麼面對？</text:p>
      <text:p text:style-name="P2">Ethan   |  2021.09.30 15:33   |   <text:a xlink:type="simple" xlink:href="http://palinfo.habago.org/Entry?Command=Information_PrintForum#FORUM41056"><text:span text:style-name="T1">#</text:span></text:a></text:p>
      <text:p text:style-name="P4">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